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font-style="normal" style:font-style-asian="normal" style:font-style-complex="normal"/>
    </style:style>
    <style:style style:name="P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2" style:family="paragraph" style:parent-style-name="Text_20_body">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fo:background-color="#ffffff"/>
    </style:style>
    <style:style style:name="P14" style:family="paragraph" style:parent-style-name="Text_20_body">
      <style:paragraph-properties fo:text-align="justify" style:justify-single-word="false"/>
      <style:text-properties style:use-window-font-color="true"/>
    </style:style>
    <style:style style:name="P15" style:family="paragraph" style:parent-style-name="Text_20_body">
      <style:text-properties style:use-window-font-color="true" fo:language="ru" fo:country="RU"/>
    </style:style>
    <style:style style:name="P16" style:family="paragraph" style:parent-style-name="Text_20_body">
      <style:text-properties style:use-window-font-color="true" fo:language="ru" fo:country="RU" style:text-underline-style="none"/>
    </style:style>
    <style:style style:name="P17" style:family="paragraph" style:parent-style-name="Text_20_body">
      <style:text-properties style:use-window-font-color="true" fo:language="ru" fo:country="RU" style:text-underline-style="none" fo:font-weight="normal" style:font-weight-asian="normal" style:font-weight-complex="normal"/>
    </style:style>
    <style:style style:name="P18"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9" style:family="paragraph" style:parent-style-name="Text_20_body">
      <style:text-properties style:use-window-font-color="true" style:text-underline-style="none"/>
    </style:style>
    <style:style style:name="P20" style:family="paragraph" style:parent-style-name="Text_20_body">
      <style:text-properties style:use-window-font-color="true" style:text-underline-style="none" fo:font-weight="normal" style:font-weight-asian="normal" style:font-weight-complex="normal"/>
    </style:style>
    <style:style style:name="P21" style:family="paragraph" style:parent-style-name="Text_20_body">
      <style:text-properties style:use-window-font-color="true" fo:font-style="italic" fo:font-weight="bold" style:font-style-asian="italic" style:font-weight-asian="bold" style:font-style-complex="italic" style:font-weight-complex="bold"/>
    </style:style>
    <style:style style:name="P22" style:family="paragraph" style:parent-style-name="Text_20_body">
      <style:text-properties style:use-window-font-color="true" fo:font-style="italic" style:font-style-asian="italic" style:font-style-complex="italic"/>
    </style:style>
    <style:style style:name="P23"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4" style:family="paragraph" style:parent-style-name="Text_20_body">
      <style:paragraph-properties fo:hyphenation-ladder-count="no-limit"/>
      <style:text-properties style:use-window-font-color="true" fo:hyphenate="true" fo:hyphenation-remain-char-count="2" fo:hyphenation-push-char-count="4"/>
    </style:style>
    <style:style style:name="P25"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26"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27" style:family="paragraph" style:parent-style-name="Text_20_body">
      <style:text-properties fo:color="#ff3333" fo:font-style="normal" style:font-style-asian="normal" style:font-style-complex="normal"/>
    </style:style>
    <style:style style:name="P28" style:family="paragraph" style:parent-style-name="Text_20_body">
      <style:paragraph-properties fo:text-align="justify" style:justify-single-word="false"/>
    </style:style>
    <style:style style:name="P29" style:family="paragraph" style:parent-style-name="Text_20_body">
      <style:text-properties fo:language="ru" fo:country="RU"/>
    </style:style>
    <style:style style:name="P30" style:family="paragraph" style:parent-style-name="Text_20_body">
      <style:text-properties fo:language="ru" fo:country="RU" fo:font-weight="normal" style:font-weight-asian="normal" style:font-weight-complex="normal"/>
    </style:style>
    <style:style style:name="P31" style:family="paragraph" style:parent-style-name="Text_20_body">
      <style:text-properties fo:language="ru" fo:country="RU" fo:font-weight="bold" style:font-weight-asian="bold" style:font-weight-complex="bold"/>
    </style:style>
    <style:style style:name="P32" style:family="paragraph" style:parent-style-name="Text_20_body">
      <style:text-properties fo:language="ru" fo:country="RU" fo:font-style="normal" style:font-style-asian="normal" style:font-style-complex="normal"/>
    </style:style>
    <style:style style:name="P33"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4" style:family="paragraph" style:parent-style-name="Text_20_body">
      <style:text-properties fo:language="ru" fo:country="RU" fo:font-style="normal" fo:font-weight="bold" style:font-style-asian="normal" style:font-weight-asian="bold" style:font-style-complex="normal" style:font-weight-complex="bold"/>
    </style:style>
    <style:style style:name="P35" style:family="paragraph" style:parent-style-name="Text_20_body">
      <style:text-properties fo:language="ru" fo:country="RU" fo:font-style="italic" fo:font-weight="normal" style:font-style-asian="italic" style:font-weight-asian="normal" style:font-style-complex="italic" style:font-weight-complex="normal"/>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master-page-name="">
      <style:paragraph-properties style:page-number="auto"/>
      <style:text-properties style:use-window-font-color="true"/>
    </style:style>
    <style:style style:name="P41"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3"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4"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5"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6" style:family="paragraph" style:parent-style-name="Цитата_20_-_20_автор">
      <style:text-properties style:use-window-font-color="true"/>
    </style:style>
    <style:style style:name="P47" style:family="paragraph" style:parent-style-name="Эпиграф_20__2b__20_автор">
      <style:text-properties style:use-window-font-color="true"/>
    </style:style>
    <style:style style:name="P48" style:family="paragraph" style:parent-style-name="Subtitle">
      <style:text-properties style:use-window-font-color="true"/>
    </style:style>
    <style:style style:name="P49" style:family="paragraph" style:parent-style-name="Subtitle">
      <style:text-properties style:use-window-font-color="true" style:text-underline-style="none"/>
    </style:style>
    <style:style style:name="P50" style:family="paragraph" style:parent-style-name="Subtitle">
      <style:text-properties style:use-window-font-color="true" fo:font-style="normal" style:font-style-asian="normal" style:font-style-complex="normal"/>
    </style:style>
    <style:style style:name="P51" style:family="paragraph" style:parent-style-name="Subtitle">
      <style:text-properties fo:language="ru" fo:country="RU" fo:font-style="normal" style:font-style-asian="normal" style:font-style-complex="normal"/>
    </style:style>
    <style:style style:name="P52" style:family="paragraph" style:parent-style-name="Subtitle">
      <style:text-properties fo:language="ru" fo:country="RU" fo:font-weight="bold" style:font-weight-asian="bold" style:font-weight-complex="bold"/>
    </style:style>
    <style:style style:name="P53" style:family="paragraph" style:parent-style-name="Subtitle">
      <style:text-properties fo:font-style="normal" style:font-style-asian="normal" style:font-style-complex="normal"/>
    </style:style>
    <style:style style:name="P54" style:family="paragraph" style:parent-style-name="Subtitle">
      <style:paragraph-properties fo:margin-top="0.706cm" fo:margin-bottom="0.706cm"/>
      <style:text-properties style:use-window-font-color="true"/>
    </style:style>
    <style:style style:name="P55" style:family="paragraph" style:parent-style-name="Subtitle">
      <style:paragraph-properties fo:margin-top="0.706cm" fo:margin-bottom="0.706cm"/>
      <style:text-properties style:use-window-font-color="true" fo:font-weight="normal" style:font-weight-asian="normal" style:font-weight-complex="normal"/>
    </style:style>
    <style:style style:name="P56" style:family="paragraph" style:parent-style-name="Subtitle">
      <style:paragraph-properties fo:margin-top="0.706cm" fo:margin-bottom="0.706cm"/>
      <style:text-properties style:use-window-font-color="true" fo:font-weight="bold" style:font-weight-asian="bold" style:font-weight-complex="bold"/>
    </style:style>
    <style:style style:name="P57" style:family="paragraph" style:parent-style-name="Эпиграф_20_-_20_автор">
      <style:text-properties style:use-window-font-color="true"/>
    </style:style>
    <style:style style:name="P58" style:family="paragraph" style:parent-style-name="Quotations">
      <style:text-properties style:use-window-font-color="true"/>
    </style:style>
    <style:style style:name="P59" style:family="paragraph" style:parent-style-name="Quotations">
      <style:paragraph-properties fo:text-align="justify" style:justify-single-word="false"/>
      <style:text-properties style:use-window-font-color="true"/>
    </style:style>
    <style:style style:name="P60" style:family="paragraph" style:parent-style-name="Quotations">
      <style:paragraph-properties fo:text-align="justify" style:justify-single-word="false"/>
      <style:text-properties style:use-window-font-color="true" fo:background-color="#ffffff"/>
    </style:style>
    <style:style style:name="P61" style:family="paragraph" style:parent-style-name="Quotations">
      <style:paragraph-properties fo:text-align="justify" style:justify-single-word="false"/>
    </style:style>
    <style:style style:name="P62" style:family="paragraph" style:parent-style-name="Quotations">
      <style:paragraph-properties fo:text-align="justify" style:justify-single-word="false"/>
      <style:text-properties fo:color="#ff3333" fo:background-color="#ffffff"/>
    </style:style>
    <style:style style:name="P63" style:family="paragraph" style:parent-style-name="Цитата_20__2b__20_автор">
      <style:text-properties style:use-window-font-color="true"/>
    </style:style>
    <style:style style:name="P64" style:family="paragraph" style:parent-style-name="Цитата_20__2b__20_автор">
      <style:paragraph-properties fo:text-align="justify" style:justify-single-word="false"/>
      <style:text-properties style:use-window-font-color="true"/>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4"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5" style:family="paragraph" style:parent-style-name="Footnote">
      <style:text-properties fo:font-weight="bold" style:font-weight-asian="bold" style:font-weight-complex="bold"/>
    </style:style>
    <style:style style:name="P76"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77" style:family="paragraph" style:parent-style-name="Text_20_body">
      <style:paragraph-properties fo:margin-top="0cm" fo:margin-bottom="0.199cm" fo:text-align="justify" style:justify-single-word="false" style:shadow="none"/>
    </style:style>
    <style:style style:name="P78" style:family="paragraph" style:parent-style-name="Heading_20_2">
      <style:paragraph-properties fo:break-before="page"/>
    </style:style>
    <style:style style:name="P79"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0" style:family="paragraph" style:parent-style-name="Heading_20_3">
      <style:paragraph-properties fo:break-before="page"/>
    </style:style>
    <style:style style:name="P81" style:family="paragraph" style:parent-style-name="Para_20_05" style:master-page-name="MP0">
      <style:paragraph-properties fo:text-align="center" style:justify-single-word="false" style:page-number="auto" fo:break-before="page"/>
    </style:style>
    <style:style style:name="P82" style:family="paragraph" style:parent-style-name="Heading_20_1" style:master-page-name="Right_20_Page">
      <style:paragraph-properties style:page-number="3"/>
    </style:style>
    <style:style style:name="P83" style:family="paragraph" style:parent-style-name="Heading_20_1">
      <style:paragraph-properties fo:break-before="page"/>
    </style:style>
    <style:style style:name="P84" style:family="paragraph" style:parent-style-name="Heading_20_4">
      <style:text-properties style:use-window-font-color="true"/>
    </style:style>
    <style:style style:name="P85" style:family="paragraph" style:parent-style-name="Heading_20_4">
      <style:text-properties style:text-underline-style="none"/>
    </style:style>
    <style:style style:name="P86" style:family="paragraph" style:parent-style-name="Heading_20_4">
      <style:text-properties fo:font-weight="bold" style:font-weight-asian="bold" style:font-weight-complex="bold"/>
    </style:style>
    <style:style style:name="P87" style:family="paragraph" style:parent-style-name="Heading_20_4">
      <style:text-properties fo:font-style="normal" style:font-style-asian="normal" style:font-style-complex="normal"/>
    </style:style>
    <style:style style:name="P88" style:family="paragraph" style:parent-style-name="Heading_20_4">
      <style:paragraph-properties fo:break-before="page"/>
    </style:style>
    <style:style style:name="P89" style:family="paragraph" style:parent-style-name="Subtitle" style:list-style-name="диалог"/>
    <style:style style:name="P90" style:family="paragraph" style:parent-style-name="Text_20_body">
      <style:paragraph-properties fo:text-align="justify" style:justify-single-word="false"/>
      <style:text-properties style:use-window-font-color="true"/>
    </style:style>
    <style:style style:name="P91" style:family="paragraph" style:parent-style-name="Text_20_body" style:list-style-name="L1">
      <style:paragraph-properties fo:text-align="justify" style:justify-single-word="false"/>
      <style:text-properties style:use-window-font-color="true"/>
    </style:style>
    <style:style style:name="P92" style:family="paragraph" style:parent-style-name="Text_20_body" style:list-style-name="диалог">
      <style:paragraph-properties fo:text-align="justify" style:justify-single-word="false"/>
      <style:text-properties style:use-window-font-color="true"/>
    </style:style>
    <style:style style:name="P93" style:family="paragraph" style:parent-style-name="Text_20_body" style:list-style-name="список_20_перечисление">
      <style:paragraph-properties fo:text-align="justify" style:justify-single-word="false"/>
      <style:text-properties style:use-window-font-color="true"/>
    </style:style>
    <style:style style:name="P94" style:family="paragraph" style:parent-style-name="Text_20_body" style:list-style-name="List_20_1">
      <style:paragraph-properties fo:text-align="justify" style:justify-single-word="false"/>
      <style:text-properties style:use-window-font-color="true"/>
    </style:style>
    <style:style style:name="P95" style:family="paragraph" style:parent-style-name="Text_20_body">
      <style:text-properties style:use-window-font-color="true" fo:background-color="#ffffff"/>
    </style:style>
    <style:style style:name="P96" style:family="paragraph" style:parent-style-name="Text_20_body" style:list-style-name="диалог">
      <style:text-properties style:use-window-font-color="true"/>
    </style:style>
    <style:style style:name="P97" style:family="paragraph" style:parent-style-name="Text_20_body" style:list-style-name="List_20_1">
      <style:text-properties style:use-window-font-color="true"/>
    </style:style>
    <style:style style:name="P98" style:family="paragraph" style:parent-style-name="Text_20_body" style:list-style-name="список_20_перечисление">
      <style:text-properties style:use-window-font-color="true"/>
    </style:style>
    <style:style style:name="P99" style:family="paragraph" style:parent-style-name="Text_20_body" style:list-style-name="диалог">
      <style:text-properties style:use-window-font-color="true" fo:font-style="normal" style:font-style-asian="normal" style:font-style-complex="normal"/>
    </style:style>
    <style:style style:name="P100"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101"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02"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03" style:family="paragraph" style:parent-style-name="Text_20_body" style:list-style-name="диалог">
      <style:text-properties style:use-window-font-color="true" style:text-underline-style="none"/>
    </style:style>
    <style:style style:name="P104" style:family="paragraph" style:parent-style-name="Text_20_body" style:list-style-name="L3">
      <style:text-properties style:use-window-font-color="true" style:text-underline-style="none"/>
    </style:style>
    <style:style style:name="P105" style:family="paragraph" style:parent-style-name="Text_20_body" style:list-style-name="диалог">
      <style:text-properties style:use-window-font-color="true" style:text-underline-style="none" fo:font-weight="normal" style:font-weight-asian="normal" style:font-weight-complex="normal"/>
    </style:style>
    <style:style style:name="P106" style:family="paragraph" style:parent-style-name="Text_20_body" style:list-style-name="диалог">
      <style:text-properties style:use-window-font-color="true" style:text-underline-style="solid" style:text-underline-width="auto" style:text-underline-color="font-color"/>
    </style:style>
    <style:style style:name="P107" style:family="paragraph" style:parent-style-name="Text_20_body" style:list-style-name="List_20_4">
      <style:text-properties style:use-window-font-color="true"/>
    </style:style>
    <style:style style:name="P108" style:family="paragraph" style:parent-style-name="Text_20_body" style:list-style-name="L3">
      <style:text-properties style:use-window-font-color="true"/>
    </style:style>
    <style:style style:name="P109" style:family="paragraph" style:parent-style-name="Text_20_body" style:list-style-name="L4">
      <style:text-properties style:use-window-font-color="true"/>
    </style:style>
    <style:style style:name="P110"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11" style:family="paragraph" style:parent-style-name="Text_20_body" style:list-style-name="диалог"/>
    <style:style style:name="P112" style:family="paragraph" style:parent-style-name="Text_20_body" style:list-style-name="список_20_перечисление"/>
    <style:style style:name="P113" style:family="paragraph" style:parent-style-name="Text_20_body">
      <style:paragraph-properties fo:text-align="justify" style:justify-single-word="false"/>
    </style:style>
    <style:style style:name="P114" style:family="paragraph" style:parent-style-name="Text_20_body" style:list-style-name="L2">
      <style:paragraph-properties fo:text-align="justify" style:justify-single-word="false"/>
    </style:style>
    <style:style style:name="P115" style:family="paragraph" style:parent-style-name="Text_20_body" style:list-style-name="диалог">
      <style:paragraph-properties fo:text-align="justify" style:justify-single-word="false"/>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List_20_2">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fo:font-weight="normal" style:font-weight-asian="normal" style:font-weight-complex="normal"/>
    </style:style>
    <style:style style:name="P121" style:family="paragraph" style:parent-style-name="Text_20_body" style:list-style-name="List_20_4">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style:style>
    <style:style style:name="P123" style:family="paragraph" style:parent-style-name="Text_20_body" style:list-style-name="List_20_4">
      <style:text-properties fo:language="ru" fo:country="RU" fo:font-weight="bold" style:font-weight-asian="bold" style:font-weight-complex="bold"/>
    </style:style>
    <style:style style:name="P124" style:family="paragraph" style:parent-style-name="Text_20_body" style:list-style-name="List_20_5">
      <style:text-properties fo:language="ru" fo:country="RU"/>
    </style:style>
    <style:style style:name="P125" style:family="paragraph" style:parent-style-name="Text_20_body" style:list-style-name="List_20_2"/>
    <style:style style:name="P126" style:family="paragraph" style:parent-style-name="Text_20_body" style:list-style-name="List_20_2">
      <style:text-properties fo:font-weight="bold" style:font-weight-asian="bold" style:font-weight-complex="bold"/>
    </style:style>
    <style:style style:name="P127" style:family="paragraph" style:parent-style-name="Text_20_body" style:list-style-name="List_20_1">
      <style:text-properties fo:font-weight="bold" style:font-weight-asian="bold" style:font-weight-complex="bold"/>
    </style:style>
    <style:style style:name="P128" style:family="paragraph" style:parent-style-name="Text_20_body" style:list-style-name="List_20_2">
      <style:text-properties fo:font-weight="normal" style:font-weight-asian="normal" style:font-weight-complex="normal"/>
    </style:style>
    <style:style style:name="P129" style:family="paragraph" style:parent-style-name="Text_20_body" style:list-style-name="List_20_3">
      <style:text-properties fo:font-weight="normal" style:font-weight-asian="normal" style:font-weight-complex="normal"/>
    </style:style>
    <style:style style:name="P130" style:family="paragraph" style:parent-style-name="Text_20_body" style:list-style-name="List_20_1">
      <style:text-properties fo:font-weight="normal" style:font-weight-asian="normal" style:font-weight-complex="normal"/>
    </style:style>
    <style:style style:name="P131" style:family="paragraph" style:parent-style-name="Text_20_body" style:list-style-name="List_20_3"/>
    <style:style style:name="P132" style:family="paragraph" style:parent-style-name="Text_20_body" style:list-style-name="List_20_4"/>
    <style:style style:name="P133" style:family="paragraph" style:parent-style-name="Text_20_body" style:list-style-name="List_20_5">
      <style:text-properties fo:font-style="italic" style:font-style-asian="italic" style:font-style-complex="italic"/>
    </style:style>
    <style:style style:name="P134" style:family="paragraph" style:parent-style-name="Text_20_body" style:list-style-name="L3"/>
    <style:style style:name="P135" style:family="paragraph" style:parent-style-name="Text_20_body" style:list-style-name="L4"/>
    <style:style style:name="P136" style:family="paragraph" style:parent-style-name="Text_20_body" style:list-style-name="диалог">
      <style:paragraph-properties fo:margin-left="0cm" fo:margin-right="0cm" fo:text-indent="0cm" style:auto-text-indent="false"/>
      <style:text-properties style:use-window-font-color="true"/>
    </style:style>
    <style:style style:name="P137"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38"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9"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0"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2"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background-color="#ffffff" style:font-style-asian="normal" style:font-style-complex="normal"/>
    </style:style>
    <style:style style:name="T34" style:family="text">
      <style:text-properties style:use-window-font-color="true" style:text-line-through-style="none"/>
    </style:style>
    <style:style style:name="T35" style:family="text">
      <style:text-properties style:use-window-font-color="true" style:text-line-through-style="none" style:text-underline-style="none"/>
    </style:style>
    <style:style style:name="T36" style:family="text">
      <style:text-properties style:use-window-font-color="true" fo:font-weight="normal" style:font-weight-asian="normal" style:font-weight-complex="normal"/>
    </style:style>
    <style:style style:name="T37" style:family="text">
      <style:text-properties style:use-window-font-color="true" style:text-underline-style="none"/>
    </style:style>
    <style:style style:name="T38" style:family="text">
      <style:text-properties style:use-window-font-color="true" style:text-underline-style="none" fo:font-weight="bold" style:font-weight-asian="bold" style:font-weight-complex="bold"/>
    </style:style>
    <style:style style:name="T39" style:family="text">
      <style:text-properties style:use-window-font-color="true" fo:background-color="#ffffff"/>
    </style:style>
    <style:style style:name="T40" style:family="text">
      <style:text-properties style:use-window-font-color="true" fo:language="ru" fo:country="RU"/>
    </style:style>
    <style:style style:name="T41" style:family="text">
      <style:text-properties style:use-window-font-color="true" fo:language="ru" fo:country="RU" fo:background-color="#ffffff"/>
    </style:style>
    <style:style style:name="T42" style:family="text">
      <style:text-properties style:use-window-font-color="true" fo:language="ru" fo:country="RU" fo:font-style="normal" style:font-style-asian="normal" style:font-style-complex="normal"/>
    </style:style>
    <style:style style:name="T43" style:family="text">
      <style:text-properties style:use-window-font-color="true" fo:language="ru" fo:country="RU" fo:font-style="normal" fo:background-color="#ffffff" style:font-style-asian="normal" style:font-style-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style:text-underline-style="none" fo:font-weight="normal" style:font-weight-asian="normal" style:font-weight-complex="normal"/>
    </style:style>
    <style:style style:name="T46" style:family="text">
      <style:text-properties style:use-window-font-color="true" fo:language="en" fo:country="US"/>
    </style:style>
    <style:style style:name="T47" style:family="text">
      <style:text-properties style:use-window-font-color="true" fo:language="en" fo:country="US" fo:font-style="normal" fo:background-color="#ffffff" style:font-style-asian="normal" style:font-style-complex="normal"/>
    </style:style>
    <style:style style:name="T48" style:family="text">
      <style:text-properties style:use-window-font-color="true" fo:language="uk" fo:country="UA"/>
    </style:style>
    <style:style style:name="T49" style:family="text">
      <style:text-properties style:use-window-font-color="true" fo:language="uk" fo:country="UA" fo:font-style="normal" style:font-style-asian="normal" style:font-style-complex="normal"/>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italic" fo:font-weight="normal" style:font-style-asian="italic" style:font-weight-asian="normal" style:font-style-complex="italic" style:font-weight-complex="normal"/>
    </style:style>
    <style:style style:name="T53" style:family="text">
      <style:text-properties fo:language="en" fo:country="US" fo:font-style="normal" fo:font-weight="normal" style:font-style-asian="normal" style:font-weight-asian="normal" style:font-style-complex="normal" style:font-weight-complex="normal"/>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bold" style:font-weight-asian="bold" style:font-weight-complex="bold"/>
    </style:style>
    <style:style style:name="T56"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7" style:family="text">
      <style:text-properties fo:color="#ff3333"/>
    </style:style>
    <style:style style:name="T58" style:family="text">
      <style:text-properties fo:language="uk" fo:country="UA"/>
    </style:style>
    <style:style style:name="T59" style:family="text">
      <style:text-properties fo:language="uk" fo:country="UA" fo:font-style="normal" style:font-style-asian="normal" style:font-style-complex="normal"/>
    </style:style>
    <style:style style:name="T60" style:family="text">
      <style:text-properties fo:language="uk" fo:country="UA" fo:font-style="normal" fo:font-weight="normal" style:font-style-asian="normal" style:font-weight-asian="normal" style:font-style-complex="normal" style:font-weight-complex="normal"/>
    </style:style>
    <style:style style:name="T61" style:family="text">
      <style:text-properties fo:background-color="transparent"/>
    </style:style>
    <style:style style:name="T62" style:family="text">
      <style:text-properties style:font-name="Verdana5" fo:font-size="8pt" fo:font-style="italic" style:font-size-asian="8pt" style:font-style-asian="italic" style:font-size-complex="8pt" style:font-style-complex="italic"/>
    </style:style>
    <style:style style:name="T63" style:family="text">
      <style:text-properties style:text-line-through-style="solid" fo:font-style="normal" style:text-underline-style="none" style:font-style-asian="normal" style:font-style-complex="normal"/>
    </style:style>
    <style:style style:name="T64" style:family="text">
      <style:text-properties style:text-line-through-style="none" fo:font-style="normal" style:text-underline-style="none" style:font-style-asian="normal" style:font-style-complex="normal"/>
    </style:style>
    <style:style style:name="T65" style:family="text">
      <style:text-properties style:font-name="Verdana6"/>
    </style:style>
    <style:style style:name="T66"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span text:style-name="Default_20_Paragraph_20_Font"><text:span text:style-name="T26">Янина Каминская</text:span></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7"><text:s/></text:span></text:span></text:p>
      <text:p text:style-name="Caption">Реквием по любви</text:p>
      <text:p text:style-name="P68">или</text:p>
      <text:p text:style-name="P68">мемуары о манипуляторе </text:p>
      <text:h text:style-name="P82" text:outline-level="1"><text:s/><text:bookmark-start text:name="Vviedieniie"/>П<text:bookmark-end text:name="Vviedieniie"/>ролог </text:h>
      <text:p text:style-name="P47">Опыт – дитя мысли, а мысль – дитя действия. Мы не можем изучать людей по книгам.</text:p>
      <text:p text:style-name="P57">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4">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4">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4">Я пыталась поделиться своими переживаниями с близкими, но все говорили, что ссориться нормально, и каждый раз я оставалась наедине со своей проблемой. 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4">Так вот, есть мужик хороший и мужик плохой. Каждый обитает в паре с хорошей бабой и плохой... А есть манипулятор, отдельный вид — паразит. Точнее, зверь-паразит. Как вы понимаете, речь пойдет о нем.</text:p>
      <text:p text:style-name="P14">Эта история сложная и печальная. Моя цель — помочь вам, но я бы не хотела, чтобы вы теряли время зря. Для того, чтобы убедиться, что вам действительно следует читать дальше, взгляните на текст ниже. Узнаете ли вы себя?</text:p>
      <text:list xml:id="list1622826119445112587" text:style-name="L1">
        <text:list-item>
          <text:p text:style-name="P91">После разговора с вашим партнером вас переполняют смешанные чувства неопределенности, туманности и непонимания происходящего. Остается неприятный осадок;</text:p>
        </text:list-item>
        <text:list-item>
          <text:p text:style-name="P91">Вы не понимаете, что нужно вашему партнеру. Вам кажется, что вы делаете все, и даже больше, но, как правило, этого недостаточно. У вас складывается ощущение, что вас принимают за ваши заслуги;</text:p>
        </text:list-item>
        <text:list-item>
          <text:p text:style-name="P91"><text:soft-page-break/>Вам говорят, что вы совершаете ошибки. Вы всегда виноваты, но не понимаете, в чем ваша вина;</text:p>
        </text:list-item>
        <text:list-item>
          <text:p text:style-name="P91">Вам кажется, что вы в одиночку несете всю или большую часть ответственности за действия вашей пары;</text:p>
        </text:list-item>
        <text:list-item>
          <text:p text:style-name="P91">До этих отношений вы были другим человеком. Теперь ваш стиль, рассуждения, увлечения, окружение — все кардинально изменилось. Вы забыли, кто вы, какими были и не понимаете, как это произошло;</text:p>
        </text:list-item>
        <text:list-item>
          <text:p text:style-name="P91">Ваши чувства, настроение, распорядок дня, отдых и свободное время зависит от вашего партнера. Вы чувствуете, что зависите от него больше, чем он вас;</text:p>
        </text:list-item>
        <text:list-item>
          <text:p text:style-name="P91">Вы часто готовы промолчать и идти на уступки в ущерб своим интересам. Вам приходится делать то, чего вы не хотите, чтобы угодить вашему партнеру; </text:p>
        </text:list-item>
        <text:list-item>
          <text:p text:style-name="P91">В ваших отношениях много противоречий. <text:span text:style-name="T14">Ваш партнер демонстрирует свою привязанность к вам, и, в то же время, незаинтересованность </text:span>вами. Мысли о разрыве приводят вас в ужас.</text:p>
        </text:list-item>
      </text:list>
      <text:p text:style-name="P14">Если вы согласны хотя бы с несколькими из этих утверждений, мне жаль — вы попали в клуб жертв манипулятора.</text:p>
      <text:p text:style-name="P48">* * *</text:p>
      <text:p text:style-name="P14">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text:soft-page-break/>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4">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Почему его поступки так несправедливы по отношению ко мне? Как он может быть таким гармоничным в своей несправедливости?</text:p>
      <text:p text:style-name="P14">Мне никто не мог ответить, хоть я и стучалась во все двери и просила помощи. Меня не понимали, так как я даже не могла объяснить свои чувства и сформулировать саму проблему! Теперь могу.</text:p>
      <text:p text:style-name="P14">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4">Уверена, что у вас, как и у меня, много близких людей. Они видят, что с вами что-то не так и искренне <text:span text:style-name="T14">пытаются</text:span> вам помочь. Вы часто слышите:</text:p>
      <text:list xml:id="list5007008269794833607" text:style-name="диалог">
        <text:list-item>
          <text:p text:style-name="P92">Ты переживаешь напрасно!</text:p>
        </text:list-item>
      </text:list>
      <text:p text:style-name="P14">Или:</text:p>
      <text:list xml:id="list38793552" text:continue-numbering="true" text:style-name="диалог">
        <text:list-item>
          <text:p text:style-name="P92">Тебе нужно просто успокоиться!</text:p>
        </text:list-item>
      </text:list>
      <text:p text:style-name="P14">Они хотят, чтобы вам стало легче, но они не были на вашем месте и просто не понимают вас, а вам сложно объяснить.</text:p>
      <text:p text:style-name="P14"><text:soft-page-break/>А если ваши отношения уже закончились, то вы, скорее всего, в отчаянии, но слышите:</text:p>
      <text:list xml:id="list38774116" text:continue-numbering="true" text:style-name="диалог">
        <text:list-item>
          <text:p text:style-name="P92">Тебе нужно просто отпустить и забыть.</text:p>
        </text:list-item>
      </text:list>
      <text:p text:style-name="P14">Я много думала об этом. О том, что нужно забыть. Но ведь это будет означать, что урок не усвоен и все было зря. Меня это беспокоило. А что если мне не просто так довелось пережить этот опыт? А что если даже в этих болезненных событиях есть и свои преимущества? Ну, как минимум, я стала лучше разбираться в людях. Я стала сильнее, умнее и бдительнее. Я смогла найти ответы...</text:p>
      <text:p text:style-name="P14">Это воодушевило меня! Я подумала, зачем держать все в себе? Ведь мой опыт может помочь и другим!</text:p>
      <text:p text:style-name="P28"><text:span text:style-name="T25">И вот я уже пишу эту книгу. Книгу </text:span><text:span text:style-name="T40">из воспоминаний и боли, о размышлениях и выводах. Книгу, писать которую очень тяжело. Это настоящее испытание </text:span><text:span text:style-name="T25">на прочность. Но, к счастью, я нашла в себе силы и разложила все по полочкам. Нашла ответы и вот оно — понимание! За долгие 3 года метаний все пазлы, наконец, сложились в одну целую картину. Понимание стало истинной наградой для меня, ведь так и происходит, когда сталкиваешься с </text:span><text:span text:style-name="_30__20_Text"><text:span text:style-name="T25">психопатом</text:span></text:span><text:span text:style-name="T25">.</text:span></text:p>
      <text:p text:style-name="P48">* * *</text:p>
      <text:p text:style-name="P14">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text:soft-page-break/>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51">de —</text:span><text:span text:style-name="T15"> отсутствие, от фр. </text:span><text:span text:style-name="T51">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Сразу хочу сказать (и акцентирую на этом ваше внимание!), что психическое <text:span text:style-name="T2">заболевание </text:span><text:span text:style-name="T5">(болезнь)</text:span> и психическое <text:span text:style-name="T2">расстройство</text:span> (отклонение) — это два разных по понятия:</text:p>
      <text:list xml:id="list2476087429189268404" text:style-name="список_20_перечисление">
        <text:list-item>
          <text:p text:style-name="P112"><text:span text:style-name="T39">психическое </text:span><text:span text:style-name="T33">заболевание</text:span><text:span text:style-name="T39"> — это </text:span><text:span text:style-name="T31">процесс</text:span><text:span text:style-name="T47">: в</text:span><text:span text:style-name="T43">озникновение —</text:span><text:span text:style-name="T33"> течение — исход;</text:span></text:p>
        </text:list-item>
        <text:list-item>
          <text:p text:style-name="P112"><text:span text:style-name="T39">психическое расстройство — это </text:span><text:span text:style-name="T31">нарушение</text:span><text:span text:style-name="T39"> характера.</text:span></text:p>
        </text:list-item>
      </text:list>
      <text:p text:style-name="P12">Не стоит их путать!</text:p>
      <text:p text:style-name="P13">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3">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3">По сути, разница в поведении психа и психопата лежит в понятии э<text:span text:style-name="T61">мпатия</text:span>. </text:p>
      <text:p text:style-name="P28"><text:soft-page-break/><text:span text:style-name="T39">Эмпатия – </text:span><text:span text:style-name="T41">это способность переживать эмоциональное состояние другого человека. Э</text:span><text:span text:style-name="T39">то, так сказать, социальный механизм, который помогает сопереживать.</text:span></text:p>
      <text:p text:style-name="P13">Зигмунд Фрейд в 1905 году одним из первых дал определение термину «эмпатия»:</text:p>
      <text:p text:style-name="P13"/>
      <text:p text:style-name="P60">«Мы учитываем психическое состояние пациента, ставим себя в это состояние и стараемся понять его, сравнивая со своим собственным.»</text:p>
      <text:p text:style-name="P62"/>
      <text:p text:style-name="P13">С точки зрения психологии способность к эмпатии считается нормой.</text:p>
      <text:p text:style-name="P13">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3">Для того, чтобы в полной мере понять различие между психом и психопатом, я приведу пару чисто гипотетических примеров:</text:p>
      <text:p text:style-name="P13">Псих: Я совершил этот поступок потому, что Дарт Вейдер так сказал мне!</text:p>
      <text:p text:style-name="P13">Психопат: Я совершил этот поступок потому, что мне стало интересно, каково это!</text:p>
      <text:p text:style-name="P13">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text:soft-page-break/>ращать внимание нужно на то, как человек себя оправдывает — винит себя или других людей и обстоятельства.</text:p>
      <text:p text:style-name="P13">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8">* * *</text:p>
      <text:p text:style-name="P14">В данной книге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51">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7">«идеализация — обесценивание — утилизация».</text:span></text:p>
      <text:p text:style-name="P28"><text:span text:style-name="T36">Итак, расстройство</text:span><text:span text:style-name="_31__20_Text"><text:span text:style-name="T36"> личности</text:span></text:span><text:span text:style-name="T36">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4">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8768352" text:continue-numbering="true" text:style-name="список_20_перечисление">
        <text:list-item>
          <text:p text:style-name="P93"><text:soft-page-break/>Равнодушие. Пассивное отношение к чувствам других. Отсутствие сострадания. Неумение и неспособность оказывать поддержку.</text:p>
        </text:list-item>
        <text:list-item>
          <text:p text:style-name="P93">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3">Отсутствие чувства вины и сожаления. Неспособность анализировать полученный опыт. Отрицание наказания. Отсутствие стыда.</text:p>
        </text:list-item>
        <text:list-item>
          <text:p text:style-name="P93">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3">Самоутверждение и жажда подкрепления собственной самооценки за счет окружающих. Деструктивизация отношений. Авторитарный стиль общения, требующий беспрекословного подчинения, стремление утвердить собственный авторитет.</text:p>
        </text:list-item>
        <text:list-item>
          <text:p text:style-name="P93">Неспособность выдерживать критику. Завышение собственных способностей и значимости. Самолюбие. Нарциссизм.</text:p>
        </text:list-item>
        <text:list-item>
          <text:p text:style-name="P93">Лень. Безынициативность. Отсутствие стремления из-за страха собственной неудачи.</text:p>
        </text:list-item>
        <text:list-item>
          <text:p text:style-name="P93">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7399640344070642669" text:style-name="L2">
        <text:list-header>
          <text:p text:style-name="P114"><text:span text:style-name="Default_20_Paragraph_20_Font"><text:span text:style-name="T29"/></text:span></text:p>
        </text:list-header>
      </text:list>
      <text:p text:style-name="P64"><text:soft-page-break/>«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4">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64">…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oft-page-break/><text:span text:style-name="Default_20_Paragraph_20_Font"><text:span text:style-name="T29">* * *</text:span></text:span></text:p>
      <text:p text:style-name="P14">Сразу скажу, что я не психолог и не психиатр. Я не врач и это не диагноз. <office:annotation office:name="__Annotation__12932_340978662"><dc:creator>&lt;анонимный&gt;</dc:creator><dc:date>2018-11-10T20:47:05.49</dc:date><text:p text:style-name="P143"><text:span text:style-name="T66">упростить</text:span></text:p></office:annotation>Это лично мое мнение, основанное на огромном количестве совпадений поведения психопатов с поведением главного персонажа всей этой истории.<office:annotation-end office:name="__Annotation__12932_340978662"/></text:p>
      <text:p text:style-name="P14">Один компетентный в этом вопросе человек, который знаком с главным персонажем, объяснил мне его поведение понятием <text:span text:style-name="T2">расстройство личности</text:span>,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4">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шаблонна. К сожалению, я долго не понимала, что происходит, и у меня не было возможности вовремя вырв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4">Это моя история.</text:p>
      <text:p text:style-name="P14">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text:soft-page-break/>буду становиться сильнее. Кое-где потеряется логика, в чем-то не будет смысла. Но все это будет правда. Моя горькая жгучая правда.</text:p>
      <text:p text:style-name="P48">* * *</text:p>
      <text:p text:style-name="P14">Для начала я попробую описать себя.</text:p>
      <text:p text:style-name="P14">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волевой характер похожим на характер моего отца, морского офицера, капитана второго ранга. Пусть земля ему будет пухом.</text:p>
      <text:p text:style-name="P14">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4">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4"><text:soft-page-break/>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4">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4">Но мои эмоции это всегда следствие, а не причина. А причины —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для себя выгоду.</text:p>
      <text:p text:style-name="P14">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4">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50">c </text:span><text:span text:style-name="T14">ним общий язык</text:span>. Те<text:soft-page-break/>перь есть кому обо мне позаботиться и любить — я сама. Странно, что «он» был всегда рядом, но я его отталкивала.</text:p>
      <text:p text:style-name="P14">Верю в людей. Раньше это еще было доверие людям, но я и это переросла...</text:p>
      <text:p text:style-name="P14">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4">Я убеждена, что человек всегда, что бы ни случилось, должен оставаться человеком!</text:p>
      <text:p text:style-name="P14">Коротко, но далеко не все.</text:p>
      <text:p text:style-name="P48">* * *</text:p>
      <text:p text:style-name="P14">А теперь давайте разберем «портрет» жертвы.</text:p>
      <text:p text:style-name="P14">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4">Абьюзер понимает, что жертва искренне радуется по мелочам.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4"><text:soft-page-break/>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4">Жертва доверчива и наивна.</text:p>
      <text:p text:style-name="P14">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8">* * *</text:p>
      <text:p text:style-name="P14">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4">Приведу пример психопатии из истории, дабы у скептиков было меньше комментариев вроде:</text:p>
      <text:list xml:id="list38768324" text:continue-list="list38774116" text:style-name="диалог">
        <text:list-item>
          <text:p text:style-name="P92">Еще одна сопливая история сопливой девочки, которая сама во всем виновата. Кто ей лекарь?!</text:p>
        </text:list-item>
      </text:list>
      <text:p text:style-name="P14">Вот отрывок из книги о лагерях смерти А. Чернявской «Психология господства и подчинения: Хрестоматия»:</text:p>
      <text:p text:style-name="P14"/>
      <text:p text:style-name="P59">«...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9"><text:soft-page-break/>Обычный, не психологический анализ не может удовлетворительно объяснить такое послушание...»</text:p>
      <text:p text:style-name="P61"><text:span text:style-name="Default_20_Paragraph_20_Font"><text:span text:style-name="T29"/></text:span></text:p>
      <text:p text:style-name="P28"><text:span text:style-name="T25">Все, что нужно было нацистам — чтобы их заключенные были относительно здоровы и трудоспособны. Их избивали или калечили напоказ, дабы выработать страх наказания в случае неповиновения у остальных.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человеческое досто</text:span><text:span text:style-name="T25">инство и получить абсолютное повиновение путем «воспитания» рабской силы.</text:span></text:p>
      <text:p text:style-name="P14">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4">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4">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4">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4"/>
      <text:p text:style-name="P64"><text:soft-page-break/>«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4">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4">К слову, сидя в суде и слушая обвинительный приговор за преступления против человечества, Эйхман улыбался.</text:p>
      <text:p text:style-name="P14">И нет, я не говорю, что меня хотели убить, или лишить меня свободы.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4">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вспоминая о его жестокости, меня одолевают совсем другие, противоречивые мысли.</text:p>
      <text:p text:style-name="P48"><text:soft-page-break/>* * *</text:p>
      <text:p text:style-name="P14">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4">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4">Позже эта техника получила название «Нога в дверях» и до сих пор используется в бизнесе.</text:p>
      <text:p text:style-name="P14">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4">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изнеможения личности. Контрастирует, не так ли?</text:p>
      <text:p text:style-name="P14"><text:soft-page-break/>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4">Попробую привести пример.</text:p>
      <text:p text:style-name="P28"><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4">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4">Объяснение этому лежит в теории когнитивной психологии. Когниция — это процесс, с помощью которого наше сознание <text:span text:style-name="T2">получает, обрабатывает и хранит</text:span> всю поступающую нам информацию, и трансформирует все эти данные в наше поведение.</text:p>
      <text:p text:style-name="P14">Существует два типа когнитивной структуры, каждый из которых описывает состояние человека:</text:p>
      <text:list xml:id="list38777306" text:continue-list="list38768352" text:style-name="список_20_перечисление">
        <text:list-item>
          <text:p text:style-name="P93">когнитивный консонанс — согласованность знаний и поведения;</text:p>
        </text:list-item>
        <text:list-item>
          <text:p text:style-name="P93">когнитивный диссонанс — противоречивость знаний и поведения.</text:p>
        </text:list-item>
      </text:list>
      <text:p text:style-name="P14"><text:soft-page-break/>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4">Но бывают обстоятельства, при которых гармония нарушается. Это порождает массу неприятных ощущений — противоречий, от которых нам сразу хочется избавиться. То есть, другими словами, вам легче купить сыр, чем разбираться с собственными угрызениями совести.</text:p>
      <text:p text:style-name="P14">Итак, подошло время заканчивать это затянувшееся вступление и переходить к делу. Поехали.</text:p>
      <text:p text:style-name="P14">Давным давно жили были...</text:p>
      <text:h text:style-name="P83" text:outline-level="1"><text:s/>Часть 1. <text:line-break/>Воспоминания</text:h>
      <text:p text:style-name="P65"/>
      <text:h text:style-name="P78" text:outline-level="2"><text:s/><text:bookmark-start text:name="Glava_1__Eto_ieshchie_nie_koniets"/>Глава 1. <text:line-break/>Это еще не конец</text:h>
      <text:p text:style-name="P14"><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и ни о чем не парюсь...</text:p>
      <text:p text:style-name="P14">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4">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4">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4">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попрощалась с новым знакомым.</text:p>
      <text:p text:style-name="P14">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4">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4">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4">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4">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4">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4">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4">С момента знакомства мы почти не общались. 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4">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4">Оно здесь, со мной, внутри меня, никуда не уходит и дарит спокойствие. Это было волшебно.</text:p>
      <text:p text:style-name="P14">Так я влюбилась.</text:p>
      <text:h text:style-name="P78"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4">Прошло несколько лет. Я продолжала взрослеть. Сопротивлялась этому, но взрослела.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4">К этому возрасту все становятся личностями, и я стала одной из них. Убежденная своими правилами, кодексами, понятием справедливости, стремлением помочь, искренностью и простотой.</text:p>
      <text:p text:style-name="P14">Так я и жила. Веселилась никому не в ущерб. И была счастлива.</text:p>
      <text:list xml:id="list38771044" text:continue-list="list38768324" text:style-name="диалог">
        <text:list-item>
          <text:p text:style-name="P92">У меня д<text:span text:style-name="T2">е</text:span>пресс!!!! Помоги! — пишу однажды мартовским днем другу, тому самому — общему.</text:p>
        </text:list-item>
        <text:list-item>
          <text:p text:style-name="P92">Да. Я тут. Излагай. Жалуйся.</text:p>
        </text:list-item>
        <text:list-item>
          <text:p text:style-name="P92">Не жалей — подбодри, ты умеешь.</text:p>
        </text:list-item>
        <text:list-item>
          <text:p text:style-name="P92"><text:soft-page-break/>Хорошо сделаю. Только в каком, собственно, воп­росе?</text:p>
        </text:list-item>
        <text:list-item>
          <text:p text:style-name="P92">Весна. Я выходная. Сижу дома. Одна и ничего не делаю...</text:p>
        </text:list-item>
        <text:list-item>
          <text:p text:style-name="P92">А не хочешь N. вызвонить? Он парень шабутной и весёлый...</text:p>
        </text:list-item>
        <text:list-item>
          <text:p text:style-name="P92">Хочу...</text:p>
        </text:list-item>
        <text:list-item>
          <text:p text:style-name="P92">Ну я его-таки набрал и дозвонился. Он с удовольствием с тобой затусить рад бы. Набери его. Договоритесь...</text:p>
        </text:list-item>
      </text:list>
      <text:p text:style-name="P14">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4">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8765998" text:continue-numbering="true" text:style-name="диалог">
        <text:list-item>
          <text:p text:style-name="P92">Будешь много думать — сойдешь с ума...</text:p>
        </text:list-item>
      </text:list>
      <text:p text:style-name="P14">Но я постоянно думала. И сходила с ума. Блин, как она была права!</text:p>
      <text:p text:style-name="P14">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text:soft-page-break/>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4">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4">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4">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4">Я все сильнее привязывалась к нему и все острее переживала нехватку общения с ним. Было очень приятно знать, что он всегда рад выслушать и помочь.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8"><text:soft-page-break/>* * *</text:p>
      <text:p text:style-name="P14">Давайте попробуем разобраться, как завязываются отношения с абьюзером. 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4">Мужчина-манипулятор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4">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4">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4">Если же он попал в незнакомое ему окружение, например в ваше, то тут используется весьма приятный, на первый взгляд, тандем: скромность и ум. Он внимателен к <text:soft-page-break/>остальным и охотно поддерживает диалог, соблюдая все правила приличия. Так он входит в доверие к окружению жертвы.</text:p>
      <text:p text:style-name="P14">Уже после первых таких посиделок, вы услышите от своих друзей, что он классный парень, и, поверьте мне, вы тоже будете так думать. Мнение друзей будет очередным подтверждением того, что вы не ошиблись в своих наблюдениях. Так абьюзер цепляет.</text:p>
      <text:p text:style-name="P14">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4">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4">Одна маленькая загвоздка — новые встречи, как правило, провоцируете вы.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4"><text:soft-page-break/>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4">Почему так происходит? Манипулятор избегает любых обстоятельств, где для него есть риск потратиться эмоционально. Прежде чем действовать, манипулятор должен знать наверняка, что его эго ни коем образом не пострадает. Это страх отказа, не более.</text:p>
      <text:p text:style-name="P14">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 вас проверяют насколько вы настойчивы, насколько быстро вы готовы бежать за ним.</text:p>
      <text:p text:style-name="P14">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4">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4"><text:soft-page-break/>Начало общения с манипулятор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4">В это время он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4">Если вы дочитали до этих строк, то вы, стало быть, понимаете, о чем я. Этап знакомства уже позади и вспоминается с улыбкой. Именно эти воспоминания держат вас возле него до сих пор. Но если ваши отношения уже закончились или на завершающей стадии, то вы никак не можете понять, как такой близкий по духу человек мог причинить вам столько боли.</text:p>
      <text:p text:style-name="P48">* * *</text:p>
      <text:p text:style-name="P14">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именно это я ответила своей подруге на ее предложение:</text:p>
      <text:list xml:id="list38787220" text:continue-numbering="true" text:style-name="диалог">
        <text:list-item>
          <text:p text:style-name="P92">А почему бы тебе с ним не попробовать? Хороший парень...</text:p>
        </text:list-item>
      </text:list>
      <text:p text:style-name="P14">Тогда мне это не было нужно. Хотя нет, не так. Формулировка была другая. На тот момент я хорошо понимала, что <text:soft-page-break/>любви не существует и убедила себя в этом очень однозначно.</text:p>
      <text:list xml:id="list38786903" text:continue-numbering="true" text:style-name="диалог">
        <text:list-item>
          <text:p text:style-name="P92">Любви не существует — повторяла я, — есть отношения, которые всегда заканчиваются.</text:p>
        </text:list-item>
      </text:list>
      <text:p text:style-name="P14">Люди расходятся, теряются и забываются. А я боялась. Боялась его потерять. Человека. Друга. Таблетку. Я верила, что дружба, такая ненавязчивая, как у нас — вечна. Очень долго верила.</text:p>
      <text:p text:style-name="P14">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4">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4">Я думала: «Как так? Такой парень — просто сказка! За что же его пилить-то?!»</text:p>
      <text:p text:style-name="P14">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4">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4"><text:soft-page-break/>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4">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4">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8"><text:span text:style-name="_30__20_Text"><text:span text:style-name="T32">Это еще один пунктик, который нужно учесть: е</text:span></text:span><text:span text:style-name="T32">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2"> Я еще вернусь к этой теме. Обязательно запомните этот момент.</text:span></text:span></text:p>
      <text:p text:style-name="P14">Я почти уверена, что он приводил ей меня в пример, рассказывал обо мне в наилучших красках, с таким воодушевлением, что даже неревнивый человек почувствует что-то неладное. Он уже тогда внедрил меня в их отношения, а я об этом даже не догадывалась.</text:p>
      <text:p text:style-name="P14">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Ее больше нет»...</text:p>
      <text:p text:style-name="P14">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4"><text:soft-page-break/>Была осень. Я не просто так уточняю временные промежутки. Это важно. Итак, они расстались.</text:p>
      <text:p text:style-name="P48">* * *</text:p>
      <text:p text:style-name="P14">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38795437" text:continue-numbering="true" text:style-name="диалог">
        <text:list-item>
          <text:p text:style-name="P92">Если я приеду, то буду приставать...</text:p>
        </text:list-item>
        <text:list-item>
          <text:p text:style-name="P92">Приезжай. — ответила я.</text:p>
        </text:list-item>
      </text:list>
      <text:p text:style-name="P14">Довольно романтично на первый взгляд, не так ли? Но вот, что мы имеем. Он слишком долго протаптывал почву, чтобы понять — я его не отвергну. Он очень много дал мне, чтоб я его отвергла. Он знал, что мне, как девушке, будет приятно его внимание.</text:p>
      <text:p text:style-name="P14">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8"><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text:span><text:soft-page-break/><text:span text:style-name="T25">не придет </text:span><text:span text:style-name="T25">ему ответить что-то вроде: «А, да? Ну тогда не приезжай!»</text:span></text:p>
      <text:p text:style-name="P28"><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вили перед выбором — меня поставили перед фактом. Я бы сказала, что тот день положил начало его игре, но, на самом деле, она началась задолго до этого дня.</text:span></text:p>
      <text:p text:style-name="P14">Я знала, что ничего не будет. А если 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4">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4">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4">— Хорошо, что между нами ничего не было...</text:p>
      <text:p text:style-name="P28"><text:span text:style-name="T32">Оказалось, что он сошелся со своей девушкой. Да, е</text:span><text:span text:style-name="_30__20_Text"><text:span text:style-name="T32">го отношения на тот момент еще были</text:span></text:span><text:span text:style-name="T32">. Бесповоротно заканчивались, но еще были. И он уехал. На полгода.</text:span></text:p>
      <text:h text:style-name="P78" text:outline-level="2"><text:s/><text:bookmark-start text:name="Glava_3__Ostaniesh_sia_"/>Глава 3. <text:line-break/>Останешься?<text:bookmark-end text:name="Glava_3__Ostaniesh_sia_"/></text:h>
      <text:p text:style-name="P14">Поздним весенним вечером зазвонил телефон. Новое сообщение:</text:p>
      <text:list xml:id="list38793217" text:continue-numbering="true" text:style-name="диалог">
        <text:list-item>
          <text:p text:style-name="P92">Брожу по ночному городу. Думаю о тебе, вспоминаю...</text:p>
        </text:list-item>
        <text:list-item>
          <text:p text:style-name="P92">Привет. — отвечаю я — Как жизнь?</text:p>
        </text:list-item>
        <text:list-item>
          <text:p text:style-name="P92">Мы на маёвку собираемся. Приезжай.</text:p>
        </text:list-item>
        <text:list-item>
          <text:p text:style-name="P92">Время? Место?</text:p>
        </text:list-item>
      </text:list>
      <text:p text:style-name="P14">И я поехала. Я соскучилась. И поехала. Это был хороши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38771586" text:continue-numbering="true" text:style-name="диалог">
        <text:list-item>
          <text:p text:style-name="P92">Я увидел ее с цветком и сказал себе: «Все, чувак, ты попал. Сопротивляться больше нет смысла!..»</text:p>
        </text:list-item>
      </text:list>
      <text:p text:style-name="P14">Как романтично!</text:p>
      <text:p text:style-name="P14">Вспоминая тот день, я в замешательстве. Это была странная компания странных людей. От их разговоров <text:soft-page-break/>было не по себе, но в то же время и уютно, потому что рядом был он.</text:p>
      <text:p text:style-name="P14">Память уже вырезала некоторые детали. Не помню разговоров, но помню, что было хорошо рядом с ним. Дождь загнал нас к нему домой. Пили, жевали снеки. Засиделись допоздна и настало время разъезжаться по домам. Зашел разговор о такси. Нашлись попутчики — странные люди оказались моими соседями и машину уже вызывали на два адреса.</text:p>
      <text:p text:style-name="P14">Мы встретились взглядами...</text:p>
      <text:p text:style-name="P14">Сейчас я закрываю глаза и пытаюсь вспомнить. Это тяжело, учитывая, что происходило потом. Хочу прочувствовать ту эмоцию, когда стало понятно, что никто из нас двоих не хочет, чтоб я уезжала.</text:p>
      <text:p text:style-name="P14">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38779458" text:continue-numbering="true" text:style-name="диалог">
        <text:list-item>
          <text:p text:style-name="P92">Останешься?</text:p>
        </text:list-item>
        <text:list-item>
          <text:p text:style-name="P92">Останусь. — ответила я.</text:p>
        </text:list-item>
      </text:list>
      <text:p text:style-name="P14">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8"><text:span text:style-name="T25">Он спросил меня, останусь ли я... Он просто поинтересовался. А своим «останусь» — я </text:span><text:span text:style-name="_30__20_Text"><text:span text:style-name="T25">опять приняла </text:span></text:span><text:span text:style-name="_30__20_Text"><text:span text:style-name="T32">решение. О</text:span></text:span><text:span text:style-name="T32">н</text:span><text:span text:style-name="T25"> снова, по сути, ничего не предпринял.</text:span></text:p>
      <text:p text:style-name="P14"><text:soft-page-break/>Я сама пришла к нему в руки. Он не завоевывал меня и не добивался. Это был вопрос, в котором он не проявил ни настойчивости, ни желания, чтоб я действительно осталась. Ему даже не пришлось напрягаться: завоевывать, делать жесты, дарить подарки.</text:p>
      <text:p text:style-name="P14">Скажи я тогда, что очень устала, мне кажется, он бы принял и этот ответ и, закрыв за мной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4">Они любят, чтоб само в ручки шло. И оно придет потому, что мудак всегда держится рядом. И он был рядом. Выработал привычку, прощупал почву... Но он никогда не предлагал прямо и открыто — он интересовался, создавал иллюзию как раз в тот момент, когда точно знал, что это сработает!</text:p>
      <text:p text:style-name="P28"><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28"><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2">подходящий</text:span><text:span text:style-name="T25"> экземпляр.</text:span></text:p>
      <text:p text:style-name="P14">Меня никто не звал — я сама. То, что он мне задал вопрос именно в такой формулировке свидетельствует о том, что он просто «умыл руки».</text:p>
      <text:p text:style-name="P14">Я приняла решение. Меня не ставили перед выбором и приглашения остаться не было. Там, где должны быть ухаживания, не было ничего. Я клюнула на пустое место, а по<text:soft-page-break/>няла это спустя 3 года, будучи в психиатрической больнице на грани сумасшествия.</text:p>
      <text:p text:style-name="P14">И да, оргазма не было.</text:p>
      <text:h text:style-name="P78" text:outline-level="2"><text:s/><text:bookmark-start text:name="Glava_4__Zachiem_platit__bol_shie_"/>Глава 4. <text:line-break/>Зачем платить больше?<text:bookmark-end text:name="Glava_4__Zachiem_platit__bol_shie_"/></text:h>
      <text:p text:style-name="P14">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50">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енормированному графику в основном в ночные смены. После работы ездила к нему на такси. В мои выходные приезжал он ко мне — от меня ему было удобнее добираться до работы по утрам.</text:p>
      <text:p text:style-name="P28"><text:span text:style-name="T25">Казалось, мы были счастливы... Хотя нет, не так. Буду говорить за себя — я была счастлива, не подозревая, что <text:s/>это спектакль с ним в главной роли. А я лишь реквизит. Удачная декорация. Мне его не хватало. Я хотела его больше. Но теперь я понимаю, что это было невзаимно.</text:span></text:p>
      <text:p text:style-name="P28"><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2"> же</text:span></text:span><text:span text:style-name="T25"> купил по пути ко мне, но всегда угощался. Мама как-то спросила меня:</text:span></text:p>
      <text:list xml:id="list38779179" text:continue-numbering="true" text:style-name="диалог">
        <text:list-item>
          <text:p text:style-name="P92">А что он тебе покупает? Цветы? Конфетки?</text:p>
        </text:list-item>
        <text:list-item>
          <text:p text:style-name="P92">Ничего, — ответила я.</text:p>
        </text:list-item>
        <text:list-item>
          <text:p text:style-name="P92">Как? Что, приходит с пустыми руками?!</text:p>
        </text:list-item>
        <text:list-item>
          <text:p text:style-name="P92"><text:soft-page-break/>Мам, ну мы же взрослые люди, все всё понимают. К чему эта показуха?!...</text:p>
        </text:list-item>
      </text:list>
      <text:p text:style-name="P14">Мама очень удивилась, ведь в ее молодости кавалер всегда приходил на свидание, как минимум, с цветами и конфетами.</text:p>
      <text:p text:style-name="Subtitle">* * *</text:p>
      <text:p text:style-name="P14">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4">На незастекленном балконе на обвисшей веревке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4">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молчу о горе грязной посуды в раковине.</text:p>
      <text:p text:style-name="P14">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14"><text:soft-page-break/>Укрывались пледиком, тем самым — с ма<text:span text:style-name="T65">ë</text:span>вки. Подушка, по ее виду, была наглым образом украдена у бомжей — без наволочки и вся в пятнах. Но ведь с милым рай и в шалаше!..</text:p>
      <text:p text:style-name="P14">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4">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50">Domestos'</text:span><text:span text:style-name="T14">а</text:span><text:span text:style-name="T50">.</text:span></text:p>
      <text:p text:style-name="P14">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2">(от нем. </text:span><text:span text:style-name="T51">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4">В общем, вся эта картина –<text:span text:style-name="T50"> </text:span>показатель того, что человек редкостный засранец. Он жил один, а одному многого не надо, и его все устраивало. Но ведь теперь он не один. Мы пара. Все изменится...</text:p>
      <text:p text:style-name="P48"><text:soft-page-break/>* * *</text:p>
      <text:p text:style-name="P14">Первое время все было хорошо. Обнимая меня он часто говорил:</text:p>
      <text:list xml:id="list38776366" text:continue-numbering="true" text:style-name="диалог">
        <text:list-item>
          <text:p text:style-name="P92">Блин, Каминская, я не могу поверить, что это ты!</text:p>
        </text:list-item>
      </text:list>
      <text:p text:style-name="P14">Мы дорвались друг к другу, мы не могли друг другом насладиться! Это было похоже на сказку, но мне было мало. Мы же не малолетки какие-то, чтобы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4">Простая математика — если посчитать, сколько он тратит за свое жилье и я н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4">Я продолжала <text:span text:style-name="T2">принимать решения</text:span> и строила отношения, не подозревая, какая будет «благодарность».</text:p>
      <text:p text:style-name="P14">Как и все манипуляторы,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4">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text:soft-page-break/>ства, за которые, по его словам — он меня полюбил. Теперь они вызывали у него отвращение и стыд.</text:p>
      <text:p text:style-name="P14">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4">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ась на мои плечи.</text:p>
      <text:h text:style-name="P78" text:outline-level="2"><text:s/><text:bookmark-start text:name="Glava_5__Introviert"/>Глава 5. <text:line-break/>Интроверт<text:bookmark-end text:name="Glava_5__Introviert"/></text:h>
      <text:p text:style-name="P47">Но одна лишь склонность к интроверсии не сделает из вас мыслителя.</text:p>
      <text:p text:style-name="P57">Автор неизвестен</text:p>
      <text:p text:style-name="P14">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он все еще не мог в это поверить.</text:p>
      <text:p text:style-name="P14">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8776935" text:continue-numbering="true" text:style-name="диалог">
        <text:list-item>
          <text:p text:style-name="P92">Мы же живем вместе, что тебе еще надо?!</text:p>
        </text:list-item>
      </text:list>
      <text:p text:style-name="P14"><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4">На вопрос почему его иногда бесят окружающие люди, <text:s/>он ищет ответ в дешевых статьях о <text:span text:style-name="T2">полюсах личности</text:span>. Он узнает себя в описании понятия «интроверт», и этот ответ его удовлетворяет.</text:p>
      <text:p text:style-name="P14">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4">На свой вопрос «почему?» он искал ответы не в той области.</text:p>
      <text:p text:style-name="P14">Интроверт! Он очень часто повторял это слово, и всегда, когда был мне нужен. При этом его поведение противоречило характеристике этого понятия, к которому он себя так настойчиво привязывал.</text:p>
      <text:p text:style-name="P14">Он не был замкнутым в общении, но повторял, что он интроверт всякий раз, когда ему хотелось побыть наедине с собой. Проблема для меня заключалась в том, что между своим уединением и мной — он всегда выбирал первое.</text:p>
      <text:p text:style-name="P14">Зато, если ему что-нибудь от меня нужно — мы будем говорить до трех ночи, и ему плевать, что я зеваю 20 раз в минуту и мне рано вставать на работу! Для него важно вы<text:soft-page-break/>говориться! Я не могла просто встать и уйти, как он обычно <text:s/>это делал. Обидеть его, означало сделать себе же хуже, но об этом позже.</text:p>
      <text:p text:style-name="P14">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8773427" text:continue-numbering="true" text:style-name="диалог">
        <text:list-item>
          <text:p text:style-name="P92">Ты же знаешь — я интроверт. Давай потом.</text:p>
        </text:list-item>
      </text:list>
      <text:p text:style-name="P48">* * *</text:p>
      <text:p text:style-name="P14">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4">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Эти факторы, так или иначе, влияют на восприятие и поведение, заставляя с ними взаимодействовать.</text:p>
      <text:p text:style-name="P14">Другими словами, вокруг нас очень много всего происходит, и мы можем реагировать, изменять или игнорировать происходящее. Так мы взаимодействуем с окружающим миром.</text:p>
      <text:p text:style-name="P14">Все это говорит о том, что никто не может быть исключительным интровертом или экстравертом — это неточное <text:soft-page-break/>преувеличение. Скорее социопатом или социофилом. Или, как минимум, <text:span text:style-name="T2">склонным</text:span> к интроверсии или экстраверсии.</text:p>
      <text:p text:style-name="P14">Понятием «интроверт» он просто оправдывал свое поведение. Еще неделю назад он не мог мной налюбоваться, а сегодня предпочтет мне компьютерную игру. Банальные <text:s/>отговорки, чтобы не проявлять инициативу в интимной жизни и в быту. Еще неделю назад мы не вылазили из постели весь день, и ни его, ни меня это не смущало. Понимаете, мы были знакомы много лет, но одним прекрасным утром вдруг оказалось, что он интроверт! С тех пор он был им тогда, когда ему было удобно.</text:p>
      <text:p text:style-name="P48">* * *</text:p>
      <text:p text:style-name="P14">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4">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 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8"><text:span text:style-name="T25">Порно это нормально. Но не как </text:span><text:span text:style-name="T30">замена</text:span><text:span text:style-name="T25"> близости со своей девушкой. На мой вопрос: «Как это понимать?», он от</text:span><text:soft-page-break/><text:span text:style-name="T25">ветил, что это ничего не значит, и просто замял эту тему. Я</text:span><text:span text:style-name="_30__20_Text"><text:span text:style-name="T32"> даже не поняла, как он так ловко ушел от объяснений</text:span></text:span><text:span text:style-name="T32">!</text:span></text:p>
      <text:p text:style-name="P9">Интересно, это можно считать изменой?</text:p>
      <text:p text:style-name="P14">Если не учитывать причины этого поступка, что означало это фото? Банальную невнимательность или попытку вогнать меня в комплексы? Вопрос остался без ответа. Но смысл один — деструктив во всей своей красе!</text:p>
      <text:p text:style-name="P14">К слову, в последствии, я еще пару раз ловила его за этим увлекательным делом...</text:p>
      <text:p text:style-name="P28"><text:span text:style-name="T25">Тогда своим поведением он дал мне понять, что </text:span><text:span text:style-name="_30__20_Text"><text:span text:style-name="T25">со мной что-то не так.</text:span></text:span><text:span text:style-name="T25"> Это теперь я знаю, что свои комплексы и заниженную самооценку он проецировал на меня. Деструктивные личности обычно так и делают — мастерски «навешивают» свои недостатки на несчастных жертв.</text:span></text:p>
      <text:p text:style-name="P14">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чем? Чтобы показывать свое превосходство перед закомплексованной жертвой.</text:p>
      <text:p text:style-name="P28"><text:span text:style-name="T25">Замешательство! Еще вчера все было хорошо, но уже сегодня что-то не так. Что не так? Что-то во мне? Ну да, раз </text:span><text:span text:style-name="_30__20_Text"><text:span text:style-name="T32">он</text:span></text:span><text:span text:style-name="T25">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28"><text:span text:style-name="T25">И я задавала и задавала себе эти вопросы, даже не представляя, где искать на них ответы. В конце концов я </text:span><text:soft-page-break/><text:span text:style-name="T25">пришла к выводу, что я недостаточно хороша для него и мне</text:span><text:span text:style-name="_30__20_Text"><text:span text:style-name="T25"> надо стараться стать лучше!</text:span></text:span></text:p>
      <text:p text:style-name="P28"><text:span text:style-name="_30__20_Text"><text:span text:style-name="T32">Представьте себе ситуацию, в которой вы чувствуете вину за свои естественные желания. В понедельник вам отказывают в близости. Во вторник ее переносят на завтра, но и в среду находятся новые отговорки. С каждым новым отказом возникает непонимание. Вас целуют и говорят: «Не сейчас». Становится даже как-то стыдно... Но ведь ваше желание никуда не делось! И вот вы набираетесь смелости и снова намекаете на близость, ведь вы пара, это нормально, а в ответ получаете обвинение в нимфомании:</text:span></text:span></text:p>
      <text:list xml:id="list38783727" text:continue-numbering="true" text:style-name="диалог">
        <text:list-item>
          <text:p text:style-name="P92">У меня создается впечатление, будто тебе кроме секса больше ничего не нужно!</text:p>
        </text:list-item>
      </text:list>
      <text:p text:style-name="P14">И ни секса, ни объяснений, только упреки.</text:p>
      <text:p text:style-name="P14">Ненормальные отношения, согласны? И он тоже это понимает! Поэтому изредка подкармливает вас «сладеньким» с барского стола. Снисходительные потрахушки в качестве одолжения! И, после близости, вы снова сталкиваетесь с его равнодушием в <text:span text:style-name="T2">этом </text:span><text:span text:style-name="T5">плане.</text:span></text:p>
      <text:p text:style-name="P28"><text:span text:style-name="T25">Конечно, меня это обижало! Я поняла, что разочаровываю его своей надоедливостью. Я уже старалась помалкивать, но чем реже я проявляла свои желания, тем крепче он привыкал к тому, что</text:span><text:span text:style-name="T32"> </text:span><text:span text:style-name="_30__20_Text"><text:span text:style-name="T32">мне ничего не нужно, ведь я</text:span></text:span><text:span text:style-name="T25"> же молчу!</text:span></text:p>
      <text:p text:style-name="P48"><text:soft-page-break/>* * *</text:p>
      <text:p text:style-name="P14">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4">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 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4">Но у мужчин в этом плане все обстоит немного по-другому — чем больше проблем, тем больше потребность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4">Защитник, воин и — самец! Удовлетворяя свою женщину, мужчина чувствует свою силу, свое мужское начало, что удовлетворяет и его самого.</text:p>
      <text:p text:style-name="P14">Итак мы поняли, что существует множество различных обстоятельств, которые влияют на интимную жизнь парт<text:soft-page-break/>неров: время, проблемы, появление детей и т. д. Но заметьте — не в начале отношений, когда люди еще не до конца изучили друг друга и нет никаких причин, которые <text:s/>смогли бы сделать секс непривлекательным для одного из них.</text:p>
      <text:p text:style-name="P14">Да, именно в этот период я оказалась виноватой, наказанной, даже не получив то, чего хотела. Как это унизительно просить близости в отношениях! Но именно так мы и жили. Я хотела его потому, что любила и мне его было слишком мало. А он хотел побыть один, потому что:</text:p>
      <text:list xml:id="list38786846" text:continue-numbering="true" text:style-name="диалог">
        <text:list-item>
          <text:p text:style-name="P92">Мы же живем вместе, что тебе еще надо?!</text:p>
        </text:list-item>
      </text:list>
      <text:p text:style-name="P14">И правда, мы ведь вместе, казалось бы... Но в этом и ирония. Отталкивая меня, он все сильнее меня привязы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4">Он «стирал» все прекрасные ощущения, что были в начале постоянным напряжением из-за отказов, упреков и обвинений. Я переживала за наши отношения и хотела все исправить, вернуть то, что было раньше. Я искала ему оправдания: может он просто что-то не так понял или устал на работе? Может его надо как-то порадовать?..</text:p>
      <text:p text:style-name="P48">* * *</text:p>
      <text:p text:style-name="P14">В моих руках был меч, но я сражалась с ветром. Я знала, что мне нужно что-то сделать, но не понимала что. Я пыталась, но все мои попытки оборачивались против меня.</text:p>
      <text:p text:style-name="P14"><text:soft-page-break/>И да, я остыла. Я прекратила вешаться ему на шею потому, что знала — я буду отвергнута и осыпана обвинениями. В конце <text:s/>концов я перестала пытаться.</text:p>
      <text:p text:style-name="P14">Теперь я тихонечко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4">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14">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8">* * *</text:p>
      <text:p text:style-name="P28"><text:span text:style-name="T25">Интроверт, так интроверт. Так забейся ты в чулан и сиди размышляй о жизни! Но нет! Друзья — да! Кому-то помочь? Да! Помочь мне — занят! Поиграть — да, потрахаться — занят!..</text:span></text:p>
      <text:p text:style-name="P28"><text:span text:style-name="T25">Любая моя просьба воспринималась как обида. Он объяснял это тем, что я нарушаю его личное пространство! Это </text:span><text:soft-page-break/><text:span text:style-name="T25">всегда очень раздражало меня. Я уже тогда не видела тандема и дуэта, как раньше...</text:span></text:p>
      <text:p text:style-name="P14">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4">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4">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4">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4">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4">Компьютерная игра, как бы банально это не звучало, была для него любимым времяпровождением. В самый <text:soft-page-break/>неожиданный момент он мог «подвинуть» запланированный вечер со мной из-за его неутолимого желания сыграть «боёчек».</text:p>
      <text:p text:style-name="P48">* * *</text:p>
      <text:p text:style-name="P14">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8"><text:span text:style-name="T25">Это нормально. Но! 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28"><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4">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4">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4">Психология говорит, что манера широко шагать свойственна экстравертам.</text:p>
      <text:p text:style-name="P14">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4">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4">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8"><text:span text:style-name="T25">Мои просьбы стали восприниматься в «штыки». Уже тогда он мог пообещать мне что-то сделать, но</text:span><text:span text:style-name="T32"> </text:span><text:span text:style-name="_30__20_Text"><text:span text:style-name="T32">не сдерживал свое слово в самый последний момент</text:span></text:span><text:span text:style-name="T32">.</text:span><text:span text:style-name="T25"> Это порождало во мне ощущение, что меня обманули и вызывало чувство обиды, хоть он и красноречиво описывал причины.</text:span></text:p>
      <text:p text:style-name="P28"><text:span text:style-name="T25">Я жду его дома, потому что он заставляет меня его ждать своими обещаниями, но к назначенному времени оказыва</text:span><text:soft-page-break/><text:span text:style-name="T25">ется, что появилось «срочное дело», как раз в тот момент, когда его обещание должно быть выполнено! Это не единичный слу</text:span><text:span text:style-name="T25">чай. Так было практически каждый раз, когда у</text:span><text:span text:style-name="T32"> </text:span><text:span text:style-name="_30__20_Text"><text:span text:style-name="T32">нас</text:span></text:span><text:span text:style-name="T32"> </text:span><text:span text:style-name="T25">были договоренности.</text:span></text:p>
      <text:p text:style-name="P14">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4">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4">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8">* * *</text:p>
      <text:p text:style-name="P14">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4">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8"><text:soft-page-break/><text:span text:style-name="T25">Мы выбираем жанры, характер развлечений и </text:span><text:span text:style-name="_30__20_Text"><text:span text:style-name="T25">людей</text:span></text:span><text:span text:style-name="T25">, сущность которых нам, так или иначе, близка и подходит по ряду качеств. Руководствуясь своим отношением к этим </text:span><text:span text:style-name="T25">качествам, мы, соответственно, выбираем людей, суждения которых похожи на наши.</text:span></text:p>
      <text:p text:style-name="P14">Мы выбираем сами, как нам реагировать, и эта реакция основывается как раз на ряде убеждений и принципов, которые и формируют наши характеры.</text:p>
      <text:p text:style-name="P14">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8"><text:span text:style-name="T25">И вот тут стоит на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span text:style-name="T25">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4">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4">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4">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4">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4">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4">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4">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4">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4">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4">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4">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4">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4">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4">В ходе разговора я получала свое «заслуженное»:</text:p>
      <text:list xml:id="list38788456" text:continue-numbering="true" text:style-name="диалог">
        <text:list-item>
          <text:p text:style-name="P92">Что ты выдумываешь?</text:p>
        </text:list-item>
      </text:list>
      <text:p text:style-name="P14"><text:soft-page-break/>Или:</text:p>
      <text:list xml:id="list38788562" text:continue-numbering="true" text:style-name="диалог">
        <text:list-item>
          <text:p text:style-name="P92">Ты поражаешь меня своей иррациональностью!</text:p>
        </text:list-item>
      </text:list>
      <text:p text:style-name="P14">И я шла в угол зализывать свои ранки и думать, как сделать так, чтоб теперь за эту иррациональность простили.</text:p>
      <text:p text:style-name="P14">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4">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4">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4">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8"><text:soft-page-break/>* * *</text:p>
      <text:p text:style-name="P14">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4">Проведем параллель.</text:p>
      <text:p text:style-name="P6">Немногословность.</text:p>
      <text:p text:style-name="P14">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6">Пунктуальность.</text:p>
      <text:p text:style-name="P14">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6">Педантичность.</text:p>
      <text:p text:style-name="P14">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4">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4">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4">К тому же педантизм подразумевает склонность к планированию. Так что, нет — педантизм ему не свойственен.</text:p>
      <text:p text:style-name="P6">Независимость в суждениях.</text:p>
      <text:p text:style-name="P14">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4">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4"><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4">Цель: стать качком.</text:p>
      <text:p text:style-name="P14">Действия: покупка абонемента и дорогой брендовой спортивной сумки (стоимостью, как годовой абонемент).</text:p>
      <text:p text:style-name="P14">Достижение: спортивная сумка превратилась в дорожную, годовой абонемент использовался лишь в течении месяца.</text:p>
      <text:p text:style-name="P14">Цель: стать водителем байка.</text:p>
      <text:p text:style-name="P14">Действия: ходил на курсы по вождению.</text:p>
      <text:p text:style-name="P14">Достижение: курсы не закончил.</text:p>
      <text:p text:style-name="P14">Этот список можно продолжить, но зачем, когда итак все ясно?</text:p>
      <text:p text:style-name="P6">Самоанализ.</text:p>
      <text:p text:style-name="P14">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4">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8"><text:soft-page-break/>* * *</text:p>
      <text:p text:style-name="P14">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4">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4">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4">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4">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4"><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4"/>
      <text:p text:style-name="P59">«Большинство людей не видят ловушки, в которой находятся.»</text:p>
      <text:p text:style-name="P46">Роберт Кийосаки</text:p>
      <text:p text:style-name="P46"/>
      <text:p text:style-name="P14">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8774739" text:continue-numbering="true" text:style-name="диалог">
        <text:list-item>
          <text:p text:style-name="P92">Не мешай мне жить, женщина! — якобы в шутку, часто говорил он.</text:p>
        </text:list-item>
      </text:list>
      <text:p text:style-name="P14">Как мы знаем, в каждой шутке есть доля шутки, а остальное — правда.</text:p>
      <text:p text:style-name="P48">* * *</text:p>
      <text:p text:style-name="P4">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4">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4">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4">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8771034" text:continue-numbering="true" text:style-name="диалог">
        <text:list-item>
          <text:p text:style-name="P92">Погуляй без меня. — говорил он.</text:p>
        </text:list-item>
      </text:list>
      <text:p text:style-name="P14">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8">* * *</text:p>
      <text:p text:style-name="P14">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4"><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4">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4">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4">И что мы видим? Снова противоречие: «Почему ты не можешь провести время без меня!?» / «Как ты могла оставить меня одного!?»</text:p>
      <text:p text:style-name="P14">Но, на самом, деле ему нужно было:</text:p>
      <text:list xml:id="list38765236" text:continue-list="list38777306" text:style-name="список_20_перечисление">
        <text:list-item>
          <text:p text:style-name="P93">оградить меня от какого-либо общения, дабы лишить меня любой попытки получить поддержку со стороны;</text:p>
        </text:list-item>
        <text:list-item>
          <text:p text:style-name="P93">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3">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8"><text:soft-page-break/>* * *</text:p>
      <text:p text:style-name="P14">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4">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4">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4">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4">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7"> </text:span>Так что нет. Я склонна полагать, что я была ему нужна.</text:p>
      <text:p text:style-name="P14"><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4">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4">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4">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4">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4">Такие прекрасные здоровые отношения!</text:p>
      <text:h text:style-name="P78" text:outline-level="2"><text:s/><text:bookmark-start text:name="Glava_6__Straziki"/>Глава 6. <text:line-break/>Стразики<text:bookmark-end text:name="Glava_6__Straziki"/></text:h>
      <text:p text:style-name="P14">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4">Меня начали менять. Менять под себя.</text:p>
      <text:p text:style-name="P14">Не нравится? А никто не спрашивает! Вещь на то и вещь, чтоб ею пользовались и настраивали под себя. А ведь он любит копаться в настройках.</text:p>
      <text:p text:style-name="P14">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4"><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4">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4">«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4">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4"><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4">Таким образом он обеспечил себе мою зависимость от его мнения, и, как следствие, подготовил почву для новых манипуляций.</text:p>
      <text:p text:style-name="P14">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4">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4">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4">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8"><text:soft-page-break/>* * *</text:p>
      <text:p text:style-name="P14">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4">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8782860" text:continue-list="list38771034" text:style-name="диалог">
        <text:list-item>
          <text:p text:style-name="P92">О боже! Что это?!</text:p>
        </text:list-item>
      </text:list>
      <text:p text:style-name="P14">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38766163" text:continue-numbering="true" text:style-name="диалог">
        <text:list-item>
          <text:p text:style-name="P92">Уже лучше.</text:p>
        </text:list-item>
        <text:list-item>
          <text:p text:style-name="P92">Ну это уже куда не шло!..</text:p>
        </text:list-item>
      </text:list>
      <text:p text:style-name="P14">Или:</text:p>
      <text:list xml:id="list38777435" text:continue-numbering="true" text:style-name="диалог">
        <text:list-item>
          <text:p text:style-name="P92">Нормально.</text:p>
        </text:list-item>
      </text:list>
      <text:p text:style-name="P14">Соответственно, я чувствовала себя неуютно на протяжении всего вечера и не могла в полной мере расслабиться.</text:p>
      <text:p text:style-name="P14"><text:soft-page-break/>Помните, я выше писала про «Эксперимент пошаговых действий»? Вот он во всей своей красе и неоспоримости! И продолжение следует.</text:p>
      <text:p text:style-name="P14">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8">* * *</text:p>
      <text:p text:style-name="P14">Одновременно с попытками изменить манеру моего поведения, мой стиль и мои мысли, в ход пошел круг друзей. Моих друзей.</text:p>
      <text:p text:style-name="P14">Постепенно он стал намекать, что мои друзья неинтересные и с ними не о чем поговорить. Начали проскакивать вопросы типа:</text:p>
      <text:list xml:id="list38765722" text:continue-numbering="true" text:style-name="диалог">
        <text:list-item>
          <text:p text:style-name="P92">Почему ты с ними общаешься?</text:p>
        </text:list-item>
      </text:list>
      <text:p text:style-name="P14">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4">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8"><text:soft-page-break/><text:span text:style-name="T25">Следующим этапом, как вы поняли, является </text:span><text:span text:style-name="_30__20_Text"><text:span text:style-name="T32">изоляция жертвы от ее привычного окружения</text:span></text:span><text:span text:style-name="T32">.</text:span><text:span text:style-name="T25">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4">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4">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8771844" text:continue-numbering="true" text:style-name="диалог">
        <text:list-item>
          <text:p text:style-name="P92">Либо тех, либо тех!</text:p>
        </text:list-item>
        <text:list-item>
          <text:p text:style-name="P92">Но я хочу видеть всех в этот день! Это мой день. Это мои друзья...</text:p>
        </text:list-item>
        <text:list-item>
          <text:p text:style-name="P92">Это плохая идея. Как ты себе это представляешь: твоих и моих друзей вместе? Тебе надо выбрать!</text:p>
        </text:list-item>
      </text:list>
      <text:p text:style-name="P14">Хочу отметить, что речь не шла о том, чтобы пригласить моих друзей.</text:p>
      <text:p text:style-name="P14"/>
      <text:p text:style-name="P64">«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4">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4">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4">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8"><text:soft-page-break/>* * *</text:p>
      <text:p text:style-name="P14">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8"><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4">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4">Забота: «Я хочу, чтобы всем было хорошо».</text:p>
      <text:p text:style-name="P14">Осуждение: «Ты хочешь сделать всем плохо».</text:p>
      <text:p text:style-name="P14">Запрет: «Не приглашай своих друзей».</text:p>
      <text:p text:style-name="P14">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4">Подтекстом также может являться мимика, жесты, поза или интонация.</text:p>
      <text:p text:style-name="P14"><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8">* * *</text:p>
      <text:p text:style-name="P14">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4">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4">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4">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4"><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4">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4">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4">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4">Харриет Брейкер идентифицировала этот способ манипулирования, как «положительное подкрепление». К нему относится:</text:p>
      <text:list xml:id="list38777801" text:continue-list="list38765236" text:style-name="список_20_перечисление">
        <text:list-item>
          <text:p text:style-name="P93">похвала, поверхностное очарование, поверхностное сочувствие, чрезмерные извинения;</text:p>
        </text:list-item>
        <text:list-item>
          <text:p text:style-name="P93"><text:soft-page-break/>деньги, одобрение, подарки;</text:p>
        </text:list-item>
        <text:list-item>
          <text:p text:style-name="P93">внимание, выражения лица, такое как притворный смех или улыбка;</text:p>
        </text:list-item>
        <text:list-item>
          <text:p text:style-name="P93">общественное признание.</text:p>
        </text:list-item>
      </text:list>
      <text:p text:style-name="P14">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4">Несомненно, этот способ является самым быстрым для достижения желаемого результата.</text:p>
      <text:p text:style-name="P48">* * *</text:p>
      <text:p text:style-name="P14">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4">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4">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4"><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4">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4">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78" text:outline-level="2"><text:s/><text:bookmark-start text:name="Glava_7__Z____Zabota"/>Глава 7. <text:line-break/>З — Забота<text:bookmark-end text:name="Glava_7__Z____Zabota"/></text:h>
      <text:p text:style-name="P47">В пустой душе и в сердце эгоиста</text:p>
      <text:p text:style-name="P47">Не может быть божественной любви.</text:p>
      <text:p text:style-name="P57">Автор неизвестен</text:p>
      <text:p text:style-name="P14">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4">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8793268" text:continue-list="list38771844" text:style-name="диалог">
        <text:list-item>
          <text:p text:style-name="P92">Что-то ты бледненькая, тебе плохо? — спросила она.</text:p>
        </text:list-item>
        <text:list-item>
          <text:p text:style-name="P92">Да, — ответила я, — иначе бы меня здесь не было.</text:p>
        </text:list-item>
      </text:list>
      <text:p text:style-name="P14">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4">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4">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4">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4">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4">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4"><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4">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4">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4">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4">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4">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4">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4">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4">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4">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4">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4">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4">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4">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4">* * *</text:p>
      <text:p text:style-name="P14">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4">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8770374" text:continue-numbering="true" text:style-name="диалог">
        <text:list-item>
          <text:p text:style-name="P92">Мне так было бы приятно, если бы ты сегодня приготовил ужин...</text:p>
        </text:list-item>
      </text:list>
      <text:p text:style-name="P14"><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4">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4">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4">* * *</text:p>
      <text:p text:style-name="P14">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4">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4">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4">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4">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4">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8774873" text:continue-numbering="true" text:style-name="диалог">
        <text:list-item>
          <text:p text:style-name="P92">Хорошо, что в то время он работал тоже удаленно и был всегда дома, — думала я!</text:p>
        </text:list-item>
      </text:list>
      <text:p text:style-name="P14">И вот лежу я в постели и страдаю. А мой парень, внимание — просто прекращает со мной разговаривать!</text:p>
      <text:p text:style-name="P14">Он не был злым, или обиженным. Он не был растерян или сильно занят. Он. Просто. Перестал. Со мной. Разговаривать.</text:p>
      <text:p text:style-name="P14">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4"><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4">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4">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4">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4">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8"><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5">ступок. Может он думал, что я симулирую металлическую пластину в кости, чтоб </text:span>поднапрячь<text:span text:style-name="T25"> его?..</text:span></text:p>
      <text:p text:style-name="P48">* * *</text:p>
      <text:p text:style-name="P14">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4">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4">Он знал. Конечно, он знал, на то он и манипулятор, что я буду верна ему. Что я<text:span text:style-name="T57">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4">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4">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4">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4">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4">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4">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4"><text:soft-page-break/>Я забыла, что я не сверх-человек. И гнобила себя за то, что им не являюсь.</text:p>
      <text:p text:style-name="P14">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4">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8"><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4">Чувство ущербности, которое переполняло меня, настолько обострилось, что я просто начала себя ненавидеть. Сейчас я была беспомощнее некуда.</text:p>
      <text:p text:style-name="P14">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4">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4">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4">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4">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4">* * *</text:p>
      <text:p text:style-name="P14">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4">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4">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4">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4"/>
      <text:p text:style-name="P64">«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4">Итак, я с рюкзачком каждый вечер ковыляла до магазина, брала себе каких-то сосисок, потому что голодная, пива, чтоб уснуть, и сигарет.</text:p>
      <text:p text:style-name="P14">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38787525" text:continue-numbering="true" text:style-name="диалог">
        <text:list-item>
          <text:p text:style-name="P92"><text:soft-page-break/>Хм... Как бы так сделать, чтоб ей стало еще хуже?..</text:p>
        </text:list-item>
      </text:list>
      <text:p text:style-name="P14">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4">Он спокойно смотрел, как я одеваюсь и ковыляю в магазин, изображая полное безразличие. Хотя нет — безразличие ему изображать не приходится.</text:p>
      <text:p text:style-name="P14">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4">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4">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8793554" text:continue-numbering="true" text:style-name="диалог">
        <text:list-item>
          <text:p text:style-name="P92">Я еду! — сказала она и приехала.</text:p>
        </text:list-item>
      </text:list>
      <text:p text:style-name="P14"><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4">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4">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4">* * *</text:p>
      <text:p text:style-name="P14">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4">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4">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4">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4">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4">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4">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4">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4"><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4">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4">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4">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4">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4">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4"><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8784188" text:continue-numbering="true" text:style-name="диалог">
        <text:list-item>
          <text:p text:style-name="P92">Где ты? Вернись! Почему ты ушла? Что случилось???</text:p>
        </text:list-item>
      </text:list>
      <text:p text:style-name="P14">Заботливый хозяин кинул очередную кость, и я вернулась. Дура.</text:p>
      <text:p text:style-name="P14">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38773761" text:continue-numbering="true" text:style-name="диалог">
        <text:list-item>
          <text:p text:style-name="P92">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4">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8"><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4"><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8">* * *</text:p>
      <text:p text:style-name="P14">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4">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8"><text:span text:style-name="T25">Это была моя ошибка, пожалуй, самая горькая для меня, ведь в то время, как я </text:span><text:span text:style-name="T32">и</text:span><text:span text:style-name="_30__20_Text"><text:span text:style-name="T32">скала в себе причины</text:span></text:span><text:span text:style-name="T32"> наших разногласий, </text:span><text:span text:style-name="_30__20_Text"><text:span text:style-name="T32">он продолжал паразитировать</text:span></text:span><text:span text:style-name="T32"> на</text:span><text:span text:style-name="T25"> моей к нему привязанности. Я строила отношения, в то время, как он ими просто пользовался.</text:span></text:p>
      <text:h text:style-name="P78" text:outline-level="2"><text:s/><text:bookmark-start text:name="Glava_8__Sama__kotik"/>Глава 8. <text:line-break/>Сама, котик<text:bookmark-end text:name="Glava_8__Sama__kotik"/></text:h>
      <text:p text:style-name="P14">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4">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4">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4">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4">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4">«Я желаю тебе добра».</text:p>
      <text:p text:style-name="P14">«Для тебя так будет лучше».</text:p>
      <text:p text:style-name="P14">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8">* * *</text:p>
      <text:p text:style-name="P14">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38777510" text:continue-numbering="true" text:style-name="диалог">
        <text:list-item>
          <text:p text:style-name="P92">Я вчера ходил в кино.</text:p>
        </text:list-item>
      </text:list>
      <text:p text:style-name="P14">Мы едем в за город отдыхать, он скажет:</text:p>
      <text:list xml:id="list38770325" text:continue-numbering="true" text:style-name="диалог">
        <text:list-item>
          <text:p text:style-name="P92">Я еду...</text:p>
        </text:list-item>
      </text:list>
      <text:p text:style-name="P28"><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4">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8"><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28"><text:span text:style-name="T25">Еще раз повторю это противное </text:span><text:span text:style-name="T32">«</text:span><text:span text:style-name="_30__20_Text"><text:span text:style-name="T32">я до сих пор не понимаю</text:span></text:span><text:span text:style-name="T32">»</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4">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8769575" text:continue-numbering="true" text:style-name="диалог">
        <text:list-item>
          <text:p text:style-name="P92"><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4">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4">И через минуту обнять меня и сказать:</text:p>
      <text:list xml:id="list38787210" text:continue-numbering="true" text:style-name="диалог">
        <text:list-item>
          <text:p text:style-name="P92">Котик, ты у меня такая охуенная!</text:p>
        </text:list-item>
      </text:list>
      <text:p text:style-name="P14">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4">* * *</text:p>
      <text:p text:style-name="P14">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4">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4">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4">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4">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4">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4">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4">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8793615" text:continue-numbering="true" text:style-name="диалог">
        <text:list-item>
          <text:p text:style-name="P92">Ого, ты что, предложение делаешь?!</text:p>
        </text:list-item>
      </text:list>
      <text:p text:style-name="P14"><text:soft-page-break/>Милый засмеялся и ответил:</text:p>
      <text:list xml:id="list38788007" text:continue-numbering="true" text:style-name="диалог">
        <text:list-item>
          <text:p text:style-name="P115"><text:span text:style-name="_30__20_Text"><text:span text:style-name="T25">Конечно</text:span></text:span><text:span text:style-name="T25"> нет! Мы тут запутались...</text:span></text:p>
        </text:list-item>
      </text:list>
      <text:p text:style-name="P14">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4">* * *</text:p>
      <text:p text:style-name="P14">Часто его просьбы были провокацией и сопровождались:</text:p>
      <text:list xml:id="list38795609" text:continue-numbering="true" text:style-name="диалог">
        <text:list-item>
          <text:p text:style-name="P92">Слабо? Ты сможешь!</text:p>
        </text:list-item>
      </text:list>
      <text:p text:style-name="P28"><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4">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4">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4"><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4">Кстати, родители, хотите покалечить ребенку психику — говорите ему почаще: «Я думал, ты справишься...»</text:p>
      <text:p text:style-name="P14">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4">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4">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4">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8"><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4">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4">Будьте готовы заплатить за такую «доброту» собой. Именно себя вы лишитесь, возможно, раз и навсегда, если не начнете действовать.</text:p>
      <text:p text:style-name="P14">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4">* * *</text:p>
      <text:p text:style-name="P14">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8787597" text:continue-numbering="true" text:style-name="диалог">
        <text:list-item>
          <text:p text:style-name="P92"><text:soft-page-break/>Давай сама, котик. Я не хочу/занят/мне ничего не нужно/там дождь/голова болит/меня всё устраивает...</text:p>
        </text:list-item>
      </text:list>
      <text:p text:style-name="P14">Или его коронное:</text:p>
      <text:list xml:id="list38789510" text:continue-numbering="true" text:style-name="диалог">
        <text:list-item>
          <text:p text:style-name="P92">Давай, но без меня...</text:p>
        </text:list-item>
      </text:list>
      <text:p text:style-name="P14">Не говоря уже о разных бытовых штуках, и плевать, мужская это работа по дому или женская. Это всегда «сама».</text:p>
      <text:p text:style-name="P14">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8766992" text:continue-numbering="true" text:style-name="диалог">
        <text:list-item>
          <text:p text:style-name="P92">Ты что, сама не доедешь? Я тебе такси вызову...</text:p>
        </text:list-item>
      </text:list>
      <text:p text:style-name="P14">Он был не на работе. Он вызвал мне машину и остался дома играть по сети с друзьями!</text:p>
      <text:p text:style-name="P14">А как дойти до такси?!</text:p>
      <text:p text:style-name="P14">Как выйти из такси?</text:p>
      <text:p text:style-name="P14">Дойти до входа в больницу?!</text:p>
      <text:p text:style-name="P14">Дойти до регистратуры?!</text:p>
      <text:p text:style-name="P14">Найти кабинет врача?!</text:p>
      <text:p text:style-name="P14">Дойти до рентген-кабинета?!</text:p>
      <text:p text:style-name="P14">Обратно к врачу?!</text:p>
      <text:p text:style-name="P14">До такси?!</text:p>
      <text:p text:style-name="P14">До квартиры?!</text:p>
      <text:p text:style-name="P14">Учитывая ступеньки, двери?!..</text:p>
      <text:p text:style-name="P14">Это же нога, а не рука! Но зачем об этом думать?!</text:p>
      <text:list xml:id="list38790289" text:continue-numbering="true" text:style-name="диалог">
        <text:list-item>
          <text:p text:style-name="P92"><text:soft-page-break/>Ты же у меня баба сильная, справишься сама...</text:p>
        </text:list-item>
      </text:list>
      <text:p text:style-name="P14">«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4">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4">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8792933" text:continue-numbering="true" text:style-name="диалог">
        <text:list-item>
          <text:p text:style-name="P92">Зачем ты вообще туда полезла!? Ты этим занималась, значит и виновата ты. Я же ничего не сделал!</text:p>
        </text:list-item>
      </text:list>
      <text:p text:style-name="P14">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8"><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2">было</text:span></text:span><text:span text:style-name="_30__20_Text"><text:span text:style-name="T25"> моим решением</text:span></text:span><text:span text:style-name="_30__20_Text"><text:span text:style-name="T32">.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4"><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8764498" text:continue-numbering="true" text:style-name="диалог">
        <text:list-item>
          <text:p text:style-name="P92">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4">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4">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4">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4">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4">Потом с новым другом я долго смеялась, рассказывая, как тот уродливый шкаф рухнул мне на ногу!</text:p>
      <text:p text:style-name="P54"><text:soft-page-break/>* * *</text:p>
      <text:p text:style-name="P14">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4">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8795141" text:continue-numbering="true" text:style-name="диалог">
        <text:list-item>
          <text:p text:style-name="P92">Автобусом?! Лучше бы ты мне не говорила!..</text:p>
        </text:list-item>
      </text:list>
      <text:p text:style-name="P14">Я потратила 4 часа на поиски. Я дошла до восьмой страницы <text:span text:style-name="T50">Google'а</text:span>. Я сделала несколько десятков звонков — а он остался недоволен!</text:p>
      <text:p text:style-name="P28"><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4">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4">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4"><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8773371" text:continue-numbering="true" text:style-name="диалог">
        <text:list-item>
          <text:p text:style-name="P92">Спасибо, котик, все было очень вкусно/круто/весело. Ты у меня супер!..</text:p>
        </text:list-item>
      </text:list>
      <text:p text:style-name="P14">В такие редкие моменты я светилась от счастья и все умилялись и твердили, какая мы замечательная пара!</text:p>
      <text:p text:style-name="P14"/>
      <text:p text:style-name="P64">«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8">* * *</text:p>
      <text:p text:style-name="P14">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4"><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8795036" text:continue-numbering="true" text:style-name="диалог">
        <text:list-item>
          <text:p text:style-name="P92">Почему каждый раз после вечеринок мы с тобой опять ссоримся?! — злился он.</text:p>
        </text:list-item>
      </text:list>
      <text:p text:style-name="P14">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4">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38770084" text:continue-numbering="true" text:style-name="диалог">
        <text:list-item>
          <text:p text:style-name="P92">Сама, котик...</text:p>
        </text:list-item>
        <text:list-item>
          <text:p text:style-name="P92">Я интроверт и хочу побыть наедине с собой...</text:p>
        </text:list-item>
      </text:list>
      <text:p text:style-name="P14">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4">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4">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4">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4">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4">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8784513" text:continue-numbering="true" text:style-name="диалог">
        <text:list-item>
          <text:p text:style-name="P92">Да сколько можно меня эксплуатировать!?</text:p>
        </text:list-item>
      </text:list>
      <text:p text:style-name="P14">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4">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8" text:outline-level="2"><text:s/><text:bookmark-start text:name="Glava_9__My_tak_obshchaiemsia"/>Глава 9. <text:line-break/>Мы так общаемся<text:bookmark-end text:name="Glava_9__My_tak_obshchaiemsia"/></text:h>
      <text:p text:style-name="P47">Скажи мне, кто твой друг и я скажу кто ты.</text:p>
      <text:p text:style-name="P57">Еврипид</text:p>
      <text:p text:style-name="P14">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4">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4"/>
      <text:p text:style-name="P64">«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4"><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5"/></text:span></text:p>
      <text:p text:style-name="P28"><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4">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4">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4">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4">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4">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4">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4">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4"/>
      <text:p text:style-name="P64">«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4">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4">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4">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4">Стоит ли привести пример такого «дружеского» общения? Пожалуй, да!</text:p>
      <text:p text:style-name="P14">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8792569" text:continue-numbering="true" text:style-name="диалог">
        <text:list-item>
          <text:p text:style-name="P92">Тю! Ты серьезно?! Посмотри на себя! Это был вопрос времени! Она слишком хороша для тебя! Хватит нюни распускать!..</text:p>
        </text:list-item>
      </text:list>
      <text:p text:style-name="P54">* * *</text:p>
      <text:p text:style-name="P14">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4">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4">Однажды мы компанией праздновали Новый год. Сидим ночью, все уже порядком выпившие, и тут его Странный друг говорит:</text:p>
      <text:list xml:id="list38791201" text:continue-numbering="true" text:style-name="диалог">
        <text:list-item>
          <text:p text:style-name="P115"><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4">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4">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8769918" text:continue-numbering="true" text:style-name="диалог">
        <text:list-item>
          <text:p text:style-name="P115"><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4">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4"/>
      <text:p text:style-name="P64">«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4">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4"><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8764571" text:continue-numbering="true" text:style-name="диалог">
        <text:list-item>
          <text:p text:style-name="P92">Неужели тебе нравятся такое общение!?</text:p>
        </text:list-item>
      </text:list>
      <text:p text:style-name="P28">Ответ всегда был один:</text:p>
      <text:list xml:id="list38785311" text:continue-numbering="true" text:style-name="диалог">
        <text:list-item>
          <text:p text:style-name="P92">Ты слишком остро реагируешь. Мы так общаемся...</text:p>
        </text:list-item>
      </text:list>
      <text:p text:style-name="P14">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4">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4">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4">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4">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4">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4">* * *</text:p>
      <text:p text:style-name="P14">Вернемся к делу. Основных тем у них было несколько:</text:p>
      <text:list xml:id="list38777022" text:continue-list="list38777801" text:style-name="список_20_перечисление">
        <text:list-item>
          <text:p text:style-name="P93">женские жопы;</text:p>
        </text:list-item>
        <text:list-item>
          <text:p text:style-name="P93">как изменить девушке/жене и сделать так, чтоб об этом никто не узнал;</text:p>
        </text:list-item>
        <text:list-item>
          <text:p text:style-name="P93">печальная история о том, как одна их общая подруга «дала» им всем, кроме одного, чем жестоко задела самолюбие оного;</text:p>
        </text:list-item>
        <text:list-item>
          <text:p text:style-name="P93">размер мужского достоинства;</text:p>
        </text:list-item>
        <text:list-item>
          <text:p text:style-name="P93"><text:soft-page-break/>HOTS<text:note text:id="ftn8" text:note-class="footnote"><text:note-citation text:label="*">*</text:note-citation><text:note-body><text:p text:style-name="Footnote"><text:span text:style-name="T50">HOTS (Heroes of the Storm) – </text:span><text:span text:style-name="T14">компьютерная игра, разработанная </text:span><text:span text:style-name="T50">Blizzard Entertainment.</text:span></text:p></text:note-body></text:note>;</text:p>
        </text:list-item>
        <text:list-item>
          <text:p text:style-name="P93">ну и, конечно, обсуждение отсутствующих за их спиной не в лучшей форме.</text:p>
        </text:list-item>
      </text:list>
      <text:p text:style-name="P14">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4"/>
      <text:p text:style-name="P64">«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4">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4">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4">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4">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4">—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4">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4">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4">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4">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4">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4">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4">* * *</text:p>
      <text:p text:style-name="P28"><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38780111" text:continue-list="list38785311" text:style-name="диалог">
        <text:list-item>
          <text:p text:style-name="P92">Она неадекватная...</text:p>
        </text:list-item>
      </text:list>
      <text:p text:style-name="P28"><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38792973" text:continue-numbering="true" text:style-name="диалог">
        <text:list-item>
          <text:p text:style-name="P92">Я ее люблю, <text:span text:style-name="T2">но</text:span>...</text:p>
        </text:list-item>
      </text:list>
      <text:p text:style-name="P14"><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4">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8"><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4">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4">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4"><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4">«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4">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4">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4">* * *</text:p>
      <text:p text:style-name="P14">Не могу не вставить пару слов о его семье... Точнее — 4 слова:</text:p>
      <text:list xml:id="list383195076332527932" text:style-name="List_20_1">
        <text:list-item>
          <text:p text:style-name="P94">Все</text:p>
        </text:list-item>
        <text:list-item>
          <text:p text:style-name="P94">Друг</text:p>
        </text:list-item>
        <text:list-item>
          <text:p text:style-name="P94">Друга</text:p>
        </text:list-item>
        <text:list-item>
          <text:p text:style-name="P94">Ненавидят</text:p>
        </text:list-item>
      </text:list>
      <text:p text:style-name="P14"><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4">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4">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4">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4">Вся ситуация с его родными поменялась прямо пропорционально при последующем общении.</text:p>
      <text:p text:style-name="P14"><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4">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4">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4">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4">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4"><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4">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4">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4">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8768514" text:continue-list="list38792973" text:style-name="диалог">
        <text:list-item>
          <text:p text:style-name="P92">Да перестань! Они же простые ребята — даже внимание не обратят...</text:p>
        </text:list-item>
      </text:list>
      <text:p text:style-name="P14">Ну ок. И я заплела косу.</text:p>
      <text:p text:style-name="P14">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4">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4">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4">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4">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4">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8771023" text:continue-numbering="true" text:style-name="диалог">
        <text:list-item>
          <text:p text:style-name="P96">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8" text:outline-level="2"><text:s/><text:bookmark-start text:name="Glava_10__Eto_nie_ia"/>Глава 10. <text:line-break/>Это не я<text:bookmark-end text:name="Glava_10__Eto_nie_ia"/></text:h>
      <text:p text:style-name="P47">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7">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8">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58">по </text:span>нормированн<text:span text:style-name="T58">ому</text:span> будничн<text:span text:style-name="T58">ому</text:span> график<text:span text:style-name="T58">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8">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8783068" text:continue-numbering="true" text:style-name="диалог">
        <text:list-item>
          <text:p text:style-name="P96">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8">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6">*</text:span><text:span text:style-name="T25">разболелся зуб</text:span><text:span text:style-name="T46">*</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38792217" text:continue-numbering="true" text:style-name="диалог">
        <text:list-item>
          <text:p text:style-name="P96"><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8">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8">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58">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8">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58">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8">—</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54">*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8792115" text:continue-numbering="true" text:style-name="диалог">
        <text:list-item>
          <text:p text:style-name="P96">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4">*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58">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8">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38794284" text:continue-numbering="true" text:style-name="диалог">
        <text:list-item>
          <text:p text:style-name="P96">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58">л</text:span> несколько дней, на что мне могли ответить:</text:p>
      <text:list xml:id="list38776290" text:continue-numbering="true" text:style-name="диалог">
        <text:list-item>
          <text:p text:style-name="P96">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8">й</text:span><text:span text:style-name="T25">ти в гости, кинуть их куда-то и </text:span><text:span text:style-name="T30">это</text:span><text:span text:style-name="T25">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58">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8">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38767761" text:continue-numbering="true" text:style-name="диалог">
        <text:list-item>
          <text:p text:style-name="P96">Пойдем купим тебе что-нибудь новое.</text:p>
        </text:list-item>
      </text:list>
      <text:p text:style-name="P4">Он отвечал:</text:p>
      <text:list xml:id="list38763909" text:continue-numbering="true" text:style-name="диалог">
        <text:list-item>
          <text:p text:style-name="P96">У меня все есть, мне ничего не надо.</text:p>
        </text:list-item>
      </text:list>
      <text:p text:style-name="P4">И ходил мятый и грязный, как бомж, а я просто не <text:span text:style-name="T58">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8">*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8777445" text:continue-numbering="true" text:style-name="диалог">
        <text:list-item>
          <text:p text:style-name="P96">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38776959" text:continue-numbering="true" text:style-name="диалог">
        <text:list-item>
          <text:p text:style-name="P96">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38765617" text:continue-numbering="true" text:style-name="диалог">
        <text:list-item>
          <text:p text:style-name="P96">Это не я...</text:p>
        </text:list-item>
        <text:list-item>
          <text:p text:style-name="P96">Если я этого не помню, значит этого не было.</text:p>
        </text:list-item>
        <text:list-item>
          <text:p text:style-name="P96">Я имею право хранить молчание.</text:p>
        </text:list-item>
        <text:list-item>
          <text:p text:style-name="P96">Я ничего не обещал.</text:p>
        </text:list-item>
      </text:list>
      <text:p text:style-name="P54">*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8793876" text:continue-numbering="true" text:style-name="диалог">
        <text:list-item>
          <text:p text:style-name="P96">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4">*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4">*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58">«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8">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8"><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8">В судьбу я не верю, я верю только в свои силы. Если ты считаешь, что сил больше нет — я не вправе тебе ничего навязывать.»</text:p>
      <text:p text:style-name="P58"/>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8777017" text:continue-numbering="true" text:style-name="диалог">
        <text:list-item>
          <text:p text:style-name="P96">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9">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58">«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8">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8"><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8">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8">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8">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8">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8">Я растерян и не знаю, что мне делать. Мне страшно и я обессилен. Ты не можешь быть такой бесчувственной и бросить меня, когда ты мне так нужна!</text:p>
      <text:p text:style-name="P58">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8"><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8">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8">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8"/>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78" text:outline-level="2"><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8783316" text:continue-numbering="true" text:style-name="диалог">
        <text:list-item>
          <text:p text:style-name="P96">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38795702" text:continue-numbering="true" text:style-name="диалог">
        <text:list-item>
          <text:p text:style-name="P96">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8789262" text:continue-numbering="true" text:style-name="диалог">
        <text:list-item>
          <text:p text:style-name="P96">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38785219" text:continue-numbering="true" text:style-name="диалог">
        <text:list-item>
          <text:p text:style-name="P96"><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38775771" text:continue-numbering="true" text:style-name="диалог">
        <text:list-item>
          <text:p text:style-name="P96">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63">«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3">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9"><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6">*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38767009" text:continue-numbering="true" text:style-name="диалог">
        <text:list-item>
          <text:p text:style-name="P96">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38767777" text:continue-numbering="true" text:style-name="диалог">
        <text:list-item>
          <text:p text:style-name="P96">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2">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38777451" text:continue-numbering="true" text:style-name="диалог">
        <text:list-item>
          <text:p text:style-name="P96">Да кому ты нужна, кроме меня?! — и понимала, что и правда, ведь в ней столько недостатков! Она ведь постоянно в чем-то виновата...</text:p>
        </text:list-item>
        <text:list-item>
          <text:p text:style-name="P96">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6">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8">*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38791591" text:continue-numbering="true" text:style-name="диалог">
        <text:list-item>
          <text:p text:style-name="P96">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8"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38792035" text:continue-numbering="true" text:style-name="диалог">
        <text:list-item>
          <text:p text:style-name="P96">Я могу с этим жить? — Да.</text:p>
        </text:list-item>
        <text:list-item>
          <text:p text:style-name="P96">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38784090" text:continue-numbering="true" text:style-name="диалог">
        <text:list-item>
          <text:p text:style-name="P96">Не ной.</text:p>
        </text:list-item>
        <text:list-item>
          <text:p text:style-name="P96">Мне неинтересно это слушать.</text:p>
        </text:list-item>
        <text:list-item>
          <text:p text:style-name="P96">Это ты виновата, это ты допустила.</text:p>
        </text:list-item>
        <text:list-item>
          <text:p text:style-name="P96">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8773156" text:continue-numbering="true" text:style-name="диалог">
        <text:list-item>
          <text:p text:style-name="P96">А я тут при чем?!</text:p>
        </text:list-item>
      </text:list>
      <text:p text:style-name="P4">Или:</text:p>
      <text:list xml:id="list38795563" text:continue-numbering="true" text:style-name="диалог">
        <text:list-item>
          <text:p text:style-name="P96">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8792350" text:continue-numbering="true" text:style-name="диалог">
        <text:list-item>
          <text:p text:style-name="P96">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8790042" text:continue-numbering="true" text:style-name="диалог">
        <text:list-item>
          <text:p text:style-name="P96">Хватит ныть! Соберись, тряпка!</text:p>
        </text:list-item>
      </text:list>
      <text:p text:style-name="P4">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4">*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38767707" text:continue-numbering="true" text:style-name="диалог">
        <text:list-item>
          <text:p text:style-name="P111"><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55">*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8">*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38773751" text:continue-numbering="true" text:style-name="диалог">
        <text:list-item>
          <text:p text:style-name="P96">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8778568" text:continue-numbering="true" text:style-name="диалог">
        <text:list-item>
          <text:p text:style-name="P96">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38765535" text:continue-numbering="true" text:style-name="диалог">
        <text:list-item>
          <text:p text:style-name="P96">Ты же девочка, ты должна быть слабой... (в понимании женственности).</text:p>
        </text:list-item>
      </text:list>
      <text:p text:style-name="P4">У меня один ответ:</text:p>
      <text:list xml:id="list38769834" text:continue-numbering="true" text:style-name="диалог">
        <text:list-item>
          <text:p text:style-name="P96">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38772741" text:continue-numbering="true" text:style-name="диалог">
        <text:list-item>
          <text:p text:style-name="P96">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78" text:outline-level="2"><text:s/><text:bookmark-start text:name="Glava_13__Nieadiekvatnaia"/>Глава 13. <text:line-break/>Неадекватная<text:bookmark-end text:name="Glava_13__Nieadiekvatnaia"/></text:h>
      <text:p text:style-name="P47">Если вдруг вы стали для кого-то плохим, значит много хорошего было сделано для этого человека!</text:p>
      <text:p text:style-name="P57">Фаина Раневская</text:p>
      <text:p text:style-name="P45">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2">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2">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2">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8769390" text:continue-numbering="true" text:style-name="диалог">
        <text:list-item>
          <text:p text:style-name="P96">Я никогда не говорил это!</text:p>
        </text:list-item>
      </text:list>
      <text:p text:style-name="P4">И вот вы начинаете сомневаться в том, что слышали.</text:p>
      <text:list xml:id="list38785218" text:continue-numbering="true" text:style-name="диалог">
        <text:list-item>
          <text:p text:style-name="P96">Тебе кажется, что ты переживаешь! Ничего ты не переживаешь!</text:p>
        </text:list-item>
      </text:list>
      <text:p text:style-name="P4">И вы сомневаетесь, что ваши переживания реальны.</text:p>
      <text:list xml:id="list38769489" text:continue-numbering="true" text:style-name="диалог">
        <text:list-item>
          <text:p text:style-name="P96">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38787186" text:continue-numbering="true" text:style-name="диалог">
        <text:list-item>
          <text:p text:style-name="P96">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38772695" text:continue-numbering="true" text:style-name="диалог">
        <text:list-item>
          <text:p text:style-name="P96">Ну не говорил, так не говорил...</text:p>
        </text:list-item>
      </text:list>
      <text:p text:style-name="P48">*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38768069" text:continue-numbering="true" text:style-name="диалог">
        <text:list-item>
          <text:p text:style-name="P96">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38772322" text:continue-numbering="true" text:style-name="диалог">
        <text:list-item>
          <text:p text:style-name="P96">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38775124" text:continue-numbering="true" text:style-name="диалог">
        <text:list-item>
          <text:p text:style-name="P96">Ну говорил, так говорил... Я снова все напутала.</text:p>
          <text:p text:style-name="P136"/>
        </text:list-item>
      </text:list>
      <text:p text:style-name="P63">«Для того чтобы сидеть в клетке, не всегда нужны прутья.»</text:p>
      <text:p text:style-name="P46">Рональд Дэвид Лэйнг, «Политика семьи»</text:p>
      <text:p text:style-name="P46"/>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38776402" text:continue-numbering="true" text:style-name="диалог">
        <text:list-item>
          <text:p text:style-name="P96">Но ведь было же!</text:p>
        </text:list-item>
      </text:list>
      <text:p text:style-name="P4">Но мне повторяли и повторяли:</text:p>
      <text:list xml:id="list38787402" text:continue-numbering="true" text:style-name="диалог">
        <text:list-item>
          <text:p text:style-name="P96">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38791225" text:continue-numbering="true" text:style-name="диалог">
        <text:list-item>
          <text:p text:style-name="P96"><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8769376" text:continue-numbering="true" text:style-name="диалог">
        <text:list-item>
          <text:p text:style-name="P96">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8778825" text:continue-numbering="true" text:style-name="диалог">
        <text:list-item>
          <text:p text:style-name="P96"><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38770918" text:continue-numbering="true" text:style-name="диалог">
        <text:list-item>
          <text:p text:style-name="P96">Ты уже так вела себя на прошлой неделе.</text:p>
        </text:list-item>
      </text:list>
      <text:p text:style-name="P4">Я пыталась оправдаться, и говорила, что в той ситуации были те же причины:</text:p>
      <text:list xml:id="list38767282" text:continue-numbering="true" text:style-name="диалог">
        <text:list-item>
          <text:p text:style-name="P96">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38774738" text:continue-numbering="true" text:style-name="диалог">
        <text:list-item>
          <text:p text:style-name="P96">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38773526" text:continue-numbering="true" text:style-name="диалог">
        <text:list-item>
          <text:p text:style-name="P96">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8">*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8795994" text:continue-numbering="true" text:style-name="диалог">
        <text:list-item>
          <text:p text:style-name="P96">Да все считают, что ты неадекватная!</text:p>
        </text:list-item>
      </text:list>
      <text:p text:style-name="P4">Или:</text:p>
      <text:list xml:id="list38769311" text:continue-numbering="true" text:style-name="диалог">
        <text:list-item>
          <text:p text:style-name="P96">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4">*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8779668" text:continue-numbering="true" text:style-name="диалог">
        <text:list-item>
          <text:p text:style-name="P96">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63">«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3">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48">*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4">*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8783896" text:continue-numbering="true" text:style-name="диалог">
        <text:list-item>
          <text:p text:style-name="P96">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38777048" text:continue-numbering="true" text:style-name="диалог">
        <text:list-item>
          <text:p text:style-name="P96">Я уже дома. А ты где? — по голосу было понятно, что он улыбается.</text:p>
        </text:list-item>
        <text:list-item>
          <text:p text:style-name="P96">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38788977" text:continue-numbering="true" text:style-name="диалог">
        <text:list-item>
          <text:p text:style-name="P96">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8768790" text:continue-numbering="true" text:style-name="диалог">
        <text:list-item>
          <text:p text:style-name="P96">Помнишь, утром коту вкололи лекарство?</text:p>
        </text:list-item>
        <text:list-item>
          <text:p text:style-name="P96">Помню.</text:p>
        </text:list-item>
        <text:list-item>
          <text:p text:style-name="P96">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6"><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6">Да, но с небольшой поправкой — пока не буду уверена в том, что лекарство подействовало, и ему легче.</text:p>
        </text:list-item>
        <text:list-item>
          <text:p text:style-name="P96">Я тебя неправильно понял...</text:p>
        </text:list-item>
        <text:list-item>
          <text:p text:style-name="P96">А что конкретно ты не так понял? Тебе нужно было просто набрать меня, когда освободишься и узнать, пойду я с тобой или нет?</text:p>
        </text:list-item>
        <text:list-item>
          <text:p text:style-name="P96">Я подумал, что если коту плохо, то ты никуда не пойдешь.</text:p>
        </text:list-item>
        <text:list-item>
          <text:p text:style-name="P96">Но мы договорились, что если ему станет лучше, то я пойду. Было?</text:p>
        </text:list-item>
        <text:list-item>
          <text:p text:style-name="P96">Было.</text:p>
        </text:list-item>
        <text:list-item>
          <text:p text:style-name="P96">Так почему ты не позвонил?</text:p>
        </text:list-item>
        <text:list-item>
          <text:p text:style-name="P96">Я тебя не так понял...</text:p>
          <text:p text:style-name="P96"/>
        </text:list-item>
      </text:list>
      <text:p text:style-name="P63">«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3">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4">И эта техника прекрасно прослеживается здесь:</text:p>
      <text:list xml:id="list38764167" text:continue-numbering="true" text:style-name="диалог">
        <text:list-item>
          <text:p text:style-name="P111"><text:span text:style-name="T32">Помнишь, </text:span><text:span text:style-name="T30">мы договорились, что ты меня наберешь</text:span><text:span text:style-name="T32"> и узнаешь, как обстоят дела и, </text:span><text:span text:style-name="_30__20_Text"><text:span text:style-name="T32">если все хорошо, то я поеду</text:span></text:span><text:span text:style-name="T32"> с тобой? — говорю я.</text:span></text:p>
        </text:list-item>
        <text:list-item>
          <text:p text:style-name="P111"><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38782988" text:continue-numbering="true" text:style-name="диалог">
        <text:list-item>
          <text:p text:style-name="P96">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8" text:outline-level="2"><text:s/><text:bookmark-start text:name="Glava_14__Vozhak"/>Глава 14. <text:line-break/>Вожак<text:bookmark-end text:name="Glava_14__Vozhak"/></text:h>
      <text:p text:style-name="P47">Для неверных нет любви,</text:p>
      <text:p text:style-name="P47">для порочных нет радости.</text:p>
      <text:p text:style-name="P57">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8775608" text:continue-numbering="true" text:style-name="диалог">
        <text:list-item>
          <text:p text:style-name="P96"><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38770046" text:continue-numbering="true" text:style-name="диалог">
        <text:list-item>
          <text:p text:style-name="P96">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8789766" text:continue-numbering="true" text:style-name="диалог">
        <text:list-item>
          <text:p text:style-name="P96">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4"><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38781533" text:continue-numbering="true" text:style-name="диалог">
        <text:list-item>
          <text:p text:style-name="P96">Все не так! Я ожидал совсем другого! Ты все неправильно сделала!</text:p>
        </text:list-item>
        <text:list-item>
          <text:p text:style-name="P96">А что конкретно тебя не устраивает — манера письма?</text:p>
        </text:list-item>
        <text:list-item>
          <text:p text:style-name="P96">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38784721" text:continue-list="list383195076332527932" text:style-name="List_20_1">
        <text:list-item text:start-value="1">
          <text:p text:style-name="P97">У меня</text:p>
        </text:list-item>
        <text:list-item>
          <text:p text:style-name="P97">Идеальная</text:p>
        </text:list-item>
        <text:list-item>
          <text:p text:style-name="P97">Девушка</text:p>
        </text:list-item>
        <text:list-item>
          <text:p text:style-name="P97">Которую</text:p>
        </text:list-item>
        <text:list-item>
          <text:p text:style-name="P97">Я очень</text:p>
        </text:list-item>
        <text:list-item>
          <text:p text:style-name="P97">Сильно</text:p>
        </text:list-item>
        <text:list-item>
          <text:p text:style-name="P97">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63">«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3">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3">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63">«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3">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4">Когда я спокойным тоном попросила его расслабиться и не перебивать меня, мол, мы ведь разговариваем.</text:p>
      <text:list xml:id="list38790022" text:continue-list="list38781533" text:style-name="диалог">
        <text:list-item>
          <text:p text:style-name="P96">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8763895" text:continue-numbering="true" text:style-name="диалог">
        <text:list-item>
          <text:p text:style-name="P96">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8786288" text:continue-numbering="true" text:style-name="диалог">
        <text:list-item>
          <text:p text:style-name="P96">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38770265" text:continue-numbering="true" text:style-name="диалог">
        <text:list-item>
          <text:p text:style-name="P96"><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8769564" text:continue-numbering="true" text:style-name="диалог">
        <text:list-item>
          <text:p text:style-name="P96"><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8">*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50">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4">*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8" text:outline-level="2"><text:s/><text:bookmark-start text:name="Glava_15__Ad"/>Глава 15. <text:line-break/>Ад<text:bookmark-end text:name="Glava_15__Ad"/></text:h>
      <text:p text:style-name="P47">И, улыбаясь, мне ломали крылья,</text:p>
      <text:p text:style-name="P47">Мой хрип порой похожим был на вой,</text:p>
      <text:p text:style-name="P47">И я немел от боли и бессилья</text:p>
      <text:p text:style-name="P47">И лишь шептал: «Спасибо, что живой».</text:p>
      <text:p text:style-name="P57">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58">«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8"/>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54">*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8784147" text:continue-numbering="true" text:style-name="диалог">
        <text:list-item>
          <text:p text:style-name="P96">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4">*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8793199" text:continue-numbering="true" text:style-name="диалог">
        <text:list-item>
          <text:p text:style-name="P96">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54">*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58">«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8">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8779369" text:continue-numbering="true" text:style-name="диалог">
        <text:list-item>
          <text:p text:style-name="P96">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8773719" text:continue-numbering="true" text:style-name="диалог">
        <text:list-item>
          <text:p text:style-name="P96">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8">*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8"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38773433" text:continue-numbering="true" text:style-name="диалог">
        <text:list-item>
          <text:p text:style-name="P96">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38794119" text:continue-numbering="true" text:style-name="диалог">
        <text:list-item>
          <text:p text:style-name="P96">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38784635" text:continue-numbering="true" text:style-name="диалог">
        <text:list-item>
          <text:p text:style-name="P96"><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54"><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8794369" text:continue-numbering="true" text:style-name="диалог">
        <text:list-item>
          <text:p text:style-name="P96">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8"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38781188" text:continue-numbering="true" text:style-name="диалог">
        <text:list-item>
          <text:p text:style-name="P96">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38778421" text:continue-numbering="true" text:style-name="диалог">
        <text:list-item>
          <text:p text:style-name="P96"><text:soft-page-break/>Тебе что, потрахаться не с кем? — спросила я его.</text:p>
        </text:list-item>
      </text:list>
      <text:p text:style-name="P43">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4">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2"><text:soft-page-break/>Завязался разговор. Я отметила про себя, будто разговариваю с незнакомым мне человеком. Но тогда меня это порадовало.</text:p>
      <text:p text:style-name="P24">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8781744" text:continue-numbering="true" text:style-name="диалог">
        <text:list-item>
          <text:p text:style-name="P96">Ты очень хорошо выглядишь.</text:p>
        </text:list-item>
        <text:list-item>
          <text:p text:style-name="P96">Я очень за тобой соскучился.</text:p>
        </text:list-item>
        <text:list-item>
          <text:p text:style-name="P96">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38772884" text:continue-numbering="true" text:style-name="диалог">
        <text:list-item>
          <text:p text:style-name="P96"><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6">А по вторникам? — спросил он.</text:p>
        </text:list-item>
        <text:list-item>
          <text:p text:style-name="P96">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78"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38788515" text:continue-numbering="true" text:style-name="диалог">
        <text:list-item>
          <text:p text:style-name="P96">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8780995" text:continue-numbering="true" text:style-name="диалог">
        <text:list-item>
          <text:p text:style-name="P96">А скажите мне, пожалуйста, зачем вам Яна?</text:p>
        </text:list-item>
        <text:list-item>
          <text:p text:style-name="P96">В смысле: «зачем мне Яна»? <text:span text:style-name="T14">Я ее люблю! — его ответ сопровождался задорными смешками.</text:span></text:p>
        </text:list-item>
        <text:list-item>
          <text:p text:style-name="P96">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38780600" text:continue-numbering="true" text:style-name="диалог">
        <text:list-item>
          <text:p text:style-name="P96">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78"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38778192" text:continue-numbering="true" text:style-name="диалог">
        <text:list-item>
          <text:p text:style-name="P96"><text:soft-page-break/>Котик, а когда ты принял такое решение — на мне жениться?</text:p>
        </text:list-item>
        <text:list-item>
          <text:p text:style-name="P96">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этим он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Еще всего каких-то пять минут назад я говорила «Да» любви всей моей жизни, без малейшей тени сомнения, и вот, даже не успев докурить ту самую сигарету, я четко осознала что:</text:p>
      <text:list xml:id="list38767845" text:continue-list="list38784721" text:style-name="List_20_1">
        <text:list-item>
          <text:list>
            <text:list-item>
              <text:p text:style-name="P97">мне это не нравится;</text:p>
            </text:list-item>
            <text:list-item>
              <text:p text:style-name="P97">это ненормально.</text:p>
            </text:list-item>
          </text:list>
        </text:list-item>
      </text:list>
      <text:p text:style-name="P4"><text:soft-page-break/>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38789265" text:continue-list="list38778192" text:style-name="диалог">
        <text:list-item>
          <text:p text:style-name="P96">Ну и когда же мы поженимся? — спросила я.</text:p>
        </text:list-item>
        <text:list-item>
          <text:p text:style-name="P96">Давай летом. — предложил он.</text:p>
        </text:list-item>
      </text:list>
      <text:p text:style-name="P4">Отличная идея.</text:p>
      <text:p text:style-name="P4">Я не знаю, как мы вообще до лета дожили.</text:p>
      <text:h text:style-name="P78" text:outline-level="2"><text:s/><text:bookmark-start text:name="Glava_20__Mien_shie_niuansov"/>Глава 20. <text:line-break/>Меньше нюансов<text:bookmark-end text:name="Glava_20__Mien_shie_niuansov"/></text:h>
      <text:p text:style-name="Эпиграф_20__2b__20_автор">Весна покажет кто где срал.</text:p>
      <text:p text:style-name="Эпиграф_20_-_20_автор">Народная поговорка</text:p>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text:soft-page-break/>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8793481" text:continue-numbering="true" text:style-name="диалог">
        <text:list-item>
          <text:p text:style-name="P96"><text:soft-page-break/>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38767904" text:continue-numbering="true" text:style-name="диалог">
        <text:list-item>
          <text:p text:style-name="P96">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8">* * *</text:p>
      <text:p text:style-name="P40">У меня сохранилась переписка, где на следующий день он идет на попятную — забирает свои слова назад:</text:p>
      <text:list xml:id="list38781073" text:continue-numbering="true" text:style-name="диалог">
        <text:list-item>
          <text:p text:style-name="P96">...Я не хотел никогда никаких бумажек. Вчера это был просто разговор, из которого ты нашифровала!</text:p>
        </text:list-item>
        <text:list-item>
          <text:p text:style-name="P96">«Просто разговор» заканчивается на фразе «мне не приятен этот разговор», — отвечаю я, — а не длится до <text:soft-page-break/>трех ночи со словами «да как ты не понимаешь?..» учитывая факт того, что мне рано вставать. Так что ничего я себе не нашифровывала.</text:p>
        </text:list-item>
        <text:list-item>
          <text:p text:style-name="P96">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6">Меня такое отношение мягко говоря не устраивает! Что-то ты часто уходишь от своих <text:s/>слов! С аргументом: «Я ляпнул не подумав»...</text:p>
        </text:list-item>
        <text:list-item>
          <text:p text:style-name="P96">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1"><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96">Поэтому я не понимаю, почему ты так упорно ее пытаешься пропихнуть, когда причина не в этом!? — он стоит на своем.</text:p>
        </text:list-item>
        <text:list-item>
          <text:p text:style-name="P96">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text:soft-page-break/>«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text:soft-page-break/>«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4"><text:soft-page-break/>* * *</text:p>
      <text:p text:style-name="P4">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8764178" text:continue-numbering="true" text:style-name="диалог">
        <text:list-item>
          <text:p text:style-name="P96">Когда вещи заберешь? — пишет он в тот же день.</text:p>
        </text:list-item>
        <text:list-item>
          <text:p text:style-name="P96"><text:soft-page-break/>Сегодня, — отвечаю я, на что он отвечает:</text:p>
        </text:list-item>
        <text:list-item>
          <text:p text:style-name="P96">Целую в шею...</text:p>
        </text:list-item>
      </text:list>
      <text:p text:style-name="P4">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8776147" text:continue-numbering="true" text:style-name="диалог">
        <text:list-item>
          <text:p text:style-name="P96">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text:soft-page-break/>За то, что вернулась к нему, когда он переступал через меня две недели после операции.</text:p>
      <text:p text:style-name="P4">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8"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63">«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8"><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8785478" text:continue-numbering="true" text:style-name="диалог">
        <text:list-item>
          <text:p text:style-name="P96">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38785411" text:continue-numbering="true" text:style-name="диалог">
        <text:list-item>
          <text:p text:style-name="P96">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38784407" text:continue-numbering="true" text:style-name="диалог">
        <text:list-item>
          <text:p text:style-name="P96">Давай завтра созвонимся и обсудим <text:span text:style-name="T50">&lt;</text:span>уже не помню что<text:span text:style-name="T50">&gt;</text:span>...</text:p>
        </text:list-item>
        <text:list-item>
          <text:p text:style-name="P96"><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2">...</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38789175" text:continue-numbering="true" text:style-name="диалог">
        <text:list-item>
          <text:p text:style-name="P96">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4"><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8">*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8791601" text:continue-numbering="true" text:style-name="диалог">
        <text:list-item>
          <text:p text:style-name="P96">Да, мать, ты такая сильная! Я бы так не смогла...</text:p>
        </text:list-item>
        <text:list-item>
          <text:p text:style-name="P96">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6">Я бы не смогла простить, но ты молодец!</text:p>
        </text:list-item>
        <text:list-item>
          <text:p text:style-name="P96">Что простить?</text:p>
        </text:list-item>
        <text:list-item>
          <text:p text:style-name="P96">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38782824" text:continue-numbering="true" text:style-name="диалог">
        <text:list-item>
          <text:p text:style-name="P96">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38782287" text:continue-numbering="true" text:style-name="диалог">
        <text:list-item>
          <text:p text:style-name="P96">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4"><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8778419" text:continue-numbering="true" text:style-name="диалог">
        <text:list-item>
          <text:p text:style-name="P96">Все в порядке;</text:p>
        </text:list-item>
        <text:list-item>
          <text:p text:style-name="P96">Ты себе накручиваешь;</text:p>
        </text:list-item>
        <text:list-item>
          <text:p text:style-name="P96"><text:soft-page-break/>Ты придумываешь драму на пустом месте;</text:p>
        </text:list-item>
        <text:list-item>
          <text:p text:style-name="P96">Ты паришься без причины...</text:p>
        </text:list-item>
        <text:list-item>
          <text:p text:style-name="P96">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4">*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63">«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4">*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8786226" text:continue-numbering="true" text:style-name="диалог">
        <text:list-item>
          <text:p text:style-name="P96">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8785776" text:continue-numbering="true" text:style-name="диалог">
        <text:list-item>
          <text:p text:style-name="P96">И что тебе приснилось? — спросил он.</text:p>
        </text:list-item>
        <text:list-item>
          <text:p text:style-name="P96">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6">В смысле: «обманываю»? Что я тебе изменил?</text:p>
        </text:list-item>
        <text:list-item>
          <text:p text:style-name="P96">Да, — ответила я, — с темноволосой девочкой.</text:p>
        </text:list-item>
        <text:list-item>
          <text:p text:style-name="P96">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38765454" text:continue-numbering="true" text:style-name="диалог">
        <text:list-item>
          <text:p text:style-name="P96">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8">*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38766178" text:continue-numbering="true" text:style-name="диалог">
        <text:list-item>
          <text:p text:style-name="P96">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38779855" text:continue-numbering="true" text:style-name="диалог">
        <text:list-item>
          <text:p text:style-name="P96">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38776328" text:continue-numbering="true" text:style-name="диалог">
        <text:list-item>
          <text:p text:style-name="P111"><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38796109" text:continue-numbering="true" text:style-name="диалог">
        <text:list-item>
          <text:p text:style-name="P111"><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8786401" text:continue-numbering="true" text:style-name="диалог">
        <text:list-item>
          <text:p text:style-name="P96">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54">*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8778997" text:continue-numbering="true" text:style-name="диалог">
        <text:list-item>
          <text:p text:style-name="P96"><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38786690" text:continue-numbering="true" text:style-name="диалог">
        <text:list-item>
          <text:p text:style-name="P96">Я тонко намекну, так сказать. И либо намек будет услышан, либо нет. — пишет он.</text:p>
        </text:list-item>
        <text:list-item>
          <text:p text:style-name="P96"><text:soft-page-break/>А ты рассматривал вариант, что тебя просто попробуют, а потом скажут, что это было так — просто для души отдохнуть?</text:p>
        </text:list-item>
        <text:list-item>
          <text:p text:style-name="P111"><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Попробую объяснить. Погода на Эвересте склонна ухудшаться к вечеру... Кто-то склонен к полноте, кто-то к употреблению алкоголя. А он «склонен считать»... Понимаете? Склонность — это предрасположенность, закономерность, это влечение к чему либо. Он повторяет свои действия снова и снова. Каждый раз с каждым, кто попадает в его <text:soft-page-break/>жизнь он с нуля выстраивает одну и ту же цепь действий, одинаково влияя на человека, который уже верит каждому его слову, поддерживает его, восхищается им. Он уже начал обработку нового экземпляра, и нет ни одной признака нарушения закономерности. В таком случае он выразился точнее некуда. Он и правда «склонен считать», что его влияние на нее установлено.</text:p>
      <text:p text:style-name="P5">«И такой расклад — это просто абсурд.»</text:p>
      <text:p text:style-name="P4">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text:soft-page-break/>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8">*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text:soft-page-break/>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8769909" text:continue-list="list38777022" text:style-name="список_20_перечисление">
        <text:list-item>
          <text:p text:style-name="P98">на людях — привязанность к жертве. Окружающие умиляются такой замечательной парой!</text:p>
        </text:list-item>
        <text:list-item>
          <text:p text:style-name="P98">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text:soft-page-break/>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58">«Она меня понимает, а ты нет. Кто ты вообще такая, чтобы втягивать ее в наши разборки?! Ты не должна этого делать!</text:p>
      <text:p text:style-name="P58">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8">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8"/>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text:soft-page-break/>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text:soft-page-break/>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text:soft-page-break/>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4"><text:soft-page-break/>*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8765718" text:continue-list="list38786690" text:style-name="диалог">
        <text:list-item>
          <text:p text:style-name="P111"><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6">достойны</text:span><text:span text:style-name="T40">м</text:span><text:span text:style-name="T46">.</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8770393" text:continue-numbering="true" text:style-name="диалог">
        <text:list-item>
          <text:p text:style-name="P96">Давай мы договоримся, что мы не будем спорить о том, чья боль сильнее... — ответил он.</text:p>
        </text:list-item>
      </text:list>
      <text:p text:style-name="P4"><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text:soft-page-break/>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oft-page-break/><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text:soft-page-break/>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text:soft-page-break/>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4">* * *</text:p>
      <text:p text:style-name="P4">Идем дальше.</text:p>
      <text:list xml:id="list38786784" text:continue-numbering="true" text:style-name="диалог">
        <text:list-item>
          <text:p text:style-name="P96">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8773720" text:continue-numbering="true" text:style-name="диалог">
        <text:list-item>
          <text:p text:style-name="P96">Мои действия, поступки, слова и моя жизнь не являются достаточным в нужной степени аргументом для того, чтобы проявлять ко мне доверие, и в ход вступают <text:soft-page-break/>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8764941" text:continue-numbering="true" text:style-name="диалог">
        <text:list-item>
          <text:p text:style-name="P111"><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text:span><text:soft-page-break/><text:span text:style-name="T25">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54">* * *</text:p>
      <text:list xml:id="list38770574" text:continue-numbering="true" text:style-name="диалог">
        <text:list-item>
          <text:p text:style-name="P96">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6">Я счастлива, когда все открыто, все прозрачно, но ты начинаешь защищаться, хотя на тебя никто не нападает...</text:p>
        </text:list-item>
        <text:list-item>
          <text:p text:style-name="P96"><text:soft-page-break/><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58">«<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8">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8"/>
      <text:p text:style-name="P4">Едем дальше.</text:p>
      <text:list xml:id="list38768988" text:continue-numbering="true" text:style-name="диалог">
        <text:list-item>
          <text:p text:style-name="P96">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oft-page-break/><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38786298" text:continue-numbering="true" text:style-name="диалог">
        <text:list-item>
          <text:p text:style-name="P111"><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58">«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8"/>
      <text:p text:style-name="P4">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В завершение вставлю еще один его спич. Без объяснений:</text:p>
      <text:list xml:id="list38767041" text:continue-numbering="true" text:style-name="диалог">
        <text:list-item>
          <text:p text:style-name="P96">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38794365" text:continue-numbering="true" text:style-name="диалог">
        <text:list-item>
          <text:p text:style-name="P96">Ты понимаешь, что существует определенная ответственность, которая, извини, ложится на твои плечи?! — спрашивает он.</text:p>
        </text:list-item>
        <text:list-item>
          <text:p text:style-name="P96">Какого рода ответственность? — спрашиваю я.</text:p>
        </text:list-item>
        <text:list-item>
          <text:p text:style-name="P96">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4"><text:soft-page-break/>*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4">Он потерял самообладание в то время, как я была непоколебима. На этой записи он скажет:</text:p>
      <text:list xml:id="list38781267" text:continue-numbering="true" text:style-name="диалог">
        <text:list-item>
          <text:p text:style-name="P96">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8796063" text:continue-numbering="true" text:style-name="диалог">
        <text:list-item>
          <text:p text:style-name="P96">Я не могу с этим спокойно смириться. — причитал он.</text:p>
        </text:list-item>
        <text:list-item>
          <text:p text:style-name="P96">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58">«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8">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8">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8"/>
      <text:p text:style-name="P4">Вот еще несколько его реплик:</text:p>
      <text:list xml:id="list387866901" text:continue-numbering="true" text:style-name="диалог">
        <text:list-item>
          <text:p text:style-name="P96"><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38776062" text:continue-numbering="true" text:style-name="диалог">
        <text:list-item>
          <text:p text:style-name="P96">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38774479" text:continue-numbering="true" text:style-name="диалог">
        <text:list-item>
          <text:p text:style-name="P111"><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8788096" text:continue-numbering="true" text:style-name="диалог">
        <text:list-item>
          <text:p text:style-name="P96">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8" text:outline-level="2"><text:s/><text:bookmark-start text:name="Glava_22__Gori_v_adu"/>Глава 22. <text:line-break/>Гори в аду<text:bookmark-end text:name="Glava_22__Gori_v_adu"/></text:h>
      <text:p text:style-name="Эпиграф_20__2b__20_автор">Тот же жар, что плавит масло, закаляет сталь</text:p>
      <text:p text:style-name="Эпиграф_20_-_20_автор">Автор неизвестен</text:p>
      <text:p text:style-name="Эпиграф_20__2b__20_автор"/>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text:soft-page-break/>статочная и мне всегда было легче задать прямой вопрос, 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8782260" text:continue-numbering="true" text:style-name="диалог">
        <text:list-item>
          <text:p text:style-name="P96">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2">удивилась</text:span></text:span><text:span text:style-name="T25">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38788415" text:continue-numbering="true" text:style-name="диалог">
        <text:list-item>
          <text:p text:style-name="P111"><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96"><text:soft-page-break/>Ой, да я ее еще с университета знаю, — сказал он и его ответ сопровождался нервными смешками, — а что?</text:p>
        </text:list-item>
        <text:list-item>
          <text:p text:style-name="P96">Она тебе сообщение прислала: «А ты сегодня в парадном белье?» Это как понимать?</text:p>
        </text:list-item>
        <text:list-item>
          <text:p text:style-name="P96">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8768728" text:continue-numbering="true" text:style-name="диалог">
        <text:list-item>
          <text:p text:style-name="P96">Что ты придумываешь?! Ты что шуток не понимаешь?</text:p>
        </text:list-item>
        <text:list-item>
          <text:p text:style-name="P96">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51">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4">*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54">* * *</text:p>
      <text:p text:style-name="P4">На следующий день мне написала ТэТэ на личный номер:</text:p>
      <text:p text:style-name="P4"/>
      <text:p text:style-name="P58">«Он в панике по поводу происходящего. И я чувствую себя, отчасти, виноватой. Не знаю, что именно ты там прочла, но это несерьезно...</text:p>
      <text:p text:style-name="P58">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8">Ему ведь не все равно... Не возьмусь говорить о высоких чувствах, но то, что не все-равно, это точно.»</text:p>
      <text:p text:style-name="P58"/>
      <text:list xml:id="list38789848" text:continue-numbering="true" text:style-name="диалог">
        <text:list-item>
          <text:p text:style-name="P96">Ты мужу переписку показывала? — спросила я.</text:p>
        </text:list-item>
        <text:list-item>
          <text:p text:style-name="P96">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4"><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38784956" text:continue-numbering="true" text:style-name="диалог">
        <text:list-item>
          <text:p text:style-name="P96">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38773995" text:continue-numbering="true" text:style-name="диалог">
        <text:list-item>
          <text:p text:style-name="P96">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4">* * *</text:p>
      <text:p text:style-name="P4">На следующее утро он прислал сообщение. В отличии от всех предыдущих посылов, содержание в нем было следующее:</text:p>
      <text:p text:style-name="P4"/>
      <text:p text:style-name="P58">«Прости что нагрубил и наговорил гадостей. Я уже сам не ведаю что творю. Но не провоцируй меня, пожалуйста.</text:p>
      <text:p text:style-name="P58">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8">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8">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8">Я не обманывал тебя. Ты просто хотела услышать не то, о чем спрашивала.»</text:p>
      <text:p text:style-name="P58"/>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8">«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2">и</text:span><text:span text:style-name="T25">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58">«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8">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8">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8">Но эта чертова ТТ и переписка... И вот ты больше мне не веришь.</text:p>
      <text:p text:style-name="P58">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8">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8">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8">Но я бы никогда не позволил себе того, что позволил!</text:p>
      <text:p text:style-name="P58">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8">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8">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8">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8"/>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8" text:outline-level="2"><text:s/><text:bookmark-start text:name="Glava_26__Apofieoz_otnoshienii_s_manipul"/>Глава 23. <text:line-break/>Апофеоз отношений с манипулятором<text:bookmark-end text:name="Glava_26__Apofieoz_otnoshienii_s_manipul"/></text:h>
      <text:p text:style-name="P47">Кто хочет жить, кто весел, кто не тля —</text:p>
      <text:p text:style-name="P47">Готовьте ваши руки к рукопашной!</text:p>
      <text:p text:style-name="P57"><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5">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2">т</text:span><text:span text:style-name="_30__20_Text"><text:span text:style-name="T32">ам мне самое место: «Д</text:span></text:span><text:span text:style-name="T32">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38778639" text:continue-numbering="true" text:style-name="диалог">
        <text:list-item>
          <text:p text:style-name="P96">Что, ручки из жопы?</text:p>
        </text:list-item>
      </text:list>
      <text:p text:style-name="P4"><text:soft-page-break/>Или:</text:p>
      <text:list xml:id="list38788135" text:continue-numbering="true" text:style-name="диалог">
        <text:list-item>
          <text:p text:style-name="P96">О, продолжай! Я же говорил, что ты неадекватная... — повторял он, снимая на камеру меня, доведенную до состояние сумасшествия...</text:p>
        </text:list-item>
      </text:list>
      <text:p text:style-name="P54">*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58">«Ахах! И это запостила! Тебя даже дурка не исправит, ты просто безнадежна.</text:p>
      <text:p text:style-name="P58">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8"/>
      <text:p text:style-name="P4">То есть, скриншот на моей стене с его посланием «Ну шо, кобыла...» — это клевета?! Это мой неправдивый аргумент?..<text:span text:style-name="T57">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58">«Это письмо не начнется со слова «я» или со слова «ты» или даже «мы». И тут не будет ни обращений ни гадостей.</text:p>
      <text:p text:style-name="P58">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8">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8">Почему нельзя проститься? Разойтись? Сколько еще нужно крови? Очень хочется чтоб это закончилось.</text:p>
      <text:p text:style-name="P58">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8">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8">P.S.: Прости, что обозвал.</text:p>
      <text:p text:style-name="P58">С прошедшим тебя. Будь счастлива.»</text:p>
      <text:p text:style-name="P58"/>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4">сцену... то есть на </text:span></text:span><text:span text:style-name="T25">стену</text:span><text:span text:style-name="T25"><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8"><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8791478" text:continue-list="list38769909" text:style-name="список_20_перечисление">
        <text:list-item>
          <text:p text:style-name="P98">вам необходимо осознать, что вами манипулируют (или манипулировали);</text:p>
        </text:list-item>
        <text:list-item>
          <text:p text:style-name="P98">вам необходимо избавиться от иллюзий</text:p>
        </text:list-item>
        <text:list-item>
          <text:p text:style-name="P112"><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4">Осознание факта манипуляций даст вам ответ на большинство ваших вопросов, таких, как:</text:p>
      <text:list xml:id="list38789383" text:continue-list="list38788135" text:style-name="диалог">
        <text:list-item>
          <text:p text:style-name="P96">Что происходит?</text:p>
        </text:list-item>
        <text:list-item>
          <text:p text:style-name="P96">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38772974" text:continue-numbering="true" text:style-name="диалог">
        <text:list-item>
          <text:p text:style-name="P96">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3"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78"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80"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50">[</text:span><text:span text:style-name="T2">Миллион</text:span><text:span text:style-name="T50">]</text:span> шагов как стать успешным карьеристом, <text:span text:style-name="T50">[</text:span><text:span text:style-name="T2">двести тысяч сто</text:span><text:span text:style-name="T50">]</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50">pick up —</text:span><text:span text:style-name="T14"> цеплять, подцепить</text:span>) <text:span text:style-name="T50">—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2"><text:soft-page-break/>Главная цель пикапа — зацепить девушку. Начиная с банального:</text:p>
      <text:list xml:id="list38772397" text:continue-numbering="true" text:style-name="диалог">
        <text:list-item>
          <text:p text:style-name="P116">Вашей маме зять не нужен?</text:p>
        </text:list-item>
      </text:list>
      <text:p text:style-name="P32">И заканчивая какими-то более экстравагантными:</text:p>
      <text:list xml:id="list38769371" text:continue-numbering="true" text:style-name="диалог">
        <text:list-item>
          <text:p text:style-name="P116">Твой отец случайно не хлеб?</text:p>
        </text:list-item>
        <text:list-item>
          <text:p text:style-name="P116">В каком смысле?</text:p>
        </text:list-item>
        <text:list-item>
          <text:p text:style-name="P116">Ну ты такая крошка...</text:p>
        </text:list-item>
      </text:list>
      <text:p text:style-name="P32">Это будет фраза, которая может зацепить.</text:p>
      <text:p text:style-name="P32">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2">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38780173" text:continue-numbering="true" text:style-name="диалог">
        <text:list-item>
          <text:p text:style-name="P116">Привет.</text:p>
        </text:list-item>
      </text:list>
      <text:p text:style-name="P32">Говорит достаточно спокойно и ненавязчиво, как будто бы обознался. Ответите вы или нет — ему не важно. Он уже задает вопрос:</text:p>
      <text:list xml:id="list38763893" text:continue-numbering="true" text:style-name="диалог">
        <text:list-item>
          <text:p text:style-name="P116">Ты одна тут?</text:p>
        </text:list-item>
      </text:list>
      <text:p text:style-name="P32">И вы отвечаете, мол:</text:p>
      <text:list xml:id="list38782388" text:continue-numbering="true" text:style-name="диалог">
        <text:list-item>
          <text:p text:style-name="P116">Нет... я с подругой... Она сейчас подойдет... — недоумевая, что этот незнакомец от вас хочет.</text:p>
        </text:list-item>
      </text:list>
      <text:p text:style-name="P32"><text:soft-page-break/>На что он отвечает:</text:p>
      <text:list xml:id="list38780239" text:continue-numbering="true" text:style-name="диалог">
        <text:list-item>
          <text:p text:style-name="P116">Ну ее же сейчас нет. Отойдем, поговорить надо...</text:p>
        </text:list-item>
      </text:list>
      <text:p text:style-name="P32">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38788973" text:continue-numbering="true" text:style-name="диалог">
        <text:list-item>
          <text:p text:style-name="P116">Ну? Ты идешь?</text:p>
        </text:list-item>
      </text:list>
      <text:p text:style-name="P32">И вот вы, сбитая с толку, не понимая, что происходит, плететесь за ним.</text:p>
      <text:p text:style-name="P32">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2">Вот еще один пример из моего личного опыта. Однажды вечером мне поступает звонок от знакомого:</text:p>
      <text:list xml:id="list38776951" text:continue-numbering="true" text:style-name="диалог">
        <text:list-item>
          <text:p text:style-name="P116">Привет! Я тут рядом. Кофе не хочешь? Да? Нет? Давай быстрей? Ну? Так что?..</text:p>
        </text:list-item>
      </text:list>
      <text:p text:style-name="P32">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2">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2"><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2">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2">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38789278" text:continue-numbering="true" text:style-name="диалог">
        <text:list-item>
          <text:p text:style-name="P116">Яна, блять, что ты от меня хочешь?..</text:p>
        </text:list-item>
      </text:list>
      <text:p text:style-name="P32">Он разозлился. Вопрос, как я полагаю, был риторическим и тупым, ведь моя просьба вести себя как полагается была ответом на его кричащий вопрос:</text:p>
      <text:list xml:id="list38783496" text:continue-numbering="true" text:style-name="диалог">
        <text:list-item>
          <text:p text:style-name="P116">Ничего!</text:p>
        </text:list-item>
      </text:list>
      <text:p text:style-name="P32">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32">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2">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51">* * *</text:p>
      <text:p text:style-name="P32">Вернемся к сути. Во всех случаях пикапер нарушает ваши личные границы. Да, звучит слишком феминистично, но что же тут поделаешь?!</text:p>
      <text:p text:style-name="P32">Задайте себе вопрос:</text:p>
      <text:list xml:id="list38778139" text:continue-numbering="true" text:style-name="диалог">
        <text:list-item>
          <text:p text:style-name="P116">Комфортно мне, или нет?</text:p>
        </text:list-item>
      </text:list>
      <text:p text:style-name="P32">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2">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2"><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2">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2">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2">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2">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2"><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33">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9">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29">К чему я веду?</text:p>
      <text:p text:style-name="P29">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29">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29">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9">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88" text:outline-level="4">Общие диагностические критерии расстройств личности</text:h>
      <text:p text:style-name="P36">Существует несколько видов расстройств личности. Они могут быть сгруппированы в одну из трех групп-кластеров:</text:p>
      <text:list xml:id="list337917090376293254" text:style-name="List_20_2">
        <text:list-item>
          <text:p text:style-name="P126">Кластер <text:span text:style-name="T50">A</text:span><text:span text:style-name="T9">:</text:span></text:p>
          <text:list>
            <text:list-item>
              <text:p text:style-name="P128">Параноидное;</text:p>
            </text:list-item>
            <text:list-item>
              <text:p text:style-name="P128">Шизоидное;</text:p>
            </text:list-item>
            <text:list-item>
              <text:p text:style-name="P128">Шизотипическое.</text:p>
              <text:p text:style-name="P125"><text:span text:style-name="T9">Для лиц с расстройствами кластера </text:span><text:span text:style-name="T55">A</text:span><text:span text:style-name="T9"> характерны трудности, связанные с взаимодействием с окружающими.</text:span></text:p>
              <text:p text:style-name="P125"><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25"><text:span text:style-name="T8">Кластер </text:span><text:span text:style-name="T55">B</text:span><text:span text:style-name="T9">:</text:span></text:p>
          <text:list>
            <text:list-item>
              <text:p text:style-name="P128">Антисоциальное;</text:p>
            </text:list-item>
            <text:list-item>
              <text:p text:style-name="P128">Пограничное;</text:p>
            </text:list-item>
            <text:list-item>
              <text:p text:style-name="P128">Истерическое;</text:p>
            </text:list-item>
            <text:list-item>
              <text:p text:style-name="P128">Нарциссическое.</text:p>
              <text:p text:style-name="P125"><text:span text:style-name="T9">Лица с расстройствами кластера </text:span><text:span text:style-name="T55">B</text:span><text:span text:style-name="T54">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9"><text:soft-page-break/>Их эмоциональное состояние описывается, как драматическое, тревожное, непредсказуемое и нестабильное.</text:p>
            </text:list-item>
          </text:list>
        </text:list-item>
        <text:list-item>
          <text:p text:style-name="P138"><text:span text:style-name="T14">Кластер </text:span><text:span text:style-name="T50">C</text:span><text:span text:style-name="T22">:</text:span></text:p>
          <text:list>
            <text:list-item>
              <text:p text:style-name="P139">Избегающее;</text:p>
            </text:list-item>
            <text:list-item>
              <text:p text:style-name="P139">Зависимое;</text:p>
            </text:list-item>
            <text:list-item>
              <text:p text:style-name="P139">Обсессивно-компульсивное.</text:p>
              <text:p text:style-name="P138"><text:span text:style-name="T22">Лица с расстройствами кластера </text:span><text:span text:style-name="T50">C</text:span><text:span text:style-name="T54"> </text:span><text:span text:style-name="T22">испытывают чувства тревоги и страха, которые их подавляют, и с которыми они постоянно борются.</text:span></text:p>
              <text:p text:style-name="P139">Их поведение описывается, как антиобщественное, замкнутое, неуверенное и чрезвычайно чувствительное.</text:p>
            </text:list-item>
          </text:list>
        </text:list-item>
      </text:list>
      <text:p text:style-name="P76"/>
      <text:p text:style-name="P77"><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52">*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38764332" text:continue-list="list38767845" text:style-name="List_20_1">
        <text:list-item text:start-value="1">
          <text:p text:style-name="P141">заметная дисгармония в поведении:</text:p>
          <text:list>
            <text:list-item>
              <text:p text:style-name="P140">аффективность<text:note text:id="ftn21" text:note-class="footnote"><text:note-citation text:label="*">*</text:note-citation><text:note-body><text:p text:style-name="Footnote"><text:span text:style-name="T8">Аффективность</text:span> (<text:span text:style-name="T2">от лат. </text:span><text:span text:style-name="T51">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0">возбудимость;</text:p>
            </text:list-item>
            <text:list-item>
              <text:p text:style-name="P140">расстройство контроля побуждений:</text:p>
              <text:list>
                <text:list-item>
                  <text:p text:style-name="P140">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0">нарастающее напряжение, возникающее перед совершением действия, повышение физической и психической активности;</text:p>
                </text:list-item>
                <text:list-item>
                  <text:p text:style-name="P140">возникновение ощущения радости и облегчения во время совершения действия.</text:p>
                </text:list-item>
              </text:list>
            </text:list-item>
            <text:list-item>
              <text:p text:style-name="P140">нарушение в процессах восприятия и мышления;</text:p>
            </text:list-item>
            <text:list-item>
              <text:p text:style-name="P140"><text:soft-page-break/>изменение в стиле отношения к окружающим;</text:p>
            </text:list-item>
          </text:list>
        </text:list-item>
        <text:list-item>
          <text:p text:style-name="P140">хроническое проявление аномального поведения, возникшее давно;</text:p>
        </text:list-item>
        <text:list-item>
          <text:p text:style-name="P140">нарушение адаптации к широкому диапазону личностных и социальных ситуаций в связи с аномальным стилем поведения;</text:p>
        </text:list-item>
        <text:list-item>
          <text:p text:style-name="P140">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0">обычно, но не всегда — существенное ухудшение профессиональной и социальной продуктивности.</text:p>
        </text:list-item>
        <text:list-item>
          <text:p text:style-name="P140">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2174249428570169764" text:style-name="List_20_3">
        <text:list-item>
          <text:p text:style-name="P129">отсутствие расстройства личности и существенных критериев личностного расстройства;</text:p>
        </text:list-item>
        <text:list-item>
          <text:p text:style-name="P129">личностное затруднение <text:span text:style-name="T2">(наличие подпороговых критериев одного или нескольких расстройств личности)</text:span>;</text:p>
        </text:list-item>
        <text:list-item>
          <text:p text:style-name="P129"><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31">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31"><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38779812" text:continue-list="list38791478" text:style-name="список_20_перечисление">
        <text:list-item>
          <text:p text:style-name="P112">компенсация негативных проявлений;</text:p>
        </text:list-item>
        <text:list-item>
          <text:p text:style-name="P112">адаптация к обществу;</text:p>
        </text:list-item>
        <text:list-item>
          <text:p text:style-name="P112">снижение уровня тревожности;</text:p>
        </text:list-item>
        <text:list-item>
          <text:p text:style-name="P112">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8" text:outline-level="4">Параноидное расстройство личности</text:h>
      <text:p text:style-name="P30">Диагностируется при наличии четырех и более критериев, приведенных ниже, а также при проявлении общих критериев расстройств личности:</text:p>
      <text:list xml:id="list38781191" text:continue-numbering="true" text:style-name="список_20_перечисление">
        <text:list-item>
          <text:p text:style-name="P122">чрезмерная чувствительность к неудачам и отказам;</text:p>
        </text:list-item>
        <text:list-item>
          <text:p text:style-name="P122">постоянное недовольство окружающими, неумение прощать оскорбления, причинение ущерба, высокомерное поведение;</text:p>
        </text:list-item>
        <text:list-item>
          <text:p text:style-name="P122">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2">воинственно-щепетильное, не соответствующее фактической ситуации отношение к вопросам, связанным с правами личности;</text:p>
        </text:list-item>
        <text:list-item>
          <text:p text:style-name="P122">возобновляющиеся неоправданные подозрения в неверности сексуального партнера;</text:p>
        </text:list-item>
        <text:list-item>
          <text:p text:style-name="P122">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2">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9"><text:soft-page-break/>Нормальное поведение: Ты мне изменяла?</text:p>
      <text:p text:style-name="P29">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9">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9">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7"><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7"><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8" text:outline-level="4">Шизоидное расстройство личности</text:h>
      <text:p text:style-name="P30">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38772861" text:continue-numbering="true" text:style-name="список_20_перечисление">
        <text:list-item>
          <text:p text:style-name="P120">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0">эмоциональная холодность, ослабление эмоциональных реакций, бесчувствие, безразличие, отрешенность;</text:p>
        </text:list-item>
        <text:list-item>
          <text:p text:style-name="P120">неспособность проявлять как теплые и нежные чувства, так и гнев по отношению к другим людям;</text:p>
        </text:list-item>
        <text:list-item>
          <text:p text:style-name="P120">слабая реакция на похвалу и на критику;</text:p>
        </text:list-item>
        <text:list-item>
          <text:p text:style-name="P120">незначительный интерес к сексуальным контактам;</text:p>
        </text:list-item>
        <text:list-item>
          <text:p text:style-name="P120">повышенная склонность к фантазированию и стремление к углубленному познанию собственных мыслей, чувств, переживаний.</text:p>
        </text:list-item>
        <text:list-item>
          <text:p text:style-name="P120">предпочтение уединенной деятельности;</text:p>
        </text:list-item>
        <text:list-item>
          <text:p text:style-name="P120">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0">заметная нечуткость к основным чувственно-понятийным социальным нормам и условиям. Эмоциональная дисгармония.</text:p>
        </text:list-item>
      </text:list>
      <text:p text:style-name="P30"><text:soft-page-break/>Шизоид выдерживает значительную дистанцию между собой и окружающими, из-за парадоксально чего вечно жаждет близости.</text:p>
      <text:p text:style-name="P30">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30">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30">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30">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30">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2"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6"><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3"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30">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30">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30">Также для шизоида характерна высокая работоспособность в узких сферах деятельности, сочетающихся с (сухим) прагматизмом.</text:p>
      <text:p text:style-name="P30"><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30">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30">Шизоидам свойственно игнорирование социальных норм внешнего вида, неопрятность, нечистоплотность.</text:p>
      <text:p text:style-name="P31">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30">Шизоид, как правило, плохо вовлекается в терапию из-за отсутствия эмпатических наклонностей, что является причиной низкой мотивации.</text:p>
      <text:p text:style-name="P30">Терапия может занимать достаточно продолжительное время из-за постоянного дистанцирования пациента от доктора.</text:p>
      <text:p text:style-name="P37"><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8" text:outline-level="4">Диссоциальное расстройство личности</text:h>
      <text:p text:style-name="P30"><text:span text:style-name="T8"><text:s/></text:span><text:span text:style-name="T2">(Также антисоциальное рас-во или социопатия)</text:span></text:p>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8769537" text:continue-numbering="true" text:style-name="список_20_перечисление">
        <text:list-item>
          <text:p text:style-name="P120">бессердечность, равнодушие к чувствам окружающих. Отсутствие сожалений;</text:p>
        </text:list-item>
        <text:list-item>
          <text:p text:style-name="P120">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0">неспособность поддерживать взаимоотношения при отсутствии затруднений в их становлении;</text:p>
        </text:list-item>
        <text:list-item>
          <text:p text:style-name="P120">крайне низкая способность выдерживать фрустрацию<text:note text:id="ftn24" text:note-class="footnote"><text:note-citation text:label="*">*</text:note-citation><text:note-body><text:p text:style-name="P75">Фрустация<text:span text:style-name="T9"> (</text:span><text:span text:style-name="T4">от лат. </text:span><text:span text:style-name="T52">f</text:span><text:span text:style-name="T4">rustratio</text:span><text:span text:style-name="T52"> —</text:span><text:span text:style-name="T16"> обман, тщетное ожидание</text:span><text:span text:style-name="T9">) </text:span><text:span text:style-name="T54">—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0">неспособность испытывать чувство вины и извлекать пользу из жизненного опыта, особенно из наказания;</text:p>
        </text:list-item>
        <text:list-item>
          <text:p text:style-name="P120">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2"><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30">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30">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30">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30">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30">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30">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30">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30">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30">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30">Немаловажным является факт того, что социопаты отлично понимают, что такое социальные нормы, однако игнорируют их осознанно.</text:p>
      <text:p text:style-name="P36">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6">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9">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9">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6">Согласно определению Эрика Берна, социопаты делятся на два вида:</text:p>
      <text:list xml:id="list38774220" text:continue-list="list38764332" text:style-name="List_20_1">
        <text:list-item text:start-value="1">
          <text:p text:style-name="P127">Латентный или пассивный социопат.</text:p>
          <text:p text:style-name="P130">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0">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7">Активный социопат.</text:p>
          <text:p text:style-name="P130">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30">Вне досягаемости этих людей социопат не может и не считает нужным сдерживаться.</text:p>
        </text:list-item>
      </text:list>
      <text:p text:style-name="P31"/>
      <text:p text:style-name="P31">Терапия для антисоциальной личности<text:span text:style-name="T9">:</text:span></text:p>
      <text:p text:style-name="P30">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30">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7"><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8"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8768314" text:continue-list="list38769537" text:style-name="список_20_перечисление">
        <text:list-item>
          <text:p text:style-name="P120">ярко выраженная тенденция действовать импульсивно, без учёта последствий, наряду с неустойчивостью настроения;</text:p>
        </text:list-item>
        <text:list-item>
          <text:p text:style-name="P120">минимальная способность планировать;</text:p>
        </text:list-item>
        <text:list-item>
          <text:p text:style-name="P120">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30">Эмоционально-неустойчивое расстройство, это группа, которая включает в себя два подвида расстройств:</text:p>
      <text:list xml:id="list8802903359638968245" text:style-name="List_20_4">
        <text:list-item>
          <text:p text:style-name="P123">Эмоциональный или импульсивный тип:</text:p>
          <text:list>
            <text:list-item>
              <text:p text:style-name="P121">склонность к совершению неблагоприятных поступков без учета неблагоприятных последствий;</text:p>
            </text:list-item>
            <text:list-item>
              <text:p text:style-name="P121">высокая активность, сочетающаяся с неумением находить общий язык с окружающими;</text:p>
            </text:list-item>
            <text:list-item>
              <text:p text:style-name="P132"><text:span text:style-name="T22">склонность к сексуальной распущенности</text:span><text:span text:style-name="T54">.</text:span></text:p>
            </text:list-item>
          </text:list>
          <text:p text:style-name="P132"><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1">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1">Способны совершить криминальное действие.</text:p>
          <text:p text:style-name="P121"/>
        </text:list-item>
        <text:list-item>
          <text:p text:style-name="P123">Пограничный тип.</text:p>
          <text:list>
            <text:list-item>
              <text:p text:style-name="P121">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1">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1">повышенная впечатлительность;</text:p>
            </text:list-item>
            <text:list-item>
              <text:p text:style-name="P121">развитое воображение;</text:p>
            </text:list-item>
            <text:list-item>
              <text:p text:style-name="P121">внушаемость.</text:p>
            </text:list-item>
          </text:list>
          <text:p text:style-name="P121">Человек пограничного типа склонен проявлять высокую активность в сферах, которые ему в данный момент наиболее интересны.</text:p>
          <text:p text:style-name="P121">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1"><text:soft-page-break/>Из-за склонности к внушаемости и фантазированию, сферы его интересов постоянно меняются.</text:p>
          <text:p text:style-name="P132"><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1">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2"><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7">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8" text:outline-level="4">Истерическое расстройство личности</text:h>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87685141" text:continue-list="list38768314" text:style-name="список_20_перечисление">
        <text:list-item>
          <text:p text:style-name="P120">самодраматизация, театральность, преувеличенное выражение эмоций;</text:p>
        </text:list-item>
        <text:list-item>
          <text:p text:style-name="P120">внушаемость, лёгкая подверженность влиянию окружающих или обстоятельств;</text:p>
        </text:list-item>
        <text:list-item>
          <text:p text:style-name="P120">поверхностность и лабильность эмоциональности (подвижность, неустойчивость, изменчивость психики);</text:p>
        </text:list-item>
        <text:list-item>
          <text:p text:style-name="P120">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20">неадекватная обольстительность во внешнем виде и поведении;</text:p>
        </text:list-item>
        <text:list-item>
          <text:p text:style-name="P120">чрезмерная озабоченность физической привлекательностью;</text:p>
        </text:list-item>
        <text:list-item>
          <text:p text:style-name="P120">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30"/>
      <text:p text:style-name="P30"><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8783404" text:continue-numbering="true" text:style-name="список_20_перечисление">
        <text:list-item>
          <text:p text:style-name="P112">«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2">«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2">«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0">«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30">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30">Для истероидов характерна неустойчивость самооценки.</text:p>
      <text:p text:style-name="P30">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30">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30">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30">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6">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6">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6"/>
      <text:h text:style-name="P88" text:outline-level="4">Нарциссическ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7994275645714636009" text:style-name="List_20_5">
        <text:list-item>
          <text:p text:style-name="P117">Значительные нарушения функционирования личности:</text:p>
          <text:list>
            <text:list-item>
              <text:p text:style-name="P117">Нарушения в собственном функционировании</text:p>
              <text:p text:style-name="P133"><text:span text:style-name="T54">(a </text:span><text:span text:style-name="T22">или </text:span><text:span text:style-name="T54">b)</text:span><text:span text:style-name="T53">:</text:span></text:p>
              <text:list>
                <text:list-item>
                  <text:p text:style-name="P117">Идеинтичность.</text:p>
                  <text:p text:style-name="P117">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7">Неадекватная самооценка, которая может быть завышенной или заниженной, которая колеблется между крайностями.</text:p>
                  <text:p text:style-name="P117">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7">Опора на себя.</text:p>
                  <text:p text:style-name="P117">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7">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7">Зачастую не осознает собственных мотивов.</text:p>
                </text:list-item>
              </text:list>
            </text:list-item>
            <text:list-item>
              <text:p text:style-name="P117">Нарушения в межперсональном функционировании</text:p>
              <text:p text:style-name="P124"><text:span text:style-name="T52">(a </text:span><text:span text:style-name="T4">или </text:span><text:span text:style-name="T52">b)</text:span><text:span text:style-name="T53">:</text:span></text:p>
              <text:list>
                <text:list-item>
                  <text:p text:style-name="P117">Отсутствие эмпатии.</text:p>
                  <text:p text:style-name="P117">Нарушенная способность признавать чувства других людей или идентифицировать себя с их чувствами.</text:p>
                  <text:p text:style-name="P117">Чрезмерно настроены на реакции других, но только если эти реакции имеют к нему отношение.</text:p>
                  <text:p text:style-name="P117">Переоценка или недооценка собственного влияния на других.</text:p>
                </text:list-item>
                <text:list-item>
                  <text:p text:style-name="P117">Близость.</text:p>
                  <text:p text:style-name="P117">Считает, что отношения нужны для «обслуживания» его самооценки.</text:p>
                  <text:p text:style-name="P117">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7">Патологические черты личности в следующих областях:</text:p>
          <text:list>
            <text:list-item>
              <text:p text:style-name="P117"><text:soft-page-break/>Антагонизм (соперничество и соревнование), характеризующийся:</text:p>
              <text:list>
                <text:list-item>
                  <text:p text:style-name="P117">Грандиозностью.</text:p>
                  <text:p text:style-name="P117">Явное или скрытое чувство, что ему все должны.</text:p>
                  <text:p text:style-name="P117">Эгоцентризм, уверенность в собственном превосходстве.</text:p>
                  <text:p text:style-name="P117">Снисходительное отношение к другим.</text:p>
                </text:list-item>
                <text:list-item>
                  <text:p text:style-name="P117">Привлечение внимания.</text:p>
                  <text:p text:style-name="P117">Чрезмерные попытки привлечь внимание других и быть в центе внимания.</text:p>
                  <text:p text:style-name="P117">Поиск восхищения.</text:p>
                </text:list-item>
              </text:list>
            </text:list-item>
          </text:list>
        </text:list-item>
        <text:list-item>
          <text:p text:style-name="P117">Вышеперечисленные личностные нарушения стабильны во времени и проявляются в разных жизненных ситуациях.</text:p>
        </text:list-item>
        <text:list-item>
          <text:p text:style-name="P117">Вышеперечисленные личностные нарушения не соответствуют культурной среде.</text:p>
        </text:list-item>
        <text:list-item>
          <text:p text:style-name="P117">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3">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3">В наше время нарциссическим личностям очень тяжело, в связи с информационной средой, которая нас окружает.</text:p>
      <text:p text:style-name="P29"><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9"><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4"><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3">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3">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8">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0">«недостойных». Признание и уважение он обычно требует.</text:span></text:p>
      <text:p text:style-name="P23">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3">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4">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4"><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3">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8" text:outline-level="4">Пассивно-агрессивн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38787128" text:continue-list="list38783404" text:style-name="список_20_перечисление">
        <text:list-item>
          <text:p text:style-name="P118">необоснованная критика или презрение по отношению к собеседнику;</text:p>
        </text:list-item>
        <text:list-item>
          <text:p text:style-name="P118">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8">конфликтность, раздражительность и упрямство при необходимости выполнять нежелательные задачи;</text:p>
        </text:list-item>
        <text:list-item>
          <text:p text:style-name="P118">намеренно плохая или медленная работа при выполнении нежелательных задач;</text:p>
        </text:list-item>
        <text:list-item>
          <text:p text:style-name="P118">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8">избегающее поведение при выполнении обязательств, которое оправдывается забывчивостью;</text:p>
        </text:list-item>
        <text:list-item>
          <text:p text:style-name="P118">препятствование усилиям других за счет невыполнения своей части работы (если речь идет командной работе).</text:p>
        </text:list-item>
      </text:list>
      <text:p text:style-name="P33">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3">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3">В случае если по каким-то причинам больной теряет мотивацию к сопротивлению, то испытывает выраженное чувство тревоги.</text:p>
      <text:p text:style-name="P33">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3">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3">Негативная реакция окружающих на свои жалобы является для них субъективным подтверждением обоснованности их пессимизма и негатива.</text:p>
      <text:p text:style-name="P33"><text:soft-page-break/>Возможен шантаж суицидом, но он редко сопровождается суицидальными попытками.</text:p>
      <text:p text:style-name="P37"><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3">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3">Уступки требованиям пациента со стороны терапевта антитерапевтичны, а отказ уступать угрожает потерей контакта.</text:p>
      <text:p text:style-name="P33"/>
      <text:p text:style-name="P35">(Источник: Википедия)</text:p>
      <text:h text:style-name="P80" text:outline-level="3"><text:bookmark-start text:name="Pochiemu_ia_"/>Почему я?<text:bookmark-end text:name="Pochiemu_ia_"/></text:h>
      <text:p text:style-name="P8">Именно этот вопрос вы задавали себе в начале своих роковых отношений! Именно поиски ответа не дают вам покоя.</text:p>
      <text:p text:style-name="P4"><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4">Так как же получилось, что все вышло из под контроля?</text:p>
      <text:p text:style-name="P4">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4">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4">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27"><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4">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3">отпустит</text:span><text:span text:style-name="T64"> выбросит</text:span> только тогда, когда с вас уже нечего будет взять.</text:p>
      <text:p text:style-name="P4">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4"><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50">* * *</text:p>
      <text:p text:style-name="P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4">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text:p>
      <text:p text:style-name="P4">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8">15 минут.</text:p>
      <text:p text:style-name="P48">* * *</text:p>
      <text:p text:style-name="P8">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8788683" text:continue-list="list38778139" text:style-name="диалог">
        <text:list-item>
          <text:p text:style-name="P99">Ты просто его не знаешь!</text:p>
        </text:list-item>
      </text:list>
      <text:p text:style-name="P54">*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text:soft-page-break/>Давайте вспомним ранее описанный диалог, где я задаю своему бывшему парню вопрос:</text:p>
      <text:list xml:id="list38780178" text:continue-numbering="true" text:style-name="диалог">
        <text:list-item>
          <text:p text:style-name="P96">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38763529" text:continue-numbering="true" text:style-name="диалог">
        <text:list-item>
          <text:p text:style-name="P96">Ты вокруг меня плетешь какую-то западню...</text:p>
        </text:list-item>
        <text:list-item>
          <text:p text:style-name="P96">Я ничего такого не делал...</text:p>
        </text:list-item>
        <text:list-item>
          <text:p text:style-name="P96">Каждый справляется с болью по разному...</text:p>
        </text:list-item>
        <text:list-item>
          <text:p text:style-name="P96">Я был на четырех свиданиях...</text:p>
        </text:list-item>
        <text:list-item>
          <text:p text:style-name="P96">Да, я трахаться хотел...</text:p>
        </text:list-item>
      </text:list>
      <text:p text:style-name="P4">Но это лишь вербальная сторона разговора. Поговорим еще и о языке тела.</text:p>
      <text:p text:style-name="P4">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4">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4">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4">Почему я?</text:p>
      <text:p text:style-name="P4">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4">Даже когда его аморальные действия стали до безобразия очевидными, я пичкала себя надеждой, что все наладится. Вот почему я!</text:p>
      <text:p text:style-name="P4">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50">* * *</text:p>
      <text:p text:style-name="P8">Как же не попасть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2">И вот тут сразу возникает вопрос: </text:span><text:span text:style-name="T9">«</text:span><text:span text:style-name="T4">Что важнее — интуиция или же все-таки логика?</text:span><text:span text:style-name="T9">»</text:span></text:p>
      <text:p text:style-name="P10">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0">Интуиция — подсознание — инстинкт.</text:p>
      <text:p text:style-name="P8">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8">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pan text:style-name="T5">В учениях Платона</text:span><text:span text:style-name="T5"><text:note text:id="ftn25"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6"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7"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38789804" text:continue-numbering="true" text:style-name="диалог">
        <text:list-item>
          <text:p text:style-name="P99">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Стало быть, первое и самое главное правило — если кажется, то не кажется!</text:p>
      <text:p text:style-name="P8">Почему вы? Потому, что вы пытаетесь оправдывать свои опасения лишь логически.</text:p>
      <text:p text:style-name="P50">*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2">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8">Почему вы? Потому, что были недостаточно внимательны.</text:p>
      <text:p text:style-name="P8">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78"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8">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4"><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80"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80"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38790131" text:continue-numbering="true" text:style-name="диалог">
        <text:list-item>
          <text:p text:style-name="P96">Тебе показалось.</text:p>
        </text:list-item>
        <text:list-item>
          <text:p text:style-name="P96">Ты себе накручиваешь.</text:p>
        </text:list-item>
        <text:list-item>
          <text:p text:style-name="P96">Ничего у тебя не болит.</text:p>
        </text:list-item>
        <text:list-item>
          <text:p text:style-name="P96">Ты сама придумываешь себе проблемы.</text:p>
        </text:list-item>
        <text:list-item>
          <text:p text:style-name="P96">Я такого не говорил!</text:p>
        </text:list-item>
      </text:list>
      <text:p text:style-name="P4">Или:</text:p>
      <text:list xml:id="list38773162" text:continue-numbering="true" text:style-name="диалог">
        <text:list-item>
          <text:p text:style-name="P96">Не было такого. Ты все придумываешь!</text:p>
        </text:list-item>
      </text:list>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38781219" text:continue-numbering="true" text:style-name="диалог">
        <text:list-item>
          <text:p text:style-name="P96">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38781259" text:continue-numbering="true" text:style-name="диалог">
        <text:list-item>
          <text:p text:style-name="P96">С чего бы это ему причинять мне зло?</text:p>
        </text:list-item>
      </text:list>
      <text:p text:style-name="P4">Во-вторых: он опровергает ваше мнение:</text:p>
      <text:list xml:id="list38775759" text:continue-numbering="true" text:style-name="диалог">
        <text:list-item>
          <text:p text:style-name="P96">Не придумывай! Тебе показалось!</text:p>
        </text:list-item>
      </text:list>
      <text:p text:style-name="P4">В-третьих: этот человек настаивает на своей точке зрения, убеждая в этом вас:</text:p>
      <text:list xml:id="list38786886" text:continue-numbering="true" text:style-name="диалог">
        <text:list-item>
          <text:p text:style-name="P96">Я же знаю, что тебе нравится! Да нравится же! Ну чего ты врешь?!</text:p>
        </text:list-item>
      </text:list>
      <text:p text:style-name="P4">Вы начинаете в себе сомневаться если:</text:p>
      <text:list xml:id="list38785036" text:continue-list="list38787128" text:style-name="список_20_перечисление">
        <text:list-item>
          <text:p text:style-name="P98">вас запугивают и шантажируют: <text:span text:style-name="T2">«Я не буду с тобой разговаривать, если ты продолжишь говорить этот бред!»</text:span></text:p>
        </text:list-item>
        <text:list-item>
          <text:p text:style-name="P98">вас держат в напряжении: <text:span text:style-name="T2">«Ну посмотрим, как ты будешь стараться! Что-то я сомневаюсь!»</text:span></text:p>
        </text:list-item>
        <text:list-item>
          <text:p text:style-name="P98">на вас оказывают давление: <text:span text:style-name="T2">«Если ты это не сделаешь, то значит не любишь меня!»</text:span></text:p>
        </text:list-item>
        <text:list-item>
          <text:p text:style-name="P98">вам внушают: <text:span text:style-name="T2">«Ты понимаешь, что такое говорят только ненормальные!?»</text:span></text:p>
        </text:list-item>
        <text:list-item>
          <text:p text:style-name="P98">вас кодируют путем постоянного повторения всего вышеперечисленного.</text:p>
        </text:list-item>
      </text:list>
      <text:p text:style-name="P4">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4">Вам вечно что-то пытаются внушить относительно вашей нормальности, и вы действительно начинаете <text:span text:style-name="T58">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8">Например, вы первый раз за год приболели. С вами обычно редко такое случается, однако, ваш партнер говорит вам:</text:p>
      <text:list xml:id="list38764453" text:continue-list="list38786886" text:style-name="диалог">
        <text:list-item>
          <text:p text:style-name="P99">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38781129" text:continue-numbering="true" text:style-name="диалог">
        <text:list-item>
          <text:p text:style-name="P99">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59">Я </text:span><text:span text:style-name="T19">настойчиво советую его к просмотру. Во время просмотра у меня действительно мурашки шли по коже!</text:span></text:p>
      <text:p text:style-name="Text_20_body"><text:span text:style-name="T42">Теперь, </text:span><text:span text:style-name="T49">когда мне в очередной раз задают провокационные вопросы типа: что же я в нем, таком плохом, нашла; что же я терпела и не уходила </text:span><text:span text:style-name="T42">—</text:span><text:span text:style-name="T49">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4"><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38794378" text:continue-numbering="true" text:style-name="диалог">
        <text:list-item>
          <text:p text:style-name="P96">Мне это нравится? — Нет.</text:p>
        </text:list-item>
        <text:list-item>
          <text:p text:style-name="P96">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38764284" text:continue-numbering="true" text:style-name="диалог">
        <text:list-item>
          <text:p text:style-name="P96">Как это у меня не болит? Еще как болит!</text:p>
        </text:list-item>
      </text:list>
      <text:p text:style-name="P4"><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38767862" text:continue-numbering="true" text:style-name="диалог">
        <text:list-item>
          <text:p text:style-name="P96">Ты что, хочешь сказать, что я сумасшедшая?!</text:p>
        </text:list-item>
      </text:list>
      <text:p text:style-name="P48">*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58">Это поможет вам увидеть, что вы все сделали правильно и </text:span><text:span text:style-name="T14">стать</text:span><text:span text:style-name="T58"> уверенее в себе.</text:span></text:p>
      <text:p text:style-name="P4">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58">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58">ему</text:span> проникать в ваши мысли. От таких людей я настойчиво <text:span text:style-name="T58">рекомендую</text:span> вам держаться подальше!</text:p>
      <text:h text:style-name="P80"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38780869" text:continue-numbering="true" text:style-name="диалог">
        <text:list-item>
          <text:p text:style-name="P96">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38773530" text:continue-numbering="true" text:style-name="диалог">
        <text:list-item>
          <text:p text:style-name="P96">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38768662" text:continue-numbering="true" text:style-name="диалог">
        <text:list-item>
          <text:p text:style-name="P96">В смысле?</text:p>
        </text:list-item>
      </text:list>
      <text:p text:style-name="P4">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4">б) успеть придумать что-то пока вы повторяете свой вопрос, что позволит ему <text:span text:style-name="T2">спрыгнуть с темы</text:span>.</text:p>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38774184" text:continue-numbering="true" text:style-name="диалог">
        <text:list-item>
          <text:p text:style-name="P96">Скажи мне, тебе правда неинтересно, в какой школе будет учится твой сын?</text:p>
        </text:list-item>
        <text:list-item>
          <text:p text:style-name="P96">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80" text:outline-level="3">Изоляция жертвы от ее окружения</text:h>
      <text:h text:style-name="P84" text:outline-level="4">1. Он всячески заполняет ваше время собой и своим окружением.</text:h>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4" text:outline-level="4">2. Он воздействует на ваше мнение о ваших близких.</text:h>
      <text:p text:style-name="P7">Это может быть ваша близкая подруга:</text:p>
      <text:list xml:id="list38775577" text:continue-numbering="true" text:style-name="диалог">
        <text:list-item>
          <text:p text:style-name="P96">Твоя Машка как-то странно на меня посмотрела... А вы давно с ней дружите?...</text:p>
        </text:list-item>
      </text:list>
      <text:p text:style-name="P4">После такого замечания вы, наверняка, постараетесь оградить вашего партнера от <text:span text:style-name="T58">каких-то </text:span><text:span text:style-name="T14">не таких</text:span><text:span text:style-name="T50"> </text:span><text:span text:style-name="T14">взглядов Маши. Теперь ваше с ней общение может свестись к минимуму.</text:span></text:p>
      <text:p text:style-name="P15">Это может быть ваш друг:</text:p>
      <text:list xml:id="list38794564" text:continue-numbering="true" text:style-name="диалог">
        <text:list-item>
          <text:p text:style-name="P96">Я видел, как ты с Петей кокетничала...</text:p>
        </text:list-item>
      </text:list>
      <text:p text:style-name="P4">Петю ждет та же участь, что и Машу — вы перестаете общаться с Петей, дабы избежать необоснованной ревности вашего партнера.</text:p>
      <text:p text:style-name="P4">Это могут быть ваши близкие родственники:</text:p>
      <text:list xml:id="list38781053" text:continue-numbering="true" text:style-name="диалог">
        <text:list-item>
          <text:p text:style-name="P96">Мне кажется, что я не нравлюсь твоей маме...</text:p>
        </text:list-item>
      </text:list>
      <text:p text:style-name="P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7"><text:soft-page-break/>Все желают вам зла, завидуют вам, но только не он! Он как раз оберегает вас от всех злых людей!</text:p>
      <text:p text:style-name="P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4">При этом, вы вряд ли услышите прямые запреты, типа:</text:p>
      <text:list xml:id="list38794772" text:continue-numbering="true" text:style-name="диалог">
        <text:list-item>
          <text:p text:style-name="P111"><text:span text:style-name="T25">Я не хочу, чтобы ты с </text:span><text:span text:style-name="T40">Машей</text:span><text:span text:style-name="T46"> </text:span><text:span text:style-name="T40">общалась!</text:span></text:p>
        </text:list-item>
      </text:list>
      <text:p text:style-name="P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4">Не верьте ничему, в чем не нашли подтверждения! Верьте только своим глазам и ушам!</text:p>
      <text:p text:style-name="P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5">3. Он </text:span><text:span text:style-name="T32">воздействует </text:span><text:span text:style-name="T25">на ваше окружение.</text:span></text:h>
      <text:p text:style-name="P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4">Таким человеком руководят определенные цели... или вы все еще думаете, что вам кажется?</text:p>
      <text:p text:style-name="P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Subtitle">* * *</text:p>
      <text:p text:style-name="P4">Нас с детства учили, что «сор из избы не выносят». Выносят! Иначе вы просто задохнетесь от этой «вони»! Я знаю, о чем говорю!</text:p>
      <text:p text:style-name="P4"><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38769216" text:continue-numbering="true" text:style-name="диалог">
        <text:list-item>
          <text:p text:style-name="P96">А куда же ты смотрела? Как ты могла не заметить?!</text:p>
        </text:list-item>
      </text:list>
      <text:p text:style-name="P4">А так же «по горячему» получить от близких совет на тему: «Что же делать?»</text:p>
      <text:p text:style-name="P4">Заходите издалека:</text:p>
      <text:list xml:id="list38780643" text:continue-numbering="true" text:style-name="диалог">
        <text:list-item>
          <text:p text:style-name="P96">Маш, смотри, вот чисто гипотетически, если человек так себя ведет — это нормально?</text:p>
        </text:list-item>
      </text:list>
      <text:p text:style-name="P4"><text:s/>Поверьте, с этих пор к нему начнут присматриваться. К тому же и он заметит, что отныне вы не один на один с ним.</text:p>
      <text:p text:style-name="P4">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4">Так что, заговорив о своих проблемах как можно раньше, у вас будет отличный шанс обезопасить себя и заручиться поддержкой!</text:p>
      <text:h text:style-name="P80" text:outline-level="3"><text:bookmark-start text:name="Passivnaia_aghriessiia__ighnorirovaniie_"/>Пассивная агрессия<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Результат пассивной агрессии — это всегда сильное чувство вины жертвы.</text:p>
      <text:p text:style-name="P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Heading_20_4" text:outline-level="4">Игнорирование.</text:h>
      <text:p text:style-name="P4"><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38784436" text:continue-numbering="true" text:style-name="диалог">
        <text:list-item>
          <text:p text:style-name="P96">Да сколько можно меня дергать?!</text:p>
        </text:list-item>
      </text:list>
      <text:p text:style-name="P4">Ну и, конечно, он обижается!</text:p>
      <text:h text:style-name="P84" text:outline-level="4">Обида.</text:h>
      <text:p text:style-name="P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38787725" text:continue-numbering="true" text:style-name="диалог">
        <text:list-item>
          <text:p text:style-name="P96">Как ты могла?!</text:p>
        </text:list-item>
      </text:list>
      <text:p text:style-name="P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Heading_20_4" text:outline-level="4">Внезапный бойкот.</text:h>
      <text:p text:style-name="P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4">Это бойкот. Цель такой пассивной агрессии — ввести вас в недоумение. Вы ищете свою вину, но не можете ее найти. В вашей голове только одна мысль:</text:p>
      <text:list xml:id="list38789588" text:continue-numbering="true" text:style-name="диалог">
        <text:list-item>
          <text:p text:style-name="P96">Не может же он просто так взять и обидеться?</text:p>
        </text:list-item>
      </text:list>
      <text:p text:style-name="P4">И вы отвечаете себе на этот вопрос — нет, не может.</text:p>
      <text:p text:style-name="P4">Может!!!</text:p>
      <text:p text:style-name="P4">Вам сложно поверить в то, что им руководят скрытые мотивы. Будучи человеком сострадательным и неравнодушным, вы пытаетесь наладить связь:</text:p>
      <text:list xml:id="list38794627" text:continue-numbering="true" text:style-name="диалог">
        <text:list-item>
          <text:p text:style-name="P96">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4">В следующую такую ситуацию вам обязательно напомнят:</text:p>
      <text:list xml:id="list38790436" text:continue-numbering="true" text:style-name="диалог">
        <text:list-item>
          <text:p text:style-name="P96">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38789283" text:continue-numbering="true" text:style-name="диалог">
        <text:list-item>
          <text:p text:style-name="P96">Ты в прошлый раз тоже говорила, что не повторится!</text:p>
          <text:p text:style-name="P89">* * *</text:p>
        </text:list-item>
      </text:list>
      <text:p text:style-name="P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38793140" text:continue-numbering="true" text:style-name="диалог">
        <text:list-item>
          <text:p text:style-name="P96">Что, опять? Ну ок...</text:p>
        </text:list-item>
      </text:list>
      <text:p text:style-name="P4">Я даже пыталась его вывести на чистую воду агрессивно... Много было испробовано... Не помогало ничего.</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4">Не пытайтесь утешить его и сгладить ситуацию. Он не прав! А если считает, что не правы вы, то пусть имеет смелость сказать об этом вслух.</text:p>
      <text:h text:style-name="P80"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38788038" text:continue-numbering="true" text:style-name="диалог">
        <text:list-item>
          <text:p text:style-name="P96">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4"><text:soft-page-break/>Я бы назвала триггер — ассоциативным переживанием воспоминания или представления.</text:p>
      <text:p text:style-name="P4">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8777336" text:continue-numbering="true" text:style-name="диалог">
        <text:list-item>
          <text:p text:style-name="P96">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80"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8792612" text:continue-numbering="true" text:style-name="диалог">
        <text:list-item>
          <text:p text:style-name="P96">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38770573" text:continue-numbering="true" text:style-name="диалог">
        <text:list-item>
          <text:p text:style-name="P96">Ее бы не изнасиловали, если бы она не надела такое короткое платье.</text:p>
        </text:list-item>
        <text:list-item>
          <text:p text:style-name="P96">Тебя не повысили, потому что ты мало старалась.</text:p>
        </text:list-item>
        <text:list-item>
          <text:p text:style-name="P96">Твой кошелек украли из-за твоей невнимательности!</text:p>
        </text:list-item>
      </text:list>
      <text:p text:style-name="P4">Все подобные примеры подводятся итоговым приговором:</text:p>
      <text:list xml:id="list38763526" text:continue-numbering="true" text:style-name="диалог">
        <text:list-item>
          <text:p text:style-name="P96"><text:soft-page-break/>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38763825" text:continue-numbering="true" text:style-name="диалог">
        <text:list-item>
          <text:p text:style-name="P96">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8776414" text:continue-numbering="true" text:style-name="диалог">
        <text:list-item>
          <text:p text:style-name="P96">Прости меня, я сорвался из-за того, что ты меня спровоцировала.</text:p>
        </text:list-item>
      </text:list>
      <text:p text:style-name="P4"><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8796153" text:continue-numbering="true" text:style-name="диалог">
        <text:list-item>
          <text:p text:style-name="P96">То есть, если ты пересолила суп, то позволишь своему мужу ударить тебя?</text:p>
        </text:list-item>
        <text:list-item>
          <text:p text:style-name="P96">Ты хочешь сказать, что украл бы деньги другого человека, если бы увидел у него расстегнутую сумку?</text:p>
        </text:list-item>
        <text:list-item>
          <text:p text:style-name="P96">А если ты увидишь на улице девушку в короткой юбке, это даст тебе полное право изнасиловать ее?</text:p>
        </text:list-item>
      </text:list>
      <text:p text:style-name="P4"><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4"><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80"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2">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В споре требуйте объяснений и аргументов:</text:p>
      <text:list xml:id="list38778428" text:continue-numbering="true" text:style-name="диалог">
        <text:list-item>
          <text:p text:style-name="P96">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38769657" text:continue-list="list38785036" text:style-name="список_20_перечисление">
        <text:list-item>
          <text:p text:style-name="P98">либо спор перейдет в русло конструктивного диалога;</text:p>
        </text:list-item>
        <text:list-item>
          <text:p text:style-name="P98">либо он бежит с «поля боя»;</text:p>
        </text:list-item>
        <text:list-item>
          <text:p text:style-name="P98"><text:soft-page-break/>либо же <text:s/>сначала на вас посыпятся оскорбления, а уже потом он сбежит...</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ведь перед вами предстанет весь абьюз,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38777902" text:continue-list="list38778428" text:style-name="диалог">
        <text:list-item>
          <text:p text:style-name="P96">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38780161" text:continue-numbering="true" text:style-name="диалог">
        <text:list-item>
          <text:p text:style-name="P96">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80"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Вернемся к мыльным пузырям.</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text:soft-page-break/>Есть одна тактика, которая может помочь заставить его выполнить свое обязательство. Попробуйте его пристыдить:</text:p>
      <text:list xml:id="list38790434" text:continue-numbering="true" text:style-name="диалог">
        <text:list-item>
          <text:p text:style-name="P96">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38791216" text:continue-numbering="true" text:style-name="диалог">
        <text:list-item>
          <text:p text:style-name="P96">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8789940" text:continue-numbering="true" text:style-name="диалог">
        <text:list-item>
          <text:p text:style-name="P96">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4">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38781515" text:continue-list="list38769657" text:style-name="список_20_перечисление">
        <text:list-item>
          <text:p text:style-name="P112">«альфа-самец» — образ парня, пользующийся успехом у женщин. Хвастун. Умник;</text:p>
        </text:list-item>
        <text:list-item>
          <text:p text:style-name="P112">«парень-жертва» — образ, который вечно ноет о том, как его пилит стерва-девушка;</text:p>
        </text:list-item>
        <text:list-item>
          <text:p text:style-name="P112">«парень-обаяшка» — образ парня, который безумно любит свою девушку и демонстрирует это широкой публике;</text:p>
        </text:list-item>
        <text:list-item>
          <text:p text:style-name="P112">«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2">«парень-бездушная сволочь» — образ «парня-обаяшки», только наедине с вами;</text:p>
        </text:list-item>
        <text:list-item>
          <text:p text:style-name="P112"><text:soft-page-break/>«Великийвсегдаправ!» — маска для получения повиновения. Самодовольный. Пафосный. Бескомпромисный. Категоричный;</text:p>
        </text:list-item>
        <text:list-item>
          <text:p text:style-name="P112">«дельта-самец» — маска для жалости: «Меня никто не понимает», «Я по жизни одиночка»;</text:p>
        </text:list-item>
        <text:list-item>
          <text:p text:style-name="P112">«немой парень» — когда не придумал, что сказать, <text:s/>а сделал вид, что не захотел и приготовился стать исчезнувшим парнем;</text:p>
        </text:list-item>
        <text:list-item>
          <text:p text:style-name="P112">«исчезнувший парень» — когда «немой парень» ушел играть роль «парня-жертвы»;</text:p>
        </text:list-item>
        <text:list-item>
          <text:p text:style-name="P112">«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4">Вся ирония в том, что в силу своей вопиющей слабости, такие люди просто не могут контролировать свои желания.</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80"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38788755" text:continue-list="list38789940" text:style-name="диалог">
        <text:list-item>
          <text:p text:style-name="P96">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38772557" text:continue-numbering="true" text:style-name="диалог">
        <text:list-item>
          <text:p text:style-name="P96">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38770147" text:continue-numbering="true" text:style-name="диалог">
        <text:list-item>
          <text:p text:style-name="P96">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подразумевает внедр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8787981" text:continue-numbering="true" text:style-name="диалог">
        <text:list-item>
          <text:p text:style-name="P96"><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38785849" text:continue-numbering="true" text:style-name="диалог">
        <text:list-item>
          <text:p text:style-name="P96">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38765414" text:continue-numbering="true" text:style-name="диалог">
        <text:list-item>
          <text:p text:style-name="P96">Ты что, жаловался Маше/Пете на меня?</text:p>
        </text:list-item>
      </text:list>
      <text:p text:style-name="P4">Ну или пристыдить в распускании слухов о вашей паре:</text:p>
      <text:list xml:id="list38771136" text:continue-numbering="true" text:style-name="диалог">
        <text:list-item>
          <text:p text:style-name="P96">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80"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38788295" text:continue-numbering="true" text:style-name="диалог">
        <text:list-item>
          <text:p text:style-name="P96">Стой там — иди сюда.</text:p>
        </text:list-item>
        <text:list-item>
          <text:p text:style-name="P96">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38785386" text:continue-numbering="true" text:style-name="диалог">
        <text:list-item>
          <text:p text:style-name="P96">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38767247" text:continue-numbering="true" text:style-name="диалог">
        <text:list-item>
          <text:p text:style-name="P96">Главное, что хорошо тебе! Вот это самое главное!</text:p>
        </text:list-item>
      </text:list>
      <text:p text:style-name="P4">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38791530" text:continue-numbering="true" text:style-name="диалог">
        <text:list-item>
          <text:p text:style-name="P96">Ты такая красивая! Фу!</text:p>
        </text:list-item>
        <text:list-item>
          <text:p text:style-name="P96">Да, ты права, но... <text:span text:style-name="T51">[</text:span><text:span text:style-name="T15">ты не права</text:span><text:span text:style-name="T51">]</text:span><text:span text:style-name="T50">.</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8764465" text:continue-numbering="true" text:style-name="диалог">
        <text:list-item>
          <text:p text:style-name="P96">Ты все придумываешь. Я такого не говорил...</text:p>
        </text:list-item>
      </text:list>
      <text:p text:style-name="P4">Потом висхолдинг:</text:p>
      <text:list xml:id="list38793034" text:continue-numbering="true" text:style-name="диалог">
        <text:list-item>
          <text:p text:style-name="P96">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38791267" text:continue-numbering="true" text:style-name="диалог">
        <text:list-item>
          <text:p text:style-name="P96">Вчера ты тоже говорила, что не хочешь ругаться, но, тем не менее мы поругались...</text:p>
        </text:list-item>
      </text:list>
      <text:p text:style-name="P4">Конечно, без триангуляции никуда:</text:p>
      <text:list xml:id="list38782935" text:continue-numbering="true" text:style-name="диалог">
        <text:list-item>
          <text:p text:style-name="P96">Да все говорят, что ты просто неурав­новешенная...</text:p>
        </text:list-item>
      </text:list>
      <text:p text:style-name="P4">И в заключение, виктимблейминг:</text:p>
      <text:list xml:id="list38773233" text:continue-numbering="true" text:style-name="диалог">
        <text:list-item>
          <text:p text:style-name="P96">Хватит ныть! Сидела бы молча — ничего бы этого не было!..</text:p>
        </text:list-item>
      </text:list>
      <text:p text:style-name="P54">*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387891751" text:continue-numbering="true" text:style-name="диалог">
        <text:list-item>
          <text:p text:style-name="P96">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38788578" text:continue-numbering="true" text:style-name="диалог">
        <text:list-item>
          <text:p text:style-name="P96">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8772961" text:continue-numbering="true" text:style-name="диалог">
        <text:list-item>
          <text:p text:style-name="P96">Если ты пригласишь всех друзей, то это вызовет дискомфорт.</text:p>
        </text:list-item>
      </text:list>
      <text:p text:style-name="P4">То есть:</text:p>
      <text:list xml:id="list38777745" text:continue-numbering="true" text:style-name="диалог">
        <text:list-item>
          <text:p text:style-name="P96"><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38795619" text:continue-numbering="true" text:style-name="диалог">
        <text:list-item>
          <text:p text:style-name="P96">Я хочу, чтобы всем было комфортно.</text:p>
        </text:list-item>
      </text:list>
      <text:p text:style-name="P4">Я тогда и не подозревала, что, на самом деле,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8779771" text:continue-numbering="true" text:style-name="диалог">
        <text:list-item>
          <text:p text:style-name="P96">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96">Мы сделаем это когда ты захочешь — завтра!</text:p>
        </text:list-item>
        <text:list-item>
          <text:p text:style-name="P96">Ты можешь рассказать мне. Я пойму! / Как ты могла такое сделать?! Ты в своем уме?</text:p>
        </text:list-item>
        <text:list-item>
          <text:p text:style-name="P96">Тебе не нужна косметика, ты у меня и так красивая! / Ух какая девушка, не то, что моя — замухрышка!</text:p>
        </text:list-item>
        <text:list-item>
          <text:p text:style-name="P96">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96">Не работает — нахлебница, сидит на моей шее. / Работает — а обо мне кто будет заботиться?! Эгоистка!</text:p>
        </text:list-item>
        <text:list-item>
          <text:p text:style-name="P96">Все женщины корыстные сучки! Им только деньги и нужны! / Как это ты сама за себя заплатишь? Ты хочешь меня унизить?</text:p>
        </text:list-item>
        <text:list-item>
          <text:p text:style-name="P96">Занимаешься спортом — хочешь, чтоб парни на твою накачанную попку смотрели? / Не занимаешься — лентяйка и жопа у тебя жирная!</text:p>
        </text:list-item>
        <text:list-item>
          <text:p text:style-name="P96"><text:soft-page-break/>Ей только обнимашки и нужны! / Она вообще не обращает на меня внимание!</text:p>
        </text:list-item>
        <text:list-item>
          <text:p text:style-name="P96">Мне нравятся умные девушки! / Ты что думаешь, что ты самая умная?!</text:p>
        </text:list-item>
        <text:list-item>
          <text:p text:style-name="P96">Мне так нравится твой смех! / Когда ты уже успокоишься? Веди себя нормально!</text:p>
        </text:list-item>
        <text:list-item>
          <text:p text:style-name="P96">Мне для тебя ничего не жалко! / Джинсы тебе новые нужны?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88"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8785796" text:continue-numbering="true" text:style-name="диалог">
        <text:list-item>
          <text:p text:style-name="P111"><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96">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38791603" text:continue-numbering="true" text:style-name="диалог">
        <text:list-item>
          <text:p text:style-name="P96">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88"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для общего блага.</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4">Будьте честны с собой в первую очередь. Если вы замечаете что-то, что не можете объяснить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9">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9">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9">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38791621" text:continue-numbering="true" text:style-name="диалог">
        <text:list-item>
          <text:p text:style-name="P103">Ого, сколько нежности! Всегда бы так!</text:p>
        </text:list-item>
        <text:list-item>
          <text:p text:style-name="P103">Ммм... спасибо, милый! Ты настоящий джентльмен! Если бы еще дома так себя вел, то цены бы тебе не было!</text:p>
        </text:list-item>
        <text:list-item>
          <text:p text:style-name="P106"><text:span text:style-name="T11">Ты что, рисуешься перед друзьями?</text:span>!</text:p>
        </text:list-item>
        <text:list-item>
          <text:p text:style-name="P103">Ой, а я уже и забыла, как цветы пахнут!</text:p>
        </text:list-item>
      </text:list>
      <text:p text:style-name="P19">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9">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9">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9">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80"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8"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1">«Если мне нравится то, что ты делаешь, тебя ждет награда.»</text:p>
      <text:p text:style-name="P4">У положительного подкрепления есть несколько, так сказать, направлений:</text:p>
      <text:list xml:id="list38783341" text:continue-list="list8802903359638968245" text:style-name="List_20_4">
        <text:list-item text:start-value="1">
          <text:p text:style-name="P107">Стимуляция жертвы на действия путем поощрения за выполнение обязанностей манипулятора.</text:p>
        </text:list-item>
      </text:list>
      <text:list xml:id="list38782561" text:continue-list="list38791621" text:style-name="диалог">
        <text:list-item>
          <text:p text:style-name="P96">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усталость, как рукой сняло!</text:p>
      <text:list xml:id="list38766974" text:continue-list="list38783341" text:style-name="List_20_4">
        <text:list-item>
          <text:p text:style-name="P107">Стимуляция жертвы на действия путем благодарности за то, что жертва выполнила свои обязанности.</text:p>
        </text:list-item>
      </text:list>
      <text:list xml:id="list38775083" text:continue-list="list38782561" text:style-name="диалог">
        <text:list-item>
          <text:p text:style-name="P96">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list xml:id="list38767174" text:continue-list="list38766974" text:style-name="List_20_4">
        <text:list-item>
          <text:p text:style-name="P107">Стимуляция жертвы на действия путем требований ответной реакции на его действия.</text:p>
        </text:list-item>
      </text:list>
      <text:list xml:id="list38794497" text:continue-list="list38775083" text:style-name="диалог">
        <text:list-item>
          <text:p text:style-name="P96">Я вчера с тобой поделился, теперь ты делись.</text:p>
        </text:list-item>
        <text:list-item>
          <text:p text:style-name="P96">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8788953" text:continue-numbering="true" text:style-name="диалог">
        <text:list-item>
          <text:p text:style-name="P96">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38789807" text:continue-list="list38767174" text:style-name="List_20_4">
        <text:list-item>
          <text:p text:style-name="P107"><text:soft-page-break/>Стимуляция жертвы путем похвалы на самостоятельное выполнение общих обязанностей.</text:p>
        </text:list-item>
      </text:list>
      <text:list xml:id="list38767570" text:continue-list="list38788953" text:style-name="диалог">
        <text:list-item>
          <text:p text:style-name="P96">Милая, но ты же знаешь, что я не уберу в квартире, как ты! Ты с этим справишься гораздо быстрее, чем я! Ты у меня такая молодец!</text:p>
        </text:list-item>
        <text:list-item>
          <text:p text:style-name="P96">У тебя так здорово получается все планировать, так что я решил дать тебе возможность полностью спланировать эту поездку!</text:p>
        </text:list-item>
        <text:list-item>
          <text:p text:style-name="P96">Никто не сделает это лучше тебя! Не буду мешать!..</text:p>
        </text:list-item>
      </text:list>
      <text:list xml:id="list38783078" text:continue-list="list38789807" text:style-name="List_20_4">
        <text:list-item>
          <text:p text:style-name="P107">Сглаживание последствий негативного поведения абьюзера.</text:p>
        </text:list-item>
      </text:list>
      <text:list xml:id="list38778461" text:continue-list="list38767570" text:style-name="диалог">
        <text:list-item>
          <text:p text:style-name="P96">Я вчера погорячился... Вот тебе цветы!</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54"><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4">Помните, действия абьюзера рассчитаны на обеспечение его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38788691" text:continue-numbering="true" text:style-name="диалог">
        <text:list-item>
          <text:p text:style-name="P96">Спасибо! Я очень рада! Ты приготовил действительно вкусный ужин!</text:p>
        </text:list-item>
      </text:list>
      <text:p text:style-name="P4">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88"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1">«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и угождать.</text:p>
      <text:list xml:id="list38779419" text:continue-numbering="true" text:style-name="диалог">
        <text:list-item>
          <text:p text:style-name="P96">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8793278" text:continue-numbering="true" text:style-name="диалог">
        <text:list-item>
          <text:p text:style-name="P96"><text:soft-page-break/>Вау, а что это за платье у тебя такое! Может наденешь что-то другое?</text:p>
        </text:list-item>
        <text:list-item>
          <text:p text:style-name="P96">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38790158" text:continue-numbering="true" text:style-name="диалог">
        <text:list-item>
          <text:p text:style-name="P96">Это из-за того, что по теореме эквивалентности при элементарных преобразованиях... Ну ты же понимаешь, о чем я, да?</text:p>
        </text:list-item>
      </text:list>
      <text:p text:style-name="P4">Также во многом это проявляется в быту:</text:p>
      <text:list xml:id="list38776294" text:continue-numbering="true" text:style-name="диалог">
        <text:list-item>
          <text:p text:style-name="P96">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8791363" text:continue-numbering="true" text:style-name="диалог">
        <text:list-item>
          <text:p text:style-name="P96">Да, эта то самое платье, в котором я была на нашем свидании неделю назад. Ты еще сказал, что я хорошо выгляжу.</text:p>
        </text:list-item>
        <text:list-item>
          <text:p text:style-name="P96">Ты думаешь, что если скажешь мне пару незнакомых мне слов, я тебя любить больше буду?</text:p>
        </text:list-item>
        <text:list-item>
          <text:p text:style-name="P96">Если ты хочешь десерт, то ты мог бы сам его приготовить. Мне было бы приятно...</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38770289" text:continue-numbering="true" text:style-name="диалог">
        <text:list-item>
          <text:p text:style-name="P96">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8"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1">«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38779973" text:continue-numbering="true" text:style-name="диалог">
        <text:list-item>
          <text:p text:style-name="P96">Если ты еще раз так сделаешь — пеняй на себя!</text:p>
        </text:list-item>
        <text:list-item>
          <text:p text:style-name="P96">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38773032" text:continue-numbering="true" text:style-name="диалог">
        <text:list-item>
          <text:p text:style-name="P96">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8766235" text:continue-numbering="true" text:style-name="диалог">
        <text:list-item>
          <text:p text:style-name="P96">Поговорим, когда я вернусь.</text:p>
        </text:list-item>
      </text:list>
      <text:p text:style-name="P4">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88"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1">«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38769762" text:continue-numbering="true" text:style-name="диалог">
        <text:list-item>
          <text:p text:style-name="P96">Руки убери! Что ты себе позволяешь?!</text:p>
        </text:list-item>
      </text:list>
      <text:p text:style-name="P4">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80" text:outline-level="3"><text:bookmark-start text:name="Postoiannyie_zhaloby_"/>Постоянные жалобы<text:bookmark-end text:name="Postoiannyie_zhaloby_"/></text:h>
      <text:p text:style-name="P4">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4">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4">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4">Почему так происходит?</text:p>
      <text:p text:style-name="P4">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4">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4">Если вы живете с ним достаточно долго, то вы, стало быть:</text:p>
      <text:p text:style-name="P4">а) либо не раз слышали жалобы на других;</text:p>
      <text:p text:style-name="P4">б) сами были причиной этих жалоб;</text:p>
      <text:p text:style-name="P4">в) либо видели, что у него проблемы, но помочь ему он вам не разрешил.</text:p>
      <text:p text:style-name="P4">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48">*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4">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80" text:outline-level="3"><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50"> </text:span><text:span text:style-name="T14">н</text:span>еряшливость.</text:h>
      <text:p text:style-name="P4">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4">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4">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4">Никто не имеет право предъявлять вам претензии по поводу дел, относящихся к самообслуживанию!</text:p>
      <text:p text:style-name="P4">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88"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4">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9">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9">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19"><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19">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9">Также, чрезмерная приверженность к чистоте может свидетельствовать о наличии таких качеств, как:</text:p>
      <text:list xml:id="list2072669311667291955" text:style-name="L3">
        <text:list-item>
          <text:p text:style-name="P134"><text:span text:style-name="T38">закомплексованность и неуверенность в себе</text:span><text:span text:style-name="T37">.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8"><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04"><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4"><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4"><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9">Но что же делать вам, если именно от вас требуют идеальной чистоты в доме?</text:p>
      <text:p text:style-name="P19">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4"><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19">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19">Надо — делай сам. Точка.</text:p>
      <text:p text:style-name="P4"><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19">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80" text:outline-level="3"><text:bookmark-start text:name="Nieghliekt_"/>Неглект<text:bookmark-end text:name="Nieghliekt_"/></text:h>
      <text:p text:style-name="P69"/>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4733983454942276891" text:style-name="L4">
        <text:list-item>
          <text:p text:style-name="P135"><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09">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9"><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9">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9">абьюзер считает, что у вас лишний вес и заставляет вас голодать;</text:p>
        </text:list-item>
        <text:list-item>
          <text:p text:style-name="P109">абьюзер создает условия, в которых заставляет вас мерзнуть: «Холодно? Приседай — быстрее согреешься!»;</text:p>
        </text:list-item>
        <text:list-item>
          <text:p text:style-name="P109">абьюзер мешает вам спать: «На том свете выспишься!»;</text:p>
        </text:list-item>
        <text:list-item>
          <text:p text:style-name="P109">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4">Найдите в себе силы отказаться от его «плюшек». Требуйте от него заботу или ищите ее в другом месте.</text:p>
      <text:list xml:id="list38764910" text:continue-list="list38769762" text:style-name="диалог">
        <text:list-item>
          <text:p text:style-name="P96">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4">Также пробуйте задавать уточняющие вопросы:</text:p>
      <text:list xml:id="list387822601" text:continue-numbering="true" text:style-name="диалог">
        <text:list-item>
          <text:p text:style-name="P96">Ты же знаешь, что я на антибиотиках. Ты не хочешь, чтобы я выздоровела?</text:p>
        </text:list-item>
        <text:list-item>
          <text:p text:style-name="P96">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хотя бы, намеки на неглект, то вам НЕОБХОДИМО ОБРАТИТЬСЯ ЗА ПОМОЩЬЮ!!!</text:p>
      <text:p text:style-name="Text_20_body"><text:span text:style-name="_31__20_Text"><text:span text:style-name="T25">Неглект может стать причиной смерти жертвы</text:span></text:span><text:span text:style-name="T2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0"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Для многих измена — это самый настоящий удар. Удар по самолюбию. Отношения после измены никогда не станут прежними.</text:p>
      <text:p text:style-name="P4">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4">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4">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48"><text:soft-page-break/>* * *</text:p>
      <text:p text:style-name="P4">Для начала поговорим об очевидных вещах.</text:p>
      <text:p text:style-name="P4">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4">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4">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4">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4">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5">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4">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4">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4"><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53">* * *</text:p>
      <text:p text:style-name="P4">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4">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4">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4">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4">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4">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4">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4">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4">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80" text:outline-level="3">Нарциссизм</text:h>
      <text:p text:style-name="P4"><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4">Нарцисс — это очень жестокий манипулятор. Выйти из отношений с ним,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40">Если представить планку на уровне </text:span><text:span text:style-name="T46">плинтуса</text:span><text:span text:style-name="T40">, то его моральные качества находятся где-то на том же уровне. Чтобы чувствовать себя выше, он опустит вас </text:span><text:span text:style-name="T44">ниже </text:span><text:span text:style-name="T42">этого уровня</text:span><text:span text:style-name="T49">. </text:span><text:span text:style-name="T42">У</text:span><text:span text:style-name="T49">ровень </text:span><text:span text:style-name="T42">его моральных качеств </text:span><text:span text:style-name="T49">не изменится, но стоит вам поверить его замечания</text:span><text:span text:style-name="T42">м</text:span><text:span text:style-name="T49">, </text:span><text:span text:style-name="T42">как </text:span><text:span text:style-name="T49">он уже стоит на ступеньку выше в</text:span><text:span text:style-name="T42">ас</text:span><text:span text:style-name="T49">.</text:span></text:p>
      <text:p text:style-name="P32">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32">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32"><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32">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32">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32">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4">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4">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4">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4">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4">Все, что ей остается — это постоянное напряженное ожидание.</text:p>
      <text:h text:style-name="P80"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41">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4"><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4">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4">Как сказал Эдмунд Бёрк: «Для торжества зла нужно лишь, чтобы добрые люди ничего не делали».</text:p>
      <text:p text:style-name="P4"/>
      <text:h text:style-name="P80" text:outline-level="3">Разрыв</text:h>
      <text:p text:style-name="P4">У вас все хорошо, ил<text:bookmark text:name="Zaiavlieniie_o_razryvie_otnoshienii_"/>и наконец наладилось после последней ссоры, но вдруг вам объявляют, что вас бросают:</text:p>
      <text:list xml:id="list38776696" text:continue-numbering="true" text:style-name="диалог">
        <text:list-item>
          <text:p text:style-name="P96">Так будет лучше для нас.</text:p>
        </text:list-item>
      </text:list>
      <text:p text:style-name="P4">Или:</text:p>
      <text:list xml:id="list38767991" text:continue-numbering="true" text:style-name="диалог">
        <text:list-item>
          <text:p text:style-name="P96">Так больше не может продолжаться...</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4">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4"><text:soft-page-break/>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8">*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4"><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Хотите, чтоб вам стало лучше?</text:p>
      <text:p text:style-name="P4">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4"><text:soft-page-break/>Или вам нравились эти отношения?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80"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38774003" text:continue-numbering="true" text:style-name="диалог">
        <text:list-item>
          <text:p text:style-name="P96">Меня никто, кроме тебя не понимает!</text:p>
        </text:list-item>
        <text:list-item>
          <text:p text:style-name="P96">Ты лучшее, что со мной случилось в жизни!</text:p>
        </text:list-item>
        <text:list-item>
          <text:p text:style-name="P96">Как я мог так поступать с тобой?! Теперь я все понял!</text:p>
        </text:list-item>
      </text:list>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4">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4">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80" text:outline-level="3">Универсальные способы противостояния манипуляции.</text:h>
      <text:list xml:id="list38794005" text:continue-list="list38774220" text:style-name="List_20_1">
        <text:list-item text:start-value="1">
          <text:p text:style-name="P100">Недоверие.</text:p>
          <text:p text:style-name="P101">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00">Избегание источников раздражителя.</text:p>
          <text:p text:style-name="P101">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00">Ирония, подход с юмором.</text:p>
          <text:p text:style-name="P101">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00">Мнимое непонимание.</text:p>
          <text:p text:style-name="P101">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37"/>
        </text:list-item>
        <text:list-item>
          <text:p text:style-name="P100"><text:soft-page-break/>Критичность мышления.</text:p>
          <text:p text:style-name="P101">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00">Возможность выбора.</text:p>
          <text:p text:style-name="P101">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00">Наличие времени на обдумывание.</text:p>
          <text:p text:style-name="P101">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00">Уверенность в себе и больше смелости.</text:p>
          <text:p text:style-name="P101">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00">Самодостаточность.</text:p>
          <text:p text:style-name="P94"><text:span text:style-name="T53">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79"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8" text:note-class="footnote"><text:note-citation text:label="*">*</text:note-citation><text:note-body><text:p text:style-name="Footnote"><text:span text:style-name="T8">Дисфункция</text:span> (<text:span text:style-name="T2">от лат. — </text:span><text:span text:style-name="T51">dis – </text:span><text:span text:style-name="T15">отрицание, затруднение, </text:span><text:span text:style-name="T51">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40">серьезные </text:span><text:span text:style-name="T25">психологические травмы.</text:span></text:p>
      <text:p text:style-name="P14">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38768691" text:continue-list="list38774003" text:style-name="диалог">
        <text:list-item>
          <text:p text:style-name="P96">Я все могу, потому, что у меня есть мама и папа, которые все могут. Они понимают меня, а я понимаю их. Мы команда.</text:p>
        </text:list-item>
      </text:list>
      <text:p text:style-name="P4">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8"><text:soft-page-break/>* * *</text:p>
      <text:p text:style-name="P4">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4">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4">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4">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4">Давайте разберемся, как устроена наша психика.</text:p>
      <text:p text:style-name="P4">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4">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конкретный момент времени она нам не нужна.</text:p>
      <text:p text:style-name="P4">Например: пока вы читаете эту книгу, вы вряд ли думаете о том, как зовут вашу первую учительницу.</text:p>
      <text:p text:style-name="P4"/>
      <text:p text:style-name="P4"/>
      <text:p text:style-name="P5"><text:soft-page-break/>Лаборатория «Подсознание».</text:p>
      <text:p text:style-name="P4">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36">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36">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36">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6"><text:span text:style-name="T32">Так вот, в этой главе </text:span><text:span text:style-name="T42">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85" text:outline-level="4">Гиперконтроль</text:h>
      <text:p text:style-name="P4">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38769357" text:continue-numbering="true" text:style-name="диалог">
        <text:list-item>
          <text:p text:style-name="P96">Ты должен!</text:p>
        </text:list-item>
      </text:list>
      <text:p text:style-name="P25">Последствия:</text:p>
      <text:p text:style-name="P7">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4">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38792176" text:continue-numbering="true" text:style-name="диалог">
        <text:list-item>
          <text:p text:style-name="P96">Делай, что хочешь!</text:p>
        </text:list-item>
      </text:list>
      <text:p text:style-name="P25"><text:soft-page-break/></text:p>
      <text:p text:style-name="P25">Последствия:</text:p>
      <text:p text:style-name="P2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85" text:outline-level="4">Слишком строгие наказания</text:h>
      <text:p text:style-name="P20">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20"><text:span text:style-name="T10">Последствия</text:span>:</text:p>
      <text:p text:style-name="P2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20">Абсолютное отсутствие наказания в воспитании, игнорирование плохого поведения ребенка, поощрение за плохое поведения:</text:p>
      <text:list xml:id="list38777268" text:continue-numbering="true" text:style-name="диалог">
        <text:list-item>
          <text:p text:style-name="P105">На, только не плачь!</text:p>
        </text:list-item>
        <text:list-item>
          <text:p text:style-name="P105">На, только заткнись!</text:p>
        </text:list-item>
      </text:list>
      <text:p text:style-name="P25">Последствия<text:span text:style-name="T11">:</text:span></text:p>
      <text:p text:style-name="P2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20">Гиперконтроль не агрессивного характера.</text:p>
      <text:list xml:id="list38785306" text:continue-numbering="true" text:style-name="диалог">
        <text:list-item>
          <text:p text:style-name="P105">Не трогайте моего мальчика!!!</text:p>
        </text:list-item>
      </text:list>
      <text:p text:style-name="P25">Последствия<text:span text:style-name="T11">:</text:span></text:p>
      <text:p text:style-name="P20">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20">Игнорирование родителями физического и морального состояния ребенка, обвинение ребенка в случившихся с ним неприятностях.</text:p>
      <text:list xml:id="list38777934" text:continue-numbering="true" text:style-name="диалог">
        <text:list-item>
          <text:p text:style-name="P105">Ты должен уметь за себя постоять! Сам виноват!</text:p>
        </text:list-item>
      </text:list>
      <text:p text:style-name="P25">Последствия<text:span text:style-name="T11">:</text:span></text:p>
      <text:p text:style-name="P2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20"/>
      <text:p text:style-name="P20"/>
      <text:p text:style-name="P20"/>
      <text:p text:style-name="P20"/>
      <text:p text:style-name="P20"/>
      <text:p text:style-name="P20"/>
      <text:h text:style-name="Heading_20_3" text:outline-level="3"><text:soft-page-break/>Помощь</text:h>
      <text:h text:style-name="Heading_20_4" text:outline-level="4">Отсутствие помощи</text:h>
      <text:p text:style-name="P20">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38784050" text:continue-numbering="true" text:style-name="диалог">
        <text:list-item>
          <text:p text:style-name="P105">Ты должен сам справиться!</text:p>
        </text:list-item>
      </text:list>
      <text:p text:style-name="P25">Последствия<text:span text:style-name="T11">:</text:span></text:p>
      <text:p text:style-name="P25"><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20">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38792955" text:continue-numbering="true" text:style-name="диалог">
        <text:list-item>
          <text:p text:style-name="P105">Сынок, ты покакал?</text:p>
        </text:list-item>
      </text:list>
      <text:p text:style-name="P25">Последствия<text:span text:style-name="T11">:</text:span></text:p>
      <text:p text:style-name="P20">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86" text:outline-level="4">Нарушение личных границ</text:h>
      <text:p text:style-name="P2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20">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26"><text:span text:style-name="T9">Последствия</text:span><text:span text:style-name="T13">:</text:span></text:p>
      <text:p text:style-name="P20">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20">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86" text:outline-level="4">Равнодушие</text:h>
      <text:p text:style-name="P20">Равнодушие родителей к чувствам, интересам, склонностям и внутреннему миру ребенка, а также к его переживаниям и проблемам.</text:p>
      <text:list xml:id="list38795894" text:continue-numbering="true" text:style-name="диалог">
        <text:list-item>
          <text:p text:style-name="P105">Мне все-равно, что ты чувствуешь!</text:p>
        </text:list-item>
      </text:list>
      <text:p text:style-name="P26"><text:soft-page-break/><text:span text:style-name="T9">Последствия</text:span><text:span text:style-name="T13">:</text:span></text:p>
      <text:p text:style-name="P2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2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38773494" text:continue-numbering="true" text:style-name="диалог">
        <text:list-item>
          <text:p text:style-name="P105">Мама лучше знает!</text:p>
        </text:list-item>
      </text:list>
      <text:p text:style-name="P25">Последствия<text:span text:style-name="T11">:</text:span></text:p>
      <text:p text:style-name="P25"><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20">Воспитание внушением чувства ущербности.</text:p>
      <text:list xml:id="list38770020" text:continue-numbering="true" text:style-name="диалог">
        <text:list-item>
          <text:p text:style-name="P105">Кто тебя такого полюбит!</text:p>
        </text:list-item>
        <text:list-item>
          <text:p text:style-name="P105">Кому ты нужен?</text:p>
        </text:list-item>
      </text:list>
      <text:p text:style-name="P25">Последствия<text:span text:style-name="T11">:</text:span></text:p>
      <text:p text:style-name="P2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20">Идеализация ребенка, необоснованное превозношение его талантов, достижений и заслуг. Плохое поведение игнорируется.</text:p>
      <text:list xml:id="list38786116" text:continue-numbering="true" text:style-name="диалог">
        <text:list-item>
          <text:p text:style-name="P105">Наш ребенок — гений!</text:p>
        </text:list-item>
      </text:list>
      <text:p text:style-name="Text_20_body"/>
      <text:p text:style-name="Text_20_body"/>
      <text:p text:style-name="P25"><text:soft-page-break/>Последствия<text:span text:style-name="T11">:</text:span></text:p>
      <text:p text:style-name="P2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20">Отсутствии поощрения и похвалы в воспитании, что сопровождается упреками и сравнениями с окружающими.</text:p>
      <text:list xml:id="list38766431" text:continue-numbering="true" text:style-name="диалог">
        <text:list-item>
          <text:p text:style-name="P105">Почему Петя может, а ты нет?</text:p>
        </text:list-item>
        <text:list-item>
          <text:p text:style-name="P105">Вот я в твоем возрасте...</text:p>
        </text:list-item>
      </text:list>
      <text:p text:style-name="P25">Последствия<text:span text:style-name="T11">:</text:span></text:p>
      <text:p text:style-name="P2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20"/>
      <text:p text:style-name="P20"/>
      <text:p text:style-name="P20"/>
      <text:h text:style-name="Heading_20_3" text:outline-level="3"><text:soft-page-break/>Вежливость</text:h>
      <text:h text:style-name="Heading_20_4" text:outline-level="4">Лесть</text:h>
      <text:p text:style-name="P2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20">— Ты самый умный ребенок! А теперь займись уборкой своей комнаты!</text:p>
      <text:p text:style-name="P25">Последствия<text:span text:style-name="T11">:</text:span></text:p>
      <text:p text:style-name="P20">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20">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38783052" text:continue-numbering="true" text:style-name="диалог">
        <text:list-item>
          <text:p text:style-name="P105">Ты что оглох?!</text:p>
        </text:list-item>
      </text:list>
      <text:p text:style-name="P20"/>
      <text:p text:style-name="P25"><text:soft-page-break/>Последствия<text:span text:style-name="T11">:</text:span></text:p>
      <text:p text:style-name="P2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86" text:outline-level="4">Материальная благодарность</text:h>
      <text:p text:style-name="P20">Воспитание «дай за дай», материальное вознаграждение за выполнение обязанностей, подарки и сюрпризы в качестве платы за труды.</text:p>
      <text:p text:style-name="P20">— Сдашь контрольную на пять — получишь новый телефон!</text:p>
      <text:p text:style-name="P26"><text:span text:style-name="T9">Последствия</text:span><text:span text:style-name="T13">:</text:span></text:p>
      <text:p text:style-name="P20">Неумение ценить труд, неумение оказывать помощь без вознаграждения, манипуляция окружающих с помощью заманчивой платы за их помощь.</text:p>
      <text:h text:style-name="P86" text:outline-level="4">Недостаток благодарности</text:h>
      <text:p text:style-name="P20">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20">— Я бы и без тебя справилась!</text:p>
      <text:p text:style-name="P26"><text:span text:style-name="T9">Последствия</text:span><text:span text:style-name="T13">:</text:span></text:p>
      <text:p text:style-name="P2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25"><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1">— Я сегодня с тобой не дружу, потому, что ты жадина!</text:p>
      <text:p text:style-name="P25"><text:soft-page-break/>Последствия<text:span text:style-name="T11">:</text:span></text:p>
      <text:p text:style-name="P25"><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87" text:outline-level="4">Жадность</text:h>
      <text:p text:style-name="P11">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1">— Не дам, у тебя своя есть!</text:p>
      <text:p text:style-name="P25"><text:span text:style-name="T5">Последствия</text:span><text:span text:style-name="T6">:</text:span></text:p>
      <text:p text:style-name="P11">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1"/>
      <text:h text:style-name="Heading_20_3" text:outline-level="3"><text:soft-page-break/>Честность</text:h>
      <text:h text:style-name="P87" text:outline-level="4">Лживость</text:h>
      <text:p text:style-name="P11">Манипулирование обещаниями. Невыполнение обещаний родителями. Воспитание враньем.</text:p>
      <text:p text:style-name="P11">— Сегодня не куплю — завтра куплю...</text:p>
      <text:p text:style-name="P25"><text:span text:style-name="T5">Последствия</text:span><text:span text:style-name="T6">:</text:span></text:p>
      <text:p text:style-name="P11">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87" text:outline-level="4">Чрезмерная откровенность</text:h>
      <text:p text:style-name="P11">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38779523" text:continue-numbering="true" text:style-name="диалог">
        <text:list-item>
          <text:p text:style-name="P102">Сынок, разводится ли с мамой?</text:p>
        </text:list-item>
      </text:list>
      <text:p text:style-name="P11"/>
      <text:p text:style-name="P25"><text:soft-page-break/>Последствия<text:span text:style-name="T11">:</text:span></text:p>
      <text:p text:style-name="P2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20">Сокрытие родителями реальной обстановки в семье, например, кризис в отношениях или развод, обнадеживание, вранье.</text:p>
      <text:list xml:id="list387793691" text:continue-numbering="true" text:style-name="диалог">
        <text:list-item>
          <text:p text:style-name="P102">Мы с папой просто поговорим!</text:p>
        </text:list-item>
        <text:list-item>
          <text:p text:style-name="P102">Врач только посмотрит — больно не будет!</text:p>
        </text:list-item>
      </text:list>
      <text:p text:style-name="P25">Последствия<text:span text:style-name="T11">:</text:span></text:p>
      <text:p text:style-name="P2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20"/>
      <text:h text:style-name="Heading_20_4" text:outline-level="4"><text:soft-page-break/>Подозрительность</text:h>
      <text:p text:style-name="P20">Воспитание наказанием по (беспричинному) подозрению. Эгоизм и тревожность родителей, постоянная требовательность объяснений.</text:p>
      <text:p text:style-name="P11">— Ты точно ни у кого не списывал?</text:p>
      <text:p text:style-name="P25">Последствия<text:span text:style-name="T11">:</text:span></text:p>
      <text:p text:style-name="P2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20">Соперничество, что подразумевает выбор сторонников, создание коалиции:</text:p>
      <text:list xml:id="list38771415" text:continue-numbering="true" text:style-name="диалог">
        <text:list-item>
          <text:p text:style-name="P105">Мы папе не скажем!..</text:p>
        </text:list-item>
      </text:list>
      <text:p text:style-name="P20"/>
      <text:p text:style-name="P20"/>
      <text:p text:style-name="P25"><text:soft-page-break/>Последствия<text:span text:style-name="T11">:</text:span></text:p>
      <text:p text:style-name="P20">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2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20">— Ты идешь гулять с Петей? Это тот самый Петя, который тебе подножку поставил в первом классе? Понятно...</text:p>
      <text:p text:style-name="P25">Последствия<text:span text:style-name="T11">:</text:span></text:p>
      <text:p text:style-name="P20">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25"><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span text:style-name="T11"><text:note text:id="ftn29" text:note-class="footnote"><text:note-citation text:label="*">*</text:note-citation><text:note-body><text:p text:style-name="Footnote"><text:span text:style-name="T8">Сексизм</text:span> <text:span text:style-name="T56">(от лат. sexus — пол)</text:span><text:span text:style-name="T62"> </text:span>— социальная система, которая поддерживает патриархат или угнетение женщин.</text:p></text:note-body></text:note></text:span></text:h>
      <text:p text:style-name="P20">Негативное влияние на мнение ребенка о женщинах:</text:p>
      <text:p text:style-name="P17">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38795051" text:continue-numbering="true" text:style-name="диалог">
        <text:list-item>
          <text:p text:style-name="P110">Все бабы дуры!</text:p>
        </text:list-item>
      </text:list>
      <text:p text:style-name="P17"/>
      <text:p text:style-name="P25"><text:soft-page-break/><text:span text:style-name="T14">Последствия для мальчиков</text:span><text:span text:style-name="T23">:</text:span></text:p>
      <text:p text:style-name="P17">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25"><text:span text:style-name="T14">Последствия для девочек</text:span><text:span text:style-name="T23">:</text:span></text:p>
      <text:p text:style-name="P17">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23"><text:note text:id="ftn30" text:note-class="footnote"><text:note-citation text:label="*">*</text:note-citation><text:note-body><text:p text:style-name="P75">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5">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5">должен дарить дорогие подарки, водить в дорогие рестораны, на руках носить, иначе:</text:span></text:p>
      <text:list xml:id="list38784914" text:continue-numbering="true" text:style-name="диалог">
        <text:list-item>
          <text:p text:style-name="P110">Зачем он нужен?</text:p>
        </text:list-item>
      </text:list>
      <text:p text:style-name="P25"><text:span text:style-name="T14">Последствия для мальчиков</text:span><text:span text:style-name="T23">:</text:span></text:p>
      <text:p text:style-name="P17">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25"><text:span text:style-name="T14">Последствия для девочек</text:span><text:span text:style-name="T23">:</text:span></text:p>
      <text:p text:style-name="P17">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83" text:outline-level="1">Эпилог</text:h>
      <text:p text:style-name="P19">Ну вот и все. Дело сделано.</text:p>
      <text:p text:style-name="P19">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9">Изначально, именно это стало целью для меня - найти и объяснить себе:</text:p>
      <text:list xml:id="list38764082" text:continue-numbering="true" text:style-name="диалог">
        <text:list-item>
          <text:p text:style-name="P103">Что это было?</text:p>
        </text:list-item>
        <text:list-item>
          <text:p text:style-name="P103">Почему это произошло со мной?</text:p>
        </text:list-item>
        <text:list-item>
          <text:p text:style-name="P103">За какие такие мои проступки мне причинили столько боли?</text:p>
        </text:list-item>
      </text:list>
      <text:p text:style-name="P19"><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9">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9">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9">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9">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9"><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9">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9">* * *</text:p>
      <text:p text:style-name="P19">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9">Для них это может стать новым стимулом для оскорблений и высмеивания, а также вызвать множество возмущений и обвинении меня в клевете.</text:p>
      <text:list xml:id="list38767374" text:continue-numbering="true" text:style-name="диалог">
        <text:list-item>
          <text:p text:style-name="P103">Это притянуто за уши;</text:p>
        </text:list-item>
        <text:list-item>
          <text:p text:style-name="P103">Это абсолютная клевета;</text:p>
        </text:list-item>
        <text:list-item>
          <text:p text:style-name="P103">Она все это придумала;</text:p>
        </text:list-item>
        <text:list-item>
          <text:p text:style-name="P103">Это полный бред/абсурд;</text:p>
        </text:list-item>
        <text:list-item>
          <text:p text:style-name="P103">Это не стоит моего внимания;</text:p>
        </text:list-item>
        <text:list-item>
          <text:p text:style-name="P103"><text:soft-page-break/>Это просто смешно;</text:p>
        </text:list-item>
        <text:list-item>
          <text:p text:style-name="P103">Это еще раз доказывает ее неадекватность;</text:p>
        </text:list-item>
      </text:list>
      <text:p text:style-name="P19">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9">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49">* * *</text:p>
      <text:p text:style-name="P19">Напоследок не удержусь и нажелаю!</text:p>
      <text:p text:style-name="P19">Я желаю вам быть сильными и любить себя.</text:p>
      <text:p text:style-name="P19">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9">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9">Я желаю вам понимать, что для вас лучше и точно знать, что же приведет вас к счастью!</text:p>
      <text:p text:style-name="P19">Я желаю вам то, чего вы заслуживаете, без поблажек и привилегий!</text:p>
      <text:p text:style-name="P19"><text:soft-page-break/><text:span text:style-name="T50">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6">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9">Искренне ваша Я. Каминская.</text:p>
      <text:p text:style-name="P66"/>
      <text:p text:style-name="P142">Содержание</text:p>
      <text:p text:style-name="P38"/>
      <text:p text:style-name="P72">Пролог<text:tab/>3</text:p>
      <text:p text:style-name="P73">ЧАСТЬ 1. ФИРМЕННЫЕ ОТНОШЕНИЯ</text:p>
      <text:p text:style-name="P72">Глава 1. Это еще не конец<text:tab/>23</text:p>
      <text:p text:style-name="P72">Глава 2. Таблетка<text:tab/>26</text:p>
      <text:p text:style-name="P72">Глава 3. Останешься?<text:tab/>38</text:p>
      <text:p text:style-name="P72">Глава 4. Зачем платить больше?<text:tab/>42</text:p>
      <text:p text:style-name="P72">Глава 5. Интроверт<text:tab/>47</text:p>
      <text:p text:style-name="P72">Глава 6. Стразики<text:tab/>72</text:p>
      <text:p text:style-name="P72">Глава 7. З — Забота<text:tab/>84</text:p>
      <text:p text:style-name="P72">Глава 8. Сама, котик<text:tab/>101</text:p>
      <text:p text:style-name="P72">Глава 9. Мы так общаемся<text:tab/>116</text:p>
      <text:p text:style-name="P72">Глава 10. Это не я<text:tab/>133</text:p>
      <text:p text:style-name="P72">Глава 11. Трио<text:tab/>154</text:p>
      <text:p text:style-name="P72">Глава 12. Не ной<text:tab/>162</text:p>
      <text:p text:style-name="P72">Глава 13. Неадекватная<text:tab/>171</text:p>
      <text:p text:style-name="P72">Глава 14. Вожак<text:tab/>195</text:p>
      <text:p text:style-name="P72">Глава 15. Ад<text:tab/>213</text:p>
      <text:p text:style-name="P72">Глава 16. Nosce te ipsum<text:tab/>225</text:p>
      <text:p text:style-name="P72">Глава 17. Я все понял<text:tab/>234</text:p>
      <text:p text:style-name="P72">Глава 18. А зачем вам Она?<text:tab/>239</text:p>
      <text:p text:style-name="P72">Глава 19. Я подумаю<text:tab/>246</text:p>
      <text:p text:style-name="P72">Глава 20. Меньше нюансов<text:tab/>251</text:p>
      <text:p text:style-name="P72">Глава 21. Быть честным очень легко!<text:tab/>260</text:p>
      <text:p text:style-name="P72">Глава 22. Гори в аду<text:tab/>303</text:p>
      <text:p text:style-name="P72">Глава 23. Апофеоз отношений с манипулятором<text:tab/>322</text:p>
      <text:p text:style-name="P73">ЧАСТЬ 2. ЧТО-ТО ВРОДЕ СПРАВОЧНИКА</text:p>
      <text:p text:style-name="P72">Глава 24. Причины манипуляции<text:tab/>342</text:p>
      <text:p text:style-name="P72"><text:soft-page-break/>Глава 25. Признаки и последствия манипуляции<text:tab/>362</text:p>
      <text:p text:style-name="P74">Что с ним?<text:tab/>364</text:p>
      <text:p text:style-name="P74">Почему я?<text:tab/>370</text:p>
      <text:p text:style-name="P72">Глава 25. Приемы и противостояние манипуляции<text:tab/>384</text:p>
      <text:p text:style-name="P74">Демонстративное игнорирование собственных</text:p>
      <text:p text:style-name="P74">обязательств<text:tab/>384</text:p>
      <text:p text:style-name="P74">Газлайтинг<text:tab/>386</text:p>
      <text:p text:style-name="P74">Висхолдинг<text:tab/>390</text:p>
      <text:p text:style-name="P74">«Да, но &lt;...&gt;» (в доп. к описанию висхолдинга)<text:tab/>393</text:p>
      <text:p text:style-name="P74">Изоляция жертвы от ее окружения<text:tab/>395</text:p>
      <text:p text:style-name="P74">Пассивная агрессия<text:line-break/>(игнорирование, обида, внезапный бойкот)<text:tab/>398</text:p>
      <text:p text:style-name="P74">Эгоизм. Равнодушие<text:tab/>403</text:p>
      <text:p text:style-name="P74">Игра на ваших эмоциях или психологические</text:p>
      <text:p text:style-name="P74">триггеры<text:tab/>404</text:p>
      <text:p text:style-name="P74">Виктимблейминг<text:tab/>408</text:p>
      <text:p text:style-name="P74">Вам редко уступают или не уступают вообще<text:tab/>413</text:p>
      <text:p text:style-name="P74">Патологическая ложь.<text:line-break/>Введение в болезненное состояние ожидания<text:tab/>418</text:p>
      <text:p text:style-name="P74">Триангуляция<text:tab/>424</text:p>
      <text:p text:style-name="P74">Дабл байнд<text:tab/>427</text:p>
      <text:p text:style-name="P74">Демонстрация (в доп. к описанию дабл байнда)<text:tab/>436</text:p>
      <text:p text:style-name="P71">Демонстрация занятости<text:tab/>436</text:p>
      <text:p text:style-name="P71">Демонстрация любви<text:tab/>440</text:p>
      <text:p text:style-name="P74">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4">Постоянные жалобы<text:tab/>462</text:p>
      <text:p text:style-name="P74">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4">Неглект<text:tab/>471</text:p>
      <text:p text:style-name="P74">Попытка выторговать право на «лево». Принуждение</text:p>
      <text:p text:style-name="P74">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4">Перспектицид<text:tab/>491</text:p>
      <text:p text:style-name="P74">Сахарное шоу<text:tab/>493</text:p>
      <text:p text:style-name="P74">Манипуляция разрывом<text:tab/>495</text:p>
      <text:p text:style-name="P72">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пилог</text:chapter></text:p>
      </style:header-left>
      <style:footer>
        <text:p text:style-name="Footer"/>
      </style:footer>
      <style:footer-left>
        <text:p text:style-name="Footer"><text:page-number text:select-page="current">570</text:page-number></text:p>
      </style:footer-left>
    </style:master-page>
    <style:master-page style:name="Right_20_Page" style:display-name="Right Page" style:page-layout-name="Mpm5" style:next-style-name="Left_20_Page">
      <style:header>
        <text:p text:style-name="MP1"><text:chapter text:display="name" text:outline-level="4">Эпилог</text:chapter></text:p>
      </style:header>
      <style:footer>
        <text:p text:style-name="Footer"><text:page-number text:select-page="current">569</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meta:creation-date>2018-01-14T15:31:00Z</meta:creation-date>
    <dc:date>2018-11-11T18:58:22.10</dc:date>
    <meta:editing-cycles>1716</meta:editing-cycles>
    <meta:editing-duration>P40DT3H43M5S</meta:editing-duration>
    <meta:document-statistic meta:table-count="1" meta:image-count="0" meta:object-count="0" meta:page-count="576" meta:paragraph-count="4107" meta:word-count="104152" meta:character-count="654600"/>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